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9.85mm"/>
    </style:style>
    <style:style style:name="co4" style:family="table-column">
      <style:table-column-properties fo:break-before="auto" style:column-width="28.93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2.83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16.63mm"/>
    </style:style>
    <style:style style:name="co10" style:family="table-column">
      <style:table-column-properties fo:break-before="auto" style:column-width="30.85mm"/>
    </style:style>
    <style:style style:name="co11" style:family="table-column">
      <style:table-column-properties fo:break-before="auto" style:column-width="28.13mm"/>
    </style:style>
    <style:style style:name="co12" style:family="table-column">
      <style:table-column-properties fo:break-before="auto" style:column-width="29.0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arch_results" table:style-name="ta1">
        <table:shapes>
          <draw:frame draw:z-index="0" draw:style-name="gr1" draw:text-style-name="P1" svg:width="243.95mm" svg:height="104.16mm" svg:x="230.56mm" svg:y="3mm">
            <loext:p draw:notify-on-update-of-ranges="search_results.D1:search_results.D1 search_results.I2:search_results.I241 search_results.C1:search_results.C1 search_results.C2:search_results.C241 search_results.W2:search_results.W241 search_results.W2:search_results.W241 search_results.I2:search_results.I241 search_results.D1:search_results.D1 search_results.D2:search_results.D241 search_results.X2:search_results.X241 search_results.X2:search_results.X2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3.95mm" svg:height="104.16mm" svg:x="228.13mm" svg:y="109.88mm">
            <loext:p draw:notify-on-update-of-ranges="search_results.H2:search_results.H241 search_results.C1:search_results.C1 search_results.C2:search_results.C241 search_results.W2:search_results.W241 search_results.W2:search_results.W241 search_results.H2:search_results.H241 search_results.D1:search_results.D1 search_results.D2:search_results.D241 search_results.X2:search_results.X241 search_results.X2:search_results.X2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43.95mm" svg:height="104.16mm" svg:x="225.39mm" svg:y="216.74mm">
            <loext:p draw:notify-on-update-of-ranges="search_results.G2:search_results.G241 search_results.C1:search_results.C1 search_results.C2:search_results.C241 search_results.W2:search_results.W241 search_results.W2:search_results.W241 search_results.G2:search_results.G241 search_results.D1:search_results.D1 search_results.D2:search_results.D241 search_results.X2:search_results.X241 search_results.X2:search_results.X2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visibility="collapse" table:number-columns-repeated="2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2" table:visibility="collapse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23.7533537149429" calcext:value-type="float">
            <text:p>23.7533537149429</text:p>
          </table:table-cell>
          <table:table-cell office:value-type="float" office:value="7.42908871173859" calcext:value-type="float">
            <text:p>7.42908871173859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1337142128256" calcext:value-type="float">
            <text:p>0.99133714212825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2580379225062" calcext:value-type="float">
            <text:p>0.992580379225062</text:p>
          </table:table-cell>
          <table:table-cell office:value-type="float" office:value="2.21056369901498" calcext:value-type="float">
            <text:p>2.21056369901498</text:p>
          </table:table-cell>
          <table:table-cell office:value-type="float" office:value="0.825194904100872" calcext:value-type="float">
            <text:p>0.825194904100872</text:p>
          </table:table-cell>
          <table:table-cell office:value-type="float" office:value="0.0102268362059621" calcext:value-type="float">
            <text:p>0.010226836205962</text:p>
          </table:table-cell>
          <table:table-cell office:value-type="float" office:value="0.0027667264807798" calcext:value-type="float">
            <text:p>0.00276672648078</text:p>
          </table:table-cell>
        </table:table-row>
        <table:table-row table:style-name="ro1">
          <table:table-cell office:value-type="float" office:value="24.7196712493896" calcext:value-type="float">
            <text:p>24.7196712493896</text:p>
          </table:table-cell>
          <table:table-cell office:value-type="float" office:value="8.01495307683945" calcext:value-type="float">
            <text:p>8.01495307683945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89893077127152" calcext:value-type="float">
            <text:p>0.98989307712715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1755976916735" calcext:value-type="float">
            <text:p>0.991755976916735</text:p>
          </table:table-cell>
          <table:table-cell office:value-type="float" office:value="1.44382840511281" calcext:value-type="float">
            <text:p>1.44382840511281</text:p>
          </table:table-cell>
          <table:table-cell office:value-type="float" office:value="0.390125922943719" calcext:value-type="float">
            <text:p>0.390125922943719</text:p>
          </table:table-cell>
          <table:table-cell office:value-type="float" office:value="0.0102152218282074" calcext:value-type="float">
            <text:p>0.010215221828208</text:p>
          </table:table-cell>
          <table:table-cell office:value-type="float" office:value="0.00310726163247073" calcext:value-type="float">
            <text:p>0.003107261632471</text:p>
          </table:table-cell>
        </table:table-row>
        <table:table-row table:style-name="ro1">
          <table:table-cell office:value-type="float" office:value="24.6392269730568" calcext:value-type="float">
            <text:p>24.6392269730568</text:p>
          </table:table-cell>
          <table:table-cell office:value-type="float" office:value="7.38419950008392" calcext:value-type="float">
            <text:p>7.38419950008392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88861042949387" calcext:value-type="float">
            <text:p>0.98886104294938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0916597853014" calcext:value-type="float">
            <text:p>0.990916597853014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2580379225062" calcext:value-type="float">
            <text:p>0.992580379225062</text:p>
          </table:table-cell>
          <table:table-cell office:value-type="float" office:value="1.53902999390936" calcext:value-type="float">
            <text:p>1.53902999390936</text:p>
          </table:table-cell>
          <table:table-cell office:value-type="float" office:value="0.583763321989382" calcext:value-type="float">
            <text:p>0.583763321989382</text:p>
          </table:table-cell>
          <table:table-cell office:value-type="float" office:value="0.00911673139171598" calcext:value-type="float">
            <text:p>0.009116731391716</text:p>
          </table:table-cell>
          <table:table-cell office:value-type="float" office:value="0.00316936671604669" calcext:value-type="float">
            <text:p>0.003169366716047</text:p>
          </table:table-cell>
        </table:table-row>
        <table:table-row table:style-name="ro1">
          <table:table-cell office:value-type="float" office:value="24.7943460345268" calcext:value-type="float">
            <text:p>24.7943460345268</text:p>
          </table:table-cell>
          <table:table-cell office:value-type="float" office:value="7.82697284221649" calcext:value-type="float">
            <text:p>7.82697284221649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88861042949387" calcext:value-type="float">
            <text:p>0.98886104294938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" calcext:value-type="float">
            <text:p>16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0916597853014" calcext:value-type="float">
            <text:p>0.990916597853014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2580379225062" calcext:value-type="float">
            <text:p>0.992580379225062</text:p>
          </table:table-cell>
          <table:table-cell office:value-type="float" office:value="1.23136456425677" calcext:value-type="float">
            <text:p>1.23136456425677</text:p>
          </table:table-cell>
          <table:table-cell office:value-type="float" office:value="0.768888640949344" calcext:value-type="float">
            <text:p>0.768888640949344</text:p>
          </table:table-cell>
          <table:table-cell office:value-type="float" office:value="0.00946857862384289" calcext:value-type="float">
            <text:p>0.009468578623843</text:p>
          </table:table-cell>
          <table:table-cell office:value-type="float" office:value="0.00316936671604669" calcext:value-type="float">
            <text:p>0.003169366716047</text:p>
          </table:table-cell>
        </table:table-row>
        <table:table-row table:style-name="ro1">
          <table:table-cell office:value-type="float" office:value="25.4390795230865" calcext:value-type="float">
            <text:p>25.4390795230865</text:p>
          </table:table-cell>
          <table:table-cell office:value-type="float" office:value="7.51840418577194" calcext:value-type="float">
            <text:p>7.51840418577194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8782985930237" calcext:value-type="float">
            <text:p>0.9878298593023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89265070189926" calcext:value-type="float">
            <text:p>0.98926507018992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0107172300082" calcext:value-type="float">
            <text:p>0.990107172300082</text:p>
          </table:table-cell>
          <table:table-cell office:value-type="float" office:value="2.31123437173079" calcext:value-type="float">
            <text:p>2.31123437173079</text:p>
          </table:table-cell>
          <table:table-cell office:value-type="float" office:value="0.751890815717852" calcext:value-type="float">
            <text:p>0.751890815717852</text:p>
          </table:table-cell>
          <table:table-cell office:value-type="float" office:value="0.00990216500506488" calcext:value-type="float">
            <text:p>0.009902165005065</text:p>
          </table:table-cell>
          <table:table-cell office:value-type="float" office:value="0.00196843363308842" calcext:value-type="float">
            <text:p>0.001968433633088</text:p>
          </table:table-cell>
        </table:table-row>
        <table:table-row table:style-name="ro1">
          <table:table-cell office:value-type="float" office:value="25.6991493701935" calcext:value-type="float">
            <text:p>25.6991493701935</text:p>
          </table:table-cell>
          <table:table-cell office:value-type="float" office:value="7.05860042572022" calcext:value-type="float">
            <text:p>7.0586004257202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94476438380335" calcext:value-type="float">
            <text:p>1.94476438380335</text:p>
          </table:table-cell>
          <table:table-cell office:value-type="float" office:value="1.558476070719" calcext:value-type="float">
            <text:p>1.558476070719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6.3526511192322" calcext:value-type="float">
            <text:p>26.3526511192322</text:p>
          </table:table-cell>
          <table:table-cell office:value-type="float" office:value="6.97356522083283" calcext:value-type="float">
            <text:p>6.97356522083283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03166990305544" calcext:value-type="float">
            <text:p>1.03166990305544</text:p>
          </table:table-cell>
          <table:table-cell office:value-type="float" office:value="1.91476290810562" calcext:value-type="float">
            <text:p>1.91476290810562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7.4464392066002" calcext:value-type="float">
            <text:p>27.4464392066002</text:p>
          </table:table-cell>
          <table:table-cell office:value-type="float" office:value="6.8130304813385" calcext:value-type="float">
            <text:p>6.8130304813385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2.17638762988985" calcext:value-type="float">
            <text:p>2.17638762988985</text:p>
          </table:table-cell>
          <table:table-cell office:value-type="float" office:value="1.77972876563807" calcext:value-type="float">
            <text:p>1.77972876563807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9.0799241065979" calcext:value-type="float">
            <text:p>29.0799241065979</text:p>
          </table:table-cell>
          <table:table-cell office:value-type="float" office:value="8.31360745429993" calcext:value-type="float">
            <text:p>8.31360745429993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3186852060565" calcext:value-type="float">
            <text:p>0.97318685206056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2.34735813241995" calcext:value-type="float">
            <text:p>2.34735813241995</text:p>
          </table:table-cell>
          <table:table-cell office:value-type="float" office:value="2.00158769486028" calcext:value-type="float">
            <text:p>2.00158769486028</text:p>
          </table:table-cell>
          <table:table-cell office:value-type="float" office:value="0.00975691841634053" calcext:value-type="float">
            <text:p>0.009756918416341</text:p>
          </table:table-cell>
          <table:table-cell office:value-type="float" office:value="0.00437404916317025" calcext:value-type="float">
            <text:p>0.00437404916317</text:p>
          </table:table-cell>
        </table:table-row>
        <table:table-row table:style-name="ro1">
          <table:table-cell office:value-type="float" office:value="34.3313643932343" calcext:value-type="float">
            <text:p>34.3313643932343</text:p>
          </table:table-cell>
          <table:table-cell office:value-type="float" office:value="9.37496715784073" calcext:value-type="float">
            <text:p>9.37496715784073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411383521" calcext:value-type="float">
            <text:p>0.97298041138352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19858841134993" calcext:value-type="float">
            <text:p>2.19858841134993</text:p>
          </table:table-cell>
          <table:table-cell office:value-type="float" office:value="0.248070470571984" calcext:value-type="float">
            <text:p>0.248070470571984</text:p>
          </table:table-cell>
          <table:table-cell office:value-type="float" office:value="0.00946702538930748" calcext:value-type="float">
            <text:p>0.009467025389307</text:p>
          </table:table-cell>
          <table:table-cell office:value-type="float" office:value="0.00408891430934269" calcext:value-type="float">
            <text:p>0.004088914309343</text:p>
          </table:table-cell>
        </table:table-row>
        <table:table-row table:style-name="ro1">
          <table:table-cell office:value-type="float" office:value="25.3159522414207" calcext:value-type="float">
            <text:p>25.3159522414207</text:p>
          </table:table-cell>
          <table:table-cell office:value-type="float" office:value="8.4721177816391" calcext:value-type="float">
            <text:p>8.472117781639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07103260508077" calcext:value-type="float">
            <text:p>1.07103260508077</text:p>
          </table:table-cell>
          <table:table-cell office:value-type="float" office:value="0.370960749332378" calcext:value-type="float">
            <text:p>0.370960749332378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6.7098080515861" calcext:value-type="float">
            <text:p>26.7098080515861</text:p>
          </table:table-cell>
          <table:table-cell office:value-type="float" office:value="6.94623070955277" calcext:value-type="float">
            <text:p>6.9462307095527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14160538696622" calcext:value-type="float">
            <text:p>1.14160538696622</text:p>
          </table:table-cell>
          <table:table-cell office:value-type="float" office:value="0.975601282484216" calcext:value-type="float">
            <text:p>0.975601282484216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5.7290008664131" calcext:value-type="float">
            <text:p>25.7290008664131</text:p>
          </table:table-cell>
          <table:table-cell office:value-type="float" office:value="7.51865845918655" calcext:value-type="float">
            <text:p>7.5186584591865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38995518389585" calcext:value-type="float">
            <text:p>2.38995518389585</text:p>
          </table:table-cell>
          <table:table-cell office:value-type="float" office:value="0.368179787199487" calcext:value-type="float">
            <text:p>0.368179787199487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4.835929274559" calcext:value-type="float">
            <text:p>24.835929274559</text:p>
          </table:table-cell>
          <table:table-cell office:value-type="float" office:value="7.71500843763351" calcext:value-type="float">
            <text:p>7.7150084376335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985068629834374" calcext:value-type="float">
            <text:p>0.985068629834374</text:p>
          </table:table-cell>
          <table:table-cell office:value-type="float" office:value="0.737394288783041" calcext:value-type="float">
            <text:p>0.737394288783041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6.2758976817131" calcext:value-type="float">
            <text:p>26.2758976817131</text:p>
          </table:table-cell>
          <table:table-cell office:value-type="float" office:value="7.86392951011658" calcext:value-type="float">
            <text:p>7.8639295101165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37969358243842" calcext:value-type="float">
            <text:p>1.37969358243842</text:p>
          </table:table-cell>
          <table:table-cell office:value-type="float" office:value="1.15799375714106" calcext:value-type="float">
            <text:p>1.15799375714106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5.9165777564049" calcext:value-type="float">
            <text:p>25.9165777564049</text:p>
          </table:table-cell>
          <table:table-cell office:value-type="float" office:value="7.93376880884171" calcext:value-type="float">
            <text:p>7.9337688088417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15422345309869" calcext:value-type="float">
            <text:p>2.15422345309869</text:p>
          </table:table-cell>
          <table:table-cell office:value-type="float" office:value="1.03577665093328" calcext:value-type="float">
            <text:p>1.03577665093328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7.1205198764801" calcext:value-type="float">
            <text:p>27.1205198764801</text:p>
          </table:table-cell>
          <table:table-cell office:value-type="float" office:value="7.79438227415085" calcext:value-type="float">
            <text:p>7.7943822741508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61456382289802" calcext:value-type="float">
            <text:p>2.61456382289802</text:p>
          </table:table-cell>
          <table:table-cell office:value-type="float" office:value="1.26042097291381" calcext:value-type="float">
            <text:p>1.26042097291381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6.3214185833931" calcext:value-type="float">
            <text:p>26.3214185833931</text:p>
          </table:table-cell>
          <table:table-cell office:value-type="float" office:value="6.77350974082947" calcext:value-type="float">
            <text:p>6.7735097408294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81062780683076" calcext:value-type="float">
            <text:p>1.81062780683076</text:p>
          </table:table-cell>
          <table:table-cell office:value-type="float" office:value="1.99446465730365" calcext:value-type="float">
            <text:p>1.99446465730365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7.9053304791451" calcext:value-type="float">
            <text:p>27.9053304791451</text:p>
          </table:table-cell>
          <table:table-cell office:value-type="float" office:value="7.31150847673416" calcext:value-type="float">
            <text:p>7.3115084767341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34369777114802" calcext:value-type="float">
            <text:p>1.34369777114802</text:p>
          </table:table-cell>
          <table:table-cell office:value-type="float" office:value="1.43182642619332" calcext:value-type="float">
            <text:p>1.43182642619332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8.2182248234749" calcext:value-type="float">
            <text:p>28.2182248234749</text:p>
          </table:table-cell>
          <table:table-cell office:value-type="float" office:value="7.35859626531601" calcext:value-type="float">
            <text:p>7.3585962653160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51787477668565" calcext:value-type="float">
            <text:p>1.51787477668565</text:p>
          </table:table-cell>
          <table:table-cell office:value-type="float" office:value="1.77861991850932" calcext:value-type="float">
            <text:p>1.77861991850932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8.2433452606201" calcext:value-type="float">
            <text:p>28.2433452606201</text:p>
          </table:table-cell>
          <table:table-cell office:value-type="float" office:value="8.01264727115631" calcext:value-type="float">
            <text:p>8.0126472711563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381188006475" calcext:value-type="float">
            <text:p>0.9938118800647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2.35351832522399" calcext:value-type="float">
            <text:p>2.35351832522399</text:p>
          </table:table-cell>
          <table:table-cell office:value-type="float" office:value="0.817084930248579" calcext:value-type="float">
            <text:p>0.817084930248579</text:p>
          </table:table-cell>
          <table:table-cell office:value-type="float" office:value="0.0100273129052326" calcext:value-type="float">
            <text:p>0.010027312905233</text:p>
          </table:table-cell>
          <table:table-cell office:value-type="float" office:value="0.00288778829743465" calcext:value-type="float">
            <text:p>0.002887788297435</text:p>
          </table:table-cell>
        </table:table-row>
        <table:table-row table:style-name="ro1">
          <table:table-cell office:value-type="float" office:value="26.9509068727493" calcext:value-type="float">
            <text:p>26.9509068727493</text:p>
          </table:table-cell>
          <table:table-cell office:value-type="float" office:value="7.85970348119736" calcext:value-type="float">
            <text:p>7.85970348119736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3399338810624" calcext:value-type="float">
            <text:p>0.99339933881062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57213616095643" calcext:value-type="float">
            <text:p>1.57213616095643</text:p>
          </table:table-cell>
          <table:table-cell office:value-type="float" office:value="1.56613833855668" calcext:value-type="float">
            <text:p>1.56613833855668</text:p>
          </table:table-cell>
          <table:table-cell office:value-type="float" office:value="0.00911673139171598" calcext:value-type="float">
            <text:p>0.009116731391716</text:p>
          </table:table-cell>
          <table:table-cell office:value-type="float" office:value="0.00335150043890342" calcext:value-type="float">
            <text:p>0.003351500438903</text:p>
          </table:table-cell>
        </table:table-row>
        <table:table-row table:style-name="ro1">
          <table:table-cell office:value-type="float" office:value="28.891073346138" calcext:value-type="float">
            <text:p>28.891073346138</text:p>
          </table:table-cell>
          <table:table-cell office:value-type="float" office:value="7.5556652545929" calcext:value-type="float">
            <text:p>7.5556652545929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0923920112522" calcext:value-type="float">
            <text:p>0.99092392011252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4229183841715" calcext:value-type="float">
            <text:p>0.994229183841715</text:p>
          </table:table-cell>
          <table:table-cell office:value-type="float" office:value="3.31759022628556" calcext:value-type="float">
            <text:p>3.31759022628556</text:p>
          </table:table-cell>
          <table:table-cell office:value-type="float" office:value="1.04177736508197" calcext:value-type="float">
            <text:p>1.04177736508197</text:p>
          </table:table-cell>
          <table:table-cell office:value-type="float" office:value="0.00906336820890631" calcext:value-type="float">
            <text:p>0.009063368208906</text:p>
          </table:table-cell>
          <table:table-cell office:value-type="float" office:value="0.00303173215309535" calcext:value-type="float">
            <text:p>0.003031732153095</text:p>
          </table:table-cell>
        </table:table-row>
        <table:table-row table:style-name="ro1">
          <table:table-cell office:value-type="float" office:value="27.6230245828629" calcext:value-type="float">
            <text:p>27.6230245828629</text:p>
          </table:table-cell>
          <table:table-cell office:value-type="float" office:value="7.52546113729477" calcext:value-type="float">
            <text:p>7.52546113729477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0717479435478" calcext:value-type="float">
            <text:p>0.99071747943547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" calcext:value-type="float">
            <text:p>16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5053586150041" calcext:value-type="float">
            <text:p>0.995053586150041</text:p>
          </table:table-cell>
          <table:table-cell office:value-type="float" office:value="1.09013833413281" calcext:value-type="float">
            <text:p>1.09013833413281</text:p>
          </table:table-cell>
          <table:table-cell office:value-type="float" office:value="1.16803309641618" calcext:value-type="float">
            <text:p>1.16803309641618</text:p>
          </table:table-cell>
          <table:table-cell office:value-type="float" office:value="0.00946857862384289" calcext:value-type="float">
            <text:p>0.009468578623843</text:p>
          </table:table-cell>
          <table:table-cell office:value-type="float" office:value="0.00366115116228914" calcext:value-type="float">
            <text:p>0.003661151162289</text:p>
          </table:table-cell>
        </table:table-row>
        <table:table-row table:style-name="ro1">
          <table:table-cell office:value-type="float" office:value="28.3660817146301" calcext:value-type="float">
            <text:p>28.3660817146301</text:p>
          </table:table-cell>
          <table:table-cell office:value-type="float" office:value="7.86763101816177" calcext:value-type="float">
            <text:p>7.86763101816177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89479854830575" calcext:value-type="float">
            <text:p>0.98947985483057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" calcext:value-type="float">
            <text:p>1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0916597853014" calcext:value-type="float">
            <text:p>0.990916597853014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2580379225062" calcext:value-type="float">
            <text:p>0.992580379225062</text:p>
          </table:table-cell>
          <table:table-cell office:value-type="float" office:value="2.81324831046464" calcext:value-type="float">
            <text:p>2.81324831046464</text:p>
          </table:table-cell>
          <table:table-cell office:value-type="float" office:value="1.99392294054186" calcext:value-type="float">
            <text:p>1.99392294054186</text:p>
          </table:table-cell>
          <table:table-cell office:value-type="float" office:value="0.00929462800031474" calcext:value-type="float">
            <text:p>0.009294628000315</text:p>
          </table:table-cell>
          <table:table-cell office:value-type="float" office:value="0.00250171466169099" calcext:value-type="float">
            <text:p>0.002501714661691</text:p>
          </table:table-cell>
        </table:table-row>
        <table:table-row table:style-name="ro1">
          <table:table-cell office:value-type="float" office:value="26.6794003844261" calcext:value-type="float">
            <text:p>26.6794003844261</text:p>
          </table:table-cell>
          <table:table-cell office:value-type="float" office:value="7.96594929695129" calcext:value-type="float">
            <text:p>7.9659492969512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2.5207826543471" calcext:value-type="float">
            <text:p>2.5207826543471</text:p>
          </table:table-cell>
          <table:table-cell office:value-type="float" office:value="0.488950518205194" calcext:value-type="float">
            <text:p>0.488950518205194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5.0136924982071" calcext:value-type="float">
            <text:p>25.0136924982071</text:p>
          </table:table-cell>
          <table:table-cell office:value-type="float" office:value="7.85423171520233" calcext:value-type="float">
            <text:p>7.85423171520233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15556699724446" calcext:value-type="float">
            <text:p>1.15556699724446</text:p>
          </table:table-cell>
          <table:table-cell office:value-type="float" office:value="1.06880653528444" calcext:value-type="float">
            <text:p>1.06880653528444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5.7965425252914" calcext:value-type="float">
            <text:p>25.7965425252914</text:p>
          </table:table-cell>
          <table:table-cell office:value-type="float" office:value="7.15754598379135" calcext:value-type="float">
            <text:p>7.15754598379135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2.62401836533562" calcext:value-type="float">
            <text:p>2.62401836533562</text:p>
          </table:table-cell>
          <table:table-cell office:value-type="float" office:value="0.995581541036376" calcext:value-type="float">
            <text:p>0.995581541036376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6.6469876766205" calcext:value-type="float">
            <text:p>26.6469876766205</text:p>
          </table:table-cell>
          <table:table-cell office:value-type="float" office:value="7.08454376459122" calcext:value-type="float">
            <text:p>7.08454376459122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3186852060565" calcext:value-type="float">
            <text:p>0.97318685206056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2.36341383542921" calcext:value-type="float">
            <text:p>2.36341383542921</text:p>
          </table:table-cell>
          <table:table-cell office:value-type="float" office:value="1.13715367543577" calcext:value-type="float">
            <text:p>1.13715367543577</text:p>
          </table:table-cell>
          <table:table-cell office:value-type="float" office:value="0.00975691841634053" calcext:value-type="float">
            <text:p>0.009756918416341</text:p>
          </table:table-cell>
          <table:table-cell office:value-type="float" office:value="0.00437404916317025" calcext:value-type="float">
            <text:p>0.00437404916317</text:p>
          </table:table-cell>
        </table:table-row>
        <table:table-row table:style-name="ro1">
          <table:table-cell office:value-type="float" office:value="26.3331519961357" calcext:value-type="float">
            <text:p>26.3331519961357</text:p>
          </table:table-cell>
          <table:table-cell office:value-type="float" office:value="7.75552326440811" calcext:value-type="float">
            <text:p>7.75552326440811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411383521" calcext:value-type="float">
            <text:p>0.97298041138352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42771528833844" calcext:value-type="float">
            <text:p>2.42771528833844</text:p>
          </table:table-cell>
          <table:table-cell office:value-type="float" office:value="1.98683336966873" calcext:value-type="float">
            <text:p>1.98683336966873</text:p>
          </table:table-cell>
          <table:table-cell office:value-type="float" office:value="0.00946702538930748" calcext:value-type="float">
            <text:p>0.009467025389307</text:p>
          </table:table-cell>
          <table:table-cell office:value-type="float" office:value="0.00408891430934269" calcext:value-type="float">
            <text:p>0.004088914309343</text:p>
          </table:table-cell>
        </table:table-row>
        <table:table-row table:style-name="ro1">
          <table:table-cell office:value-type="float" office:value="27.77162784338" calcext:value-type="float">
            <text:p>27.77162784338</text:p>
          </table:table-cell>
          <table:table-cell office:value-type="float" office:value="7.74405956268311" calcext:value-type="float">
            <text:p>7.7440595626831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49522116797353" calcext:value-type="float">
            <text:p>2.49522116797353</text:p>
          </table:table-cell>
          <table:table-cell office:value-type="float" office:value="2.23502435302359" calcext:value-type="float">
            <text:p>2.23502435302359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8.2905390262604" calcext:value-type="float">
            <text:p>28.2905390262604</text:p>
          </table:table-cell>
          <table:table-cell office:value-type="float" office:value="7.29591488838196" calcext:value-type="float">
            <text:p>7.2959148883819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91346393058239" calcext:value-type="float">
            <text:p>1.91346393058239</text:p>
          </table:table-cell>
          <table:table-cell office:value-type="float" office:value="1.73037615325865" calcext:value-type="float">
            <text:p>1.73037615325865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6.7098636627197" calcext:value-type="float">
            <text:p>26.7098636627197</text:p>
          </table:table-cell>
          <table:table-cell office:value-type="float" office:value="6.63398367166519" calcext:value-type="float">
            <text:p>6.6339836716651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00740828594816" calcext:value-type="float">
            <text:p>1.00740828594816</text:p>
          </table:table-cell>
          <table:table-cell office:value-type="float" office:value="1.38222636385053" calcext:value-type="float">
            <text:p>1.38222636385053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5.9147974848747" calcext:value-type="float">
            <text:p>25.9147974848747</text:p>
          </table:table-cell>
          <table:table-cell office:value-type="float" office:value="6.64964973926544" calcext:value-type="float">
            <text:p>6.6496497392654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30814530709677" calcext:value-type="float">
            <text:p>1.30814530709677</text:p>
          </table:table-cell>
          <table:table-cell office:value-type="float" office:value="1.47482866610567" calcext:value-type="float">
            <text:p>1.47482866610567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5.8134503364563" calcext:value-type="float">
            <text:p>25.8134503364563</text:p>
          </table:table-cell>
          <table:table-cell office:value-type="float" office:value="7.00866484642029" calcext:value-type="float">
            <text:p>7.0086648464202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88968765379206" calcext:value-type="float">
            <text:p>1.88968765379206</text:p>
          </table:table-cell>
          <table:table-cell office:value-type="float" office:value="1.12173638672042" calcext:value-type="float">
            <text:p>1.12173638672042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5.232935488224" calcext:value-type="float">
            <text:p>25.232935488224</text:p>
          </table:table-cell>
          <table:table-cell office:value-type="float" office:value="6.79293215274811" calcext:value-type="float">
            <text:p>6.7929321527481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783692456265404" calcext:value-type="float">
            <text:p>0.783692456265404</text:p>
          </table:table-cell>
          <table:table-cell office:value-type="float" office:value="0.88660853531195" calcext:value-type="float">
            <text:p>0.88660853531195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4.9973336458206" calcext:value-type="float">
            <text:p>24.9973336458206</text:p>
          </table:table-cell>
          <table:table-cell office:value-type="float" office:value="6.85955554246902" calcext:value-type="float">
            <text:p>6.8595555424690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662841087156661" calcext:value-type="float">
            <text:p>0.662841087156661</text:p>
          </table:table-cell>
          <table:table-cell office:value-type="float" office:value="0.59275235988584" calcext:value-type="float">
            <text:p>0.59275235988584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4.4312450885773" calcext:value-type="float">
            <text:p>24.4312450885773</text:p>
          </table:table-cell>
          <table:table-cell office:value-type="float" office:value="7.07754194736481" calcext:value-type="float">
            <text:p>7.0775419473648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951273683416026" calcext:value-type="float">
            <text:p>0.951273683416026</text:p>
          </table:table-cell>
          <table:table-cell office:value-type="float" office:value="0.457197918868471" calcext:value-type="float">
            <text:p>0.457197918868471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6.5250427126884" calcext:value-type="float">
            <text:p>26.5250427126884</text:p>
          </table:table-cell>
          <table:table-cell office:value-type="float" office:value="7.93198668956757" calcext:value-type="float">
            <text:p>7.9319866895675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69559869281655" calcext:value-type="float">
            <text:p>2.69559869281655</text:p>
          </table:table-cell>
          <table:table-cell office:value-type="float" office:value="1.38948806938152" calcext:value-type="float">
            <text:p>1.38948806938152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8.3840574026108" calcext:value-type="float">
            <text:p>28.3840574026108</text:p>
          </table:table-cell>
          <table:table-cell office:value-type="float" office:value="7.44332474470139" calcext:value-type="float">
            <text:p>7.4433247447013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29494048591193" calcext:value-type="float">
            <text:p>2.29494048591193</text:p>
          </table:table-cell>
          <table:table-cell office:value-type="float" office:value="2.03017127924186" calcext:value-type="float">
            <text:p>2.03017127924186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7.8299648165703" calcext:value-type="float">
            <text:p>27.8299648165703</text:p>
          </table:table-cell>
          <table:table-cell office:value-type="float" office:value="7.434441447258" calcext:value-type="float">
            <text:p>7.434441447258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4843063150082" calcext:value-type="float">
            <text:p>0.99484306315008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2.08619951289426" calcext:value-type="float">
            <text:p>2.08619951289426</text:p>
          </table:table-cell>
          <table:table-cell office:value-type="float" office:value="2.05646695397697" calcext:value-type="float">
            <text:p>2.05646695397697</text:p>
          </table:table-cell>
          <table:table-cell office:value-type="float" office:value="0.0103741116489014" calcext:value-type="float">
            <text:p>0.010374111648902</text:p>
          </table:table-cell>
          <table:table-cell office:value-type="float" office:value="0.00228769763319319" calcext:value-type="float">
            <text:p>0.002287697633193</text:p>
          </table:table-cell>
        </table:table-row>
        <table:table-row table:style-name="ro1">
          <table:table-cell office:value-type="float" office:value="26.5174063444138" calcext:value-type="float">
            <text:p>26.5174063444138</text:p>
          </table:table-cell>
          <table:table-cell office:value-type="float" office:value="7.59710848331451" calcext:value-type="float">
            <text:p>7.5971084833145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4636962573001" calcext:value-type="float">
            <text:p>0.99463696257300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27257007549171" calcext:value-type="float">
            <text:p>1.27257007549171</text:p>
          </table:table-cell>
          <table:table-cell office:value-type="float" office:value="1.91778650638924" calcext:value-type="float">
            <text:p>1.91778650638924</text:p>
          </table:table-cell>
          <table:table-cell office:value-type="float" office:value="0.00969596292811587" calcext:value-type="float">
            <text:p>0.009695962928116</text:p>
          </table:table-cell>
          <table:table-cell office:value-type="float" office:value="0.00214362702089863" calcext:value-type="float">
            <text:p>0.002143627020899</text:p>
          </table:table-cell>
        </table:table-row>
        <table:table-row table:style-name="ro1">
          <table:table-cell office:value-type="float" office:value="27.9403102993965" calcext:value-type="float">
            <text:p>27.9403102993965</text:p>
          </table:table-cell>
          <table:table-cell office:value-type="float" office:value="7.35122460126877" calcext:value-type="float">
            <text:p>7.35122460126877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3193408283524" calcext:value-type="float">
            <text:p>0.99319340828352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5053586150041" calcext:value-type="float">
            <text:p>0.995053586150041</text:p>
          </table:table-cell>
          <table:table-cell office:value-type="float" office:value="1.27725347768559" calcext:value-type="float">
            <text:p>1.27725347768559</text:p>
          </table:table-cell>
          <table:table-cell office:value-type="float" office:value="1.6760438033891" calcext:value-type="float">
            <text:p>1.6760438033891</text:p>
          </table:table-cell>
          <table:table-cell office:value-type="float" office:value="0.00861995351479261" calcext:value-type="float">
            <text:p>0.008619953514793</text:p>
          </table:table-cell>
          <table:table-cell office:value-type="float" office:value="0.00275953459936334" calcext:value-type="float">
            <text:p>0.002759534599363</text:p>
          </table:table-cell>
        </table:table-row>
        <table:table-row table:style-name="ro1">
          <table:table-cell office:value-type="float" office:value="27.436260342598" calcext:value-type="float">
            <text:p>27.436260342598</text:p>
          </table:table-cell>
          <table:table-cell office:value-type="float" office:value="6.82749998569489" calcext:value-type="float">
            <text:p>6.82749998569489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2367645013664" calcext:value-type="float">
            <text:p>0.992367645013664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46612607226657" calcext:value-type="float">
            <text:p>1.46612607226657</text:p>
          </table:table-cell>
          <table:table-cell office:value-type="float" office:value="1.199747934464" calcext:value-type="float">
            <text:p>1.199747934464</text:p>
          </table:table-cell>
          <table:table-cell office:value-type="float" office:value="0.00877595307610566" calcext:value-type="float">
            <text:p>0.008775953076106</text:p>
          </table:table-cell>
          <table:table-cell office:value-type="float" office:value="0.00356681113819322" calcext:value-type="float">
            <text:p>0.003566811138193</text:p>
          </table:table-cell>
        </table:table-row>
        <table:table-row table:style-name="ro1">
          <table:table-cell office:value-type="float" office:value="27.4673863053322" calcext:value-type="float">
            <text:p>27.4673863053322</text:p>
          </table:table-cell>
          <table:table-cell office:value-type="float" office:value="7.85976201295853" calcext:value-type="float">
            <text:p>7.85976201295853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1749002620773" calcext:value-type="float">
            <text:p>0.99174900262077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4229183841715" calcext:value-type="float">
            <text:p>0.994229183841715</text:p>
          </table:table-cell>
          <table:table-cell office:value-type="float" office:value="2.65108763070852" calcext:value-type="float">
            <text:p>2.65108763070852</text:p>
          </table:table-cell>
          <table:table-cell office:value-type="float" office:value="1.89296730937669" calcext:value-type="float">
            <text:p>1.89296730937669</text:p>
          </table:table-cell>
          <table:table-cell office:value-type="float" office:value="0.00990216500506488" calcext:value-type="float">
            <text:p>0.009902165005065</text:p>
          </table:table-cell>
          <table:table-cell office:value-type="float" office:value="0.00210389071678641" calcext:value-type="float">
            <text:p>0.002103890716786</text:p>
          </table:table-cell>
        </table:table-row>
        <table:table-row table:style-name="ro1">
          <table:table-cell office:value-type="float" office:value="26.5260115265846" calcext:value-type="float">
            <text:p>26.5260115265846</text:p>
          </table:table-cell>
          <table:table-cell office:value-type="float" office:value="7.21850764751434" calcext:value-type="float">
            <text:p>7.2185076475143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61374461544394" calcext:value-type="float">
            <text:p>1.61374461544394</text:p>
          </table:table-cell>
          <table:table-cell office:value-type="float" office:value="1.79778941681977" calcext:value-type="float">
            <text:p>1.79778941681977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6.2793530225754" calcext:value-type="float">
            <text:p>26.2793530225754</text:p>
          </table:table-cell>
          <table:table-cell office:value-type="float" office:value="7.2913002371788" calcext:value-type="float">
            <text:p>7.291300237178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53060888114911" calcext:value-type="float">
            <text:p>1.53060888114911</text:p>
          </table:table-cell>
          <table:table-cell office:value-type="float" office:value="0.861765176300799" calcext:value-type="float">
            <text:p>0.861765176300799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5.3427433371544" calcext:value-type="float">
            <text:p>25.3427433371544</text:p>
          </table:table-cell>
          <table:table-cell office:value-type="float" office:value="7.00003302097321" calcext:value-type="float">
            <text:p>7.00003302097321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63429364367984" calcext:value-type="float">
            <text:p>1.63429364367984</text:p>
          </table:table-cell>
          <table:table-cell office:value-type="float" office:value="1.19218388995155" calcext:value-type="float">
            <text:p>1.19218388995155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5.6430643796921" calcext:value-type="float">
            <text:p>25.6430643796921</text:p>
          </table:table-cell>
          <table:table-cell office:value-type="float" office:value="7.03937709331512" calcext:value-type="float">
            <text:p>7.03937709331512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3186852060565" calcext:value-type="float">
            <text:p>0.97318685206056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36355045231452" calcext:value-type="float">
            <text:p>1.36355045231452</text:p>
          </table:table-cell>
          <table:table-cell office:value-type="float" office:value="0.912590546819227" calcext:value-type="float">
            <text:p>0.912590546819227</text:p>
          </table:table-cell>
          <table:table-cell office:value-type="float" office:value="0.00975691841634053" calcext:value-type="float">
            <text:p>0.009756918416341</text:p>
          </table:table-cell>
          <table:table-cell office:value-type="float" office:value="0.00437404916317025" calcext:value-type="float">
            <text:p>0.00437404916317</text:p>
          </table:table-cell>
        </table:table-row>
        <table:table-row table:style-name="ro1">
          <table:table-cell office:value-type="float" office:value="25.2446179986" calcext:value-type="float">
            <text:p>25.2446179986</text:p>
          </table:table-cell>
          <table:table-cell office:value-type="float" office:value="6.93791633844376" calcext:value-type="float">
            <text:p>6.93791633844376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411383521" calcext:value-type="float">
            <text:p>0.97298041138352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09735210744675" calcext:value-type="float">
            <text:p>1.09735210744675</text:p>
          </table:table-cell>
          <table:table-cell office:value-type="float" office:value="0.448200162900286" calcext:value-type="float">
            <text:p>0.448200162900286</text:p>
          </table:table-cell>
          <table:table-cell office:value-type="float" office:value="0.00946702538930748" calcext:value-type="float">
            <text:p>0.009467025389307</text:p>
          </table:table-cell>
          <table:table-cell office:value-type="float" office:value="0.00408891430934269" calcext:value-type="float">
            <text:p>0.004088914309343</text:p>
          </table:table-cell>
        </table:table-row>
        <table:table-row table:style-name="ro1">
          <table:table-cell office:value-type="float" office:value="24.7949565649033" calcext:value-type="float">
            <text:p>24.7949565649033</text:p>
          </table:table-cell>
          <table:table-cell office:value-type="float" office:value="6.69940108060837" calcext:value-type="float">
            <text:p>6.6994010806083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32730149072753" calcext:value-type="float">
            <text:p>1.32730149072753</text:p>
          </table:table-cell>
          <table:table-cell office:value-type="float" office:value="0.802139030598101" calcext:value-type="float">
            <text:p>0.802139030598101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5.8854026198387" calcext:value-type="float">
            <text:p>25.8854026198387</text:p>
          </table:table-cell>
          <table:table-cell office:value-type="float" office:value="7.23527699708939" calcext:value-type="float">
            <text:p>7.2352769970893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88183291391556" calcext:value-type="float">
            <text:p>1.88183291391556</text:p>
          </table:table-cell>
          <table:table-cell office:value-type="float" office:value="1.75680717866721" calcext:value-type="float">
            <text:p>1.75680717866721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6.3246167898178" calcext:value-type="float">
            <text:p>26.3246167898178</text:p>
          </table:table-cell>
          <table:table-cell office:value-type="float" office:value="6.91924893856049" calcext:value-type="float">
            <text:p>6.9192489385604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33934453854665" calcext:value-type="float">
            <text:p>1.33934453854665</text:p>
          </table:table-cell>
          <table:table-cell office:value-type="float" office:value="1.47825484774552" calcext:value-type="float">
            <text:p>1.47825484774552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5.9171985387802" calcext:value-type="float">
            <text:p>25.9171985387802</text:p>
          </table:table-cell>
          <table:table-cell office:value-type="float" office:value="6.99720358848572" calcext:value-type="float">
            <text:p>6.9972035884857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955084737807612" calcext:value-type="float">
            <text:p>0.955084737807612</text:p>
          </table:table-cell>
          <table:table-cell office:value-type="float" office:value="0.97640928271669" calcext:value-type="float">
            <text:p>0.97640928271669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5.0637846589088" calcext:value-type="float">
            <text:p>25.0637846589088</text:p>
          </table:table-cell>
          <table:table-cell office:value-type="float" office:value="6.89516139030457" calcext:value-type="float">
            <text:p>6.8951613903045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1712911235178" calcext:value-type="float">
            <text:p>1.1712911235178</text:p>
          </table:table-cell>
          <table:table-cell office:value-type="float" office:value="0.503052108473491" calcext:value-type="float">
            <text:p>0.503052108473491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4.3605160713196" calcext:value-type="float">
            <text:p>24.3605160713196</text:p>
          </table:table-cell>
          <table:table-cell office:value-type="float" office:value="7.11873203516007" calcext:value-type="float">
            <text:p>7.1187320351600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24482155017382" calcext:value-type="float">
            <text:p>1.24482155017382</text:p>
          </table:table-cell>
          <table:table-cell office:value-type="float" office:value="0.893543861218582" calcext:value-type="float">
            <text:p>0.893543861218582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996250808239" calcext:value-type="float">
            <text:p>23.996250808239</text:p>
          </table:table-cell>
          <table:table-cell office:value-type="float" office:value="7.34852343797684" calcext:value-type="float">
            <text:p>7.3485234379768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15306525633666" calcext:value-type="float">
            <text:p>1.15306525633666</text:p>
          </table:table-cell>
          <table:table-cell office:value-type="float" office:value="0.302686397764091" calcext:value-type="float">
            <text:p>0.302686397764091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4.5742509961128" calcext:value-type="float">
            <text:p>24.5742509961128</text:p>
          </table:table-cell>
          <table:table-cell office:value-type="float" office:value="7.71894192695618" calcext:value-type="float">
            <text:p>7.7189419269561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19475978479122" calcext:value-type="float">
            <text:p>1.19475978479122</text:p>
          </table:table-cell>
          <table:table-cell office:value-type="float" office:value="0.663846773031749" calcext:value-type="float">
            <text:p>0.663846773031749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6997573375702" calcext:value-type="float">
            <text:p>23.6997573375702</text:p>
          </table:table-cell>
          <table:table-cell office:value-type="float" office:value="8.04096257686615" calcext:value-type="float">
            <text:p>8.0409625768661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867210886102287" calcext:value-type="float">
            <text:p>0.867210886102287</text:p>
          </table:table-cell>
          <table:table-cell office:value-type="float" office:value="0.467119808038625" calcext:value-type="float">
            <text:p>0.467119808038625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4449179172516" calcext:value-type="float">
            <text:p>23.4449179172516</text:p>
          </table:table-cell>
          <table:table-cell office:value-type="float" office:value="7.48472905158997" calcext:value-type="float">
            <text:p>7.4847290515899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847627541711576" calcext:value-type="float">
            <text:p>0.847627541711576</text:p>
          </table:table-cell>
          <table:table-cell office:value-type="float" office:value="0.542475330361277" calcext:value-type="float">
            <text:p>0.542475330361277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4.1459682583809" calcext:value-type="float">
            <text:p>24.1459682583809</text:p>
          </table:table-cell>
          <table:table-cell office:value-type="float" office:value="7.4368160367012" calcext:value-type="float">
            <text:p>7.4368160367012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546187503127" calcext:value-type="float">
            <text:p>0.9954618750312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1.12424649123217" calcext:value-type="float">
            <text:p>1.12424649123217</text:p>
          </table:table-cell>
          <table:table-cell office:value-type="float" office:value="0.803729355549129" calcext:value-type="float">
            <text:p>0.803729355549129</text:p>
          </table:table-cell>
          <table:table-cell office:value-type="float" office:value="0.0103741116489014" calcext:value-type="float">
            <text:p>0.010374111648902</text:p>
          </table:table-cell>
          <table:table-cell office:value-type="float" office:value="0.00170107491655628" calcext:value-type="float">
            <text:p>0.001701074916556</text:p>
          </table:table-cell>
        </table:table-row>
        <table:table-row table:style-name="ro1">
          <table:table-cell office:value-type="float" office:value="24.2033388018608" calcext:value-type="float">
            <text:p>24.2033388018608</text:p>
          </table:table-cell>
          <table:table-cell office:value-type="float" office:value="7.79999309778214" calcext:value-type="float">
            <text:p>7.79999309778214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4843233200063" calcext:value-type="float">
            <text:p>0.99484323320006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" calcext:value-type="float">
            <text:p>1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45047717783382" calcext:value-type="float">
            <text:p>1.45047717783382</text:p>
          </table:table-cell>
          <table:table-cell office:value-type="float" office:value="0.413937136622396" calcext:value-type="float">
            <text:p>0.413937136622396</text:p>
          </table:table-cell>
          <table:table-cell office:value-type="float" office:value="0.00929462800031474" calcext:value-type="float">
            <text:p>0.009294628000315</text:p>
          </table:table-cell>
          <table:table-cell office:value-type="float" office:value="0.00187921472387848" calcext:value-type="float">
            <text:p>0.001879214723878</text:p>
          </table:table-cell>
        </table:table-row>
        <table:table-row table:style-name="ro1">
          <table:table-cell office:value-type="float" office:value="23.9128502607346" calcext:value-type="float">
            <text:p>23.9128502607346</text:p>
          </table:table-cell>
          <table:table-cell office:value-type="float" office:value="7.79097932577133" calcext:value-type="float">
            <text:p>7.79097932577133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3812050114731" calcext:value-type="float">
            <text:p>0.99381205011473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" calcext:value-type="float">
            <text:p>16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12139761385918" calcext:value-type="float">
            <text:p>1.12139761385918</text:p>
          </table:table-cell>
          <table:table-cell office:value-type="float" office:value="0.850129563770875" calcext:value-type="float">
            <text:p>0.850129563770875</text:p>
          </table:table-cell>
          <table:table-cell office:value-type="float" office:value="0.0086317953107724" calcext:value-type="float">
            <text:p>0.008631795310772</text:p>
          </table:table-cell>
          <table:table-cell office:value-type="float" office:value="0.00250930626094511" calcext:value-type="float">
            <text:p>0.002509306260945</text:p>
          </table:table-cell>
        </table:table-row>
        <table:table-row table:style-name="ro1">
          <table:table-cell office:value-type="float" office:value="24.0222274661064" calcext:value-type="float">
            <text:p>24.0222274661064</text:p>
          </table:table-cell>
          <table:table-cell office:value-type="float" office:value="7.79874783754349" calcext:value-type="float">
            <text:p>7.79874783754349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3399168479801" calcext:value-type="float">
            <text:p>0.99339916847980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" calcext:value-type="float">
            <text:p>2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28125415734699" calcext:value-type="float">
            <text:p>1.28125415734699</text:p>
          </table:table-cell>
          <table:table-cell office:value-type="float" office:value="0.70196101604147" calcext:value-type="float">
            <text:p>0.70196101604147</text:p>
          </table:table-cell>
          <table:table-cell office:value-type="float" office:value="0.00942906004448068" calcext:value-type="float">
            <text:p>0.009429060044481</text:p>
          </table:table-cell>
          <table:table-cell office:value-type="float" office:value="0.00303159262512781" calcext:value-type="float">
            <text:p>0.003031592625128</text:p>
          </table:table-cell>
        </table:table-row>
        <table:table-row table:style-name="ro1">
          <table:table-cell office:value-type="float" office:value="23.8891940116882" calcext:value-type="float">
            <text:p>23.8891940116882</text:p>
          </table:table-cell>
          <table:table-cell office:value-type="float" office:value="7.62131083011627" calcext:value-type="float">
            <text:p>7.62131083011627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2367474401999" calcext:value-type="float">
            <text:p>0.99236747440199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0.938179982796775" calcext:value-type="float">
            <text:p>0.938179982796775</text:p>
          </table:table-cell>
          <table:table-cell office:value-type="float" office:value="0.41671184010152" calcext:value-type="float">
            <text:p>0.41671184010152</text:p>
          </table:table-cell>
          <table:table-cell office:value-type="float" office:value="0.0105832716474585" calcext:value-type="float">
            <text:p>0.010583271647459</text:p>
          </table:table-cell>
          <table:table-cell office:value-type="float" office:value="0.00243254491044289" calcext:value-type="float">
            <text:p>0.002432544910443</text:p>
          </table:table-cell>
        </table:table-row>
        <table:table-row table:style-name="ro1">
          <table:table-cell office:value-type="float" office:value="23.6579083204269" calcext:value-type="float">
            <text:p>23.6579083204269</text:p>
          </table:table-cell>
          <table:table-cell office:value-type="float" office:value="7.42885792255402" calcext:value-type="float">
            <text:p>7.4288579225540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0.911680869195586" calcext:value-type="float">
            <text:p>0.911680869195586</text:p>
          </table:table-cell>
          <table:table-cell office:value-type="float" office:value="1.02116897374155" calcext:value-type="float">
            <text:p>1.02116897374155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4.0536460876465" calcext:value-type="float">
            <text:p>24.0536460876465</text:p>
          </table:table-cell>
          <table:table-cell office:value-type="float" office:value="7.66860461235046" calcext:value-type="float">
            <text:p>7.66860461235046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45594630511245" calcext:value-type="float">
            <text:p>1.45594630511245</text:p>
          </table:table-cell>
          <table:table-cell office:value-type="float" office:value="0.34989439779837" calcext:value-type="float">
            <text:p>0.34989439779837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3.5687309503555" calcext:value-type="float">
            <text:p>23.5687309503555</text:p>
          </table:table-cell>
          <table:table-cell office:value-type="float" office:value="9.14151668548584" calcext:value-type="float">
            <text:p>9.1415166854858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11009104895393" calcext:value-type="float">
            <text:p>1.11009104895393</text:p>
          </table:table-cell>
          <table:table-cell office:value-type="float" office:value="1.50072427472508" calcext:value-type="float">
            <text:p>1.50072427472508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5.014872610569" calcext:value-type="float">
            <text:p>25.014872610569</text:p>
          </table:table-cell>
          <table:table-cell office:value-type="float" office:value="6.86165595054626" calcext:value-type="float">
            <text:p>6.86165595054626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3186852060565" calcext:value-type="float">
            <text:p>0.97318685206056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13546528835273" calcext:value-type="float">
            <text:p>1.13546528835273</text:p>
          </table:table-cell>
          <table:table-cell office:value-type="float" office:value="0.886000495247687" calcext:value-type="float">
            <text:p>0.886000495247687</text:p>
          </table:table-cell>
          <table:table-cell office:value-type="float" office:value="0.00975691841634053" calcext:value-type="float">
            <text:p>0.009756918416341</text:p>
          </table:table-cell>
          <table:table-cell office:value-type="float" office:value="0.00437404916317025" calcext:value-type="float">
            <text:p>0.00437404916317</text:p>
          </table:table-cell>
        </table:table-row>
        <table:table-row table:style-name="ro1">
          <table:table-cell office:value-type="float" office:value="24.2294174432755" calcext:value-type="float">
            <text:p>24.2294174432755</text:p>
          </table:table-cell>
          <table:table-cell office:value-type="float" office:value="7.66626560688019" calcext:value-type="float">
            <text:p>7.6662656068801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411383521" calcext:value-type="float">
            <text:p>0.97298041138352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38513319070993" calcext:value-type="float">
            <text:p>1.38513319070993</text:p>
          </table:table-cell>
          <table:table-cell office:value-type="float" office:value="0.402569200370558" calcext:value-type="float">
            <text:p>0.402569200370558</text:p>
          </table:table-cell>
          <table:table-cell office:value-type="float" office:value="0.00946702538930748" calcext:value-type="float">
            <text:p>0.009467025389307</text:p>
          </table:table-cell>
          <table:table-cell office:value-type="float" office:value="0.00408891430934269" calcext:value-type="float">
            <text:p>0.004088914309343</text:p>
          </table:table-cell>
        </table:table-row>
        <table:table-row table:style-name="ro1">
          <table:table-cell office:value-type="float" office:value="23.480288028717" calcext:value-type="float">
            <text:p>23.480288028717</text:p>
          </table:table-cell>
          <table:table-cell office:value-type="float" office:value="8.10549622774124" calcext:value-type="float">
            <text:p>8.1054962277412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534285494810516" calcext:value-type="float">
            <text:p>0.534285494810516</text:p>
          </table:table-cell>
          <table:table-cell office:value-type="float" office:value="0.360104493611574" calcext:value-type="float">
            <text:p>0.360104493611574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3.3534976243973" calcext:value-type="float">
            <text:p>23.3534976243973</text:p>
          </table:table-cell>
          <table:table-cell office:value-type="float" office:value="7.63343727588654" calcext:value-type="float">
            <text:p>7.6334372758865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941993616199457" calcext:value-type="float">
            <text:p>0.941993616199457</text:p>
          </table:table-cell>
          <table:table-cell office:value-type="float" office:value="0.399175453448625" calcext:value-type="float">
            <text:p>0.399175453448625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3.8276832103729" calcext:value-type="float">
            <text:p>23.8276832103729</text:p>
          </table:table-cell>
          <table:table-cell office:value-type="float" office:value="7.27968597412109" calcext:value-type="float">
            <text:p>7.2796859741210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7179884101105" calcext:value-type="float">
            <text:p>1.7179884101105</text:p>
          </table:table-cell>
          <table:table-cell office:value-type="float" office:value="1.43172505136284" calcext:value-type="float">
            <text:p>1.43172505136284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4.7719631195068" calcext:value-type="float">
            <text:p>24.7719631195068</text:p>
          </table:table-cell>
          <table:table-cell office:value-type="float" office:value="6.77742999792099" calcext:value-type="float">
            <text:p>6.7774299979209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82483169748983" calcext:value-type="float">
            <text:p>1.82483169748983</text:p>
          </table:table-cell>
          <table:table-cell office:value-type="float" office:value="0.876104098453438" calcext:value-type="float">
            <text:p>0.876104098453438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4.0382803082466" calcext:value-type="float">
            <text:p>24.0382803082466</text:p>
          </table:table-cell>
          <table:table-cell office:value-type="float" office:value="7.1160900592804" calcext:value-type="float">
            <text:p>7.116090059280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26798573708444" calcext:value-type="float">
            <text:p>1.26798573708444</text:p>
          </table:table-cell>
          <table:table-cell office:value-type="float" office:value="0.828399210440968" calcext:value-type="float">
            <text:p>0.828399210440968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3.5873969197273" calcext:value-type="float">
            <text:p>23.5873969197273</text:p>
          </table:table-cell>
          <table:table-cell office:value-type="float" office:value="7.37884992361069" calcext:value-type="float">
            <text:p>7.3788499236106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21066093238319" calcext:value-type="float">
            <text:p>1.21066093238319</text:p>
          </table:table-cell>
          <table:table-cell office:value-type="float" office:value="1.03373113127797" calcext:value-type="float">
            <text:p>1.03373113127797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5134080052376" calcext:value-type="float">
            <text:p>23.5134080052376</text:p>
          </table:table-cell>
          <table:table-cell office:value-type="float" office:value="7.62570685148239" calcext:value-type="float">
            <text:p>7.6257068514823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72833318460677" calcext:value-type="float">
            <text:p>1.72833318460677</text:p>
          </table:table-cell>
          <table:table-cell office:value-type="float" office:value="0.565802026838199" calcext:value-type="float">
            <text:p>0.565802026838199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6347999572754" calcext:value-type="float">
            <text:p>23.6347999572754</text:p>
          </table:table-cell>
          <table:table-cell office:value-type="float" office:value="7.77492696046829" calcext:value-type="float">
            <text:p>7.7749269604682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50973581372229" calcext:value-type="float">
            <text:p>1.50973581372229</text:p>
          </table:table-cell>
          <table:table-cell office:value-type="float" office:value="0.866823867877256" calcext:value-type="float">
            <text:p>0.866823867877256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6167346835136" calcext:value-type="float">
            <text:p>23.6167346835136</text:p>
          </table:table-cell>
          <table:table-cell office:value-type="float" office:value="7.67594832181931" calcext:value-type="float">
            <text:p>7.6759483218193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26125304328572" calcext:value-type="float">
            <text:p>1.26125304328572</text:p>
          </table:table-cell>
          <table:table-cell office:value-type="float" office:value="0.386089826634513" calcext:value-type="float">
            <text:p>0.386089826634513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1579106450081" calcext:value-type="float">
            <text:p>23.1579106450081</text:p>
          </table:table-cell>
          <table:table-cell office:value-type="float" office:value="7.55525892972946" calcext:value-type="float">
            <text:p>7.5552589297294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769090483771693" calcext:value-type="float">
            <text:p>0.769090483771693</text:p>
          </table:table-cell>
          <table:table-cell office:value-type="float" office:value="0.42937986635756" calcext:value-type="float">
            <text:p>0.42937986635756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5784173607826" calcext:value-type="float">
            <text:p>23.5784173607826</text:p>
          </table:table-cell>
          <table:table-cell office:value-type="float" office:value="8.00730431079865" calcext:value-type="float">
            <text:p>8.00730431079865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6080686912458" calcext:value-type="float">
            <text:p>0.99608068691245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0.933474541131464" calcext:value-type="float">
            <text:p>0.933474541131464</text:p>
          </table:table-cell>
          <table:table-cell office:value-type="float" office:value="0.455168687580157" calcext:value-type="float">
            <text:p>0.455168687580157</text:p>
          </table:table-cell>
          <table:table-cell office:value-type="float" office:value="0.0108160707172879" calcext:value-type="float">
            <text:p>0.010816070717288</text:p>
          </table:table-cell>
          <table:table-cell office:value-type="float" office:value="0.00107210880268748" calcext:value-type="float">
            <text:p>0.001072108802687</text:p>
          </table:table-cell>
        </table:table-row>
        <table:table-row table:style-name="ro1">
          <table:table-cell office:value-type="float" office:value="23.7022360563278" calcext:value-type="float">
            <text:p>23.7022360563278</text:p>
          </table:table-cell>
          <table:table-cell office:value-type="float" office:value="7.82392901182175" calcext:value-type="float">
            <text:p>7.82392901182175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4843233200063" calcext:value-type="float">
            <text:p>0.99484323320006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0.797659290418742" calcext:value-type="float">
            <text:p>0.797659290418742</text:p>
          </table:table-cell>
          <table:table-cell office:value-type="float" office:value="0.686779048982922" calcext:value-type="float">
            <text:p>0.686779048982922</text:p>
          </table:table-cell>
          <table:table-cell office:value-type="float" office:value="0.00960602377866681" calcext:value-type="float">
            <text:p>0.009606023778667</text:p>
          </table:table-cell>
          <table:table-cell office:value-type="float" office:value="0.00187921472387848" calcext:value-type="float">
            <text:p>0.001879214723878</text:p>
          </table:table-cell>
        </table:table-row>
        <table:table-row table:style-name="ro1">
          <table:table-cell office:value-type="float" office:value="24.0245379805565" calcext:value-type="float">
            <text:p>24.0245379805565</text:p>
          </table:table-cell>
          <table:table-cell office:value-type="float" office:value="7.3196359872818" calcext:value-type="float">
            <text:p>7.3196359872818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4430691945938" calcext:value-type="float">
            <text:p>0.99443069194593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" calcext:value-type="float">
            <text:p>16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2298041837962" calcext:value-type="float">
            <text:p>1.2298041837962</text:p>
          </table:table-cell>
          <table:table-cell office:value-type="float" office:value="0.438611956638244" calcext:value-type="float">
            <text:p>0.438611956638244</text:p>
          </table:table-cell>
          <table:table-cell office:value-type="float" office:value="0.0086317953107724" calcext:value-type="float">
            <text:p>0.008631795310772</text:p>
          </table:table-cell>
          <table:table-cell office:value-type="float" office:value="0.00243189454141101" calcext:value-type="float">
            <text:p>0.002431894541411</text:p>
          </table:table-cell>
        </table:table-row>
        <table:table-row table:style-name="ro1">
          <table:table-cell office:value-type="float" office:value="24.1449156999588" calcext:value-type="float">
            <text:p>24.1449156999588</text:p>
          </table:table-cell>
          <table:table-cell office:value-type="float" office:value="7.66062861680985" calcext:value-type="float">
            <text:p>7.6606286168098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4224421318875" calcext:value-type="float">
            <text:p>0.99422442131887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0.907472808192037" calcext:value-type="float">
            <text:p>0.907472808192037</text:p>
          </table:table-cell>
          <table:table-cell office:value-type="float" office:value="0.576413287874902" calcext:value-type="float">
            <text:p>0.576413287874902</text:p>
          </table:table-cell>
          <table:table-cell office:value-type="float" office:value="0.00999019915502788" calcext:value-type="float">
            <text:p>0.009990199155028</text:p>
          </table:table-cell>
          <table:table-cell office:value-type="float" office:value="0.00247524715029692" calcext:value-type="float">
            <text:p>0.002475247150297</text:p>
          </table:table-cell>
        </table:table-row>
        <table:table-row table:style-name="ro1">
          <table:table-cell office:value-type="float" office:value="23.7357771396637" calcext:value-type="float">
            <text:p>23.7357771396637</text:p>
          </table:table-cell>
          <table:table-cell office:value-type="float" office:value="8.00709706544876" calcext:value-type="float">
            <text:p>8.00709706544876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2780185986947" calcext:value-type="float">
            <text:p>0.99278018598694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" calcext:value-type="float">
            <text:p>16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32537757351177" calcext:value-type="float">
            <text:p>1.32537757351177</text:p>
          </table:table-cell>
          <table:table-cell office:value-type="float" office:value="0.313617493023558" calcext:value-type="float">
            <text:p>0.313617493023558</text:p>
          </table:table-cell>
          <table:table-cell office:value-type="float" office:value="0.0102175934979189" calcext:value-type="float">
            <text:p>0.010217593497919</text:p>
          </table:table-cell>
          <table:table-cell office:value-type="float" office:value="0.00236126208427798" calcext:value-type="float">
            <text:p>0.002361262084278</text:p>
          </table:table-cell>
        </table:table-row>
        <table:table-row table:style-name="ro1">
          <table:table-cell office:value-type="float" office:value="23.1882730722427" calcext:value-type="float">
            <text:p>23.1882730722427</text:p>
          </table:table-cell>
          <table:table-cell office:value-type="float" office:value="7.70004218816757" calcext:value-type="float">
            <text:p>7.70004218816757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0.60080196863127" calcext:value-type="float">
            <text:p>0.60080196863127</text:p>
          </table:table-cell>
          <table:table-cell office:value-type="float" office:value="0.540635821775146" calcext:value-type="float">
            <text:p>0.540635821775146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3.4602696299553" calcext:value-type="float">
            <text:p>23.4602696299553</text:p>
          </table:table-cell>
          <table:table-cell office:value-type="float" office:value="7.5537074804306" calcext:value-type="float">
            <text:p>7.5537074804306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0.759985034972185" calcext:value-type="float">
            <text:p>0.759985034972185</text:p>
          </table:table-cell>
          <table:table-cell office:value-type="float" office:value="0.446380597154368" calcext:value-type="float">
            <text:p>0.446380597154368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3.3026631474495" calcext:value-type="float">
            <text:p>23.3026631474495</text:p>
          </table:table-cell>
          <table:table-cell office:value-type="float" office:value="7.43271237611771" calcext:value-type="float">
            <text:p>7.43271237611771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0.802535397147602" calcext:value-type="float">
            <text:p>0.802535397147602</text:p>
          </table:table-cell>
          <table:table-cell office:value-type="float" office:value="0.633042427094257" calcext:value-type="float">
            <text:p>0.633042427094257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4.7771943807602" calcext:value-type="float">
            <text:p>24.7771943807602</text:p>
          </table:table-cell>
          <table:table-cell office:value-type="float" office:value="6.90105748176575" calcext:value-type="float">
            <text:p>6.90105748176575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3186852060565" calcext:value-type="float">
            <text:p>0.97318685206056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0.715875118586942" calcext:value-type="float">
            <text:p>0.715875118586942</text:p>
          </table:table-cell>
          <table:table-cell office:value-type="float" office:value="1.06868760108344" calcext:value-type="float">
            <text:p>1.06868760108344</text:p>
          </table:table-cell>
          <table:table-cell office:value-type="float" office:value="0.00975691841634053" calcext:value-type="float">
            <text:p>0.009756918416341</text:p>
          </table:table-cell>
          <table:table-cell office:value-type="float" office:value="0.00437404916317025" calcext:value-type="float">
            <text:p>0.00437404916317</text:p>
          </table:table-cell>
        </table:table-row>
        <table:table-row table:style-name="ro1">
          <table:table-cell office:value-type="float" office:value="24.4246758818626" calcext:value-type="float">
            <text:p>24.4246758818626</text:p>
          </table:table-cell>
          <table:table-cell office:value-type="float" office:value="7.11686587333679" calcext:value-type="float">
            <text:p>7.1168658733367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411383521" calcext:value-type="float">
            <text:p>0.97298041138352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34650640517765" calcext:value-type="float">
            <text:p>1.34650640517765</text:p>
          </table:table-cell>
          <table:table-cell office:value-type="float" office:value="1.01722500312673" calcext:value-type="float">
            <text:p>1.01722500312673</text:p>
          </table:table-cell>
          <table:table-cell office:value-type="float" office:value="0.00946702538930748" calcext:value-type="float">
            <text:p>0.009467025389307</text:p>
          </table:table-cell>
          <table:table-cell office:value-type="float" office:value="0.00408891430934269" calcext:value-type="float">
            <text:p>0.004088914309343</text:p>
          </table:table-cell>
        </table:table-row>
        <table:table-row table:style-name="ro1">
          <table:table-cell office:value-type="float" office:value="24.4018486142158" calcext:value-type="float">
            <text:p>24.4018486142158</text:p>
          </table:table-cell>
          <table:table-cell office:value-type="float" office:value="7.60520720481873" calcext:value-type="float">
            <text:p>7.6052072048187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31932414815075" calcext:value-type="float">
            <text:p>1.31932414815075</text:p>
          </table:table-cell>
          <table:table-cell office:value-type="float" office:value="0.491563558998315" calcext:value-type="float">
            <text:p>0.491563558998315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4.792977809906" calcext:value-type="float">
            <text:p>24.792977809906</text:p>
          </table:table-cell>
          <table:table-cell office:value-type="float" office:value="6.71216702461243" calcext:value-type="float">
            <text:p>6.7121670246124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88954454359424" calcext:value-type="float">
            <text:p>1.88954454359424</text:p>
          </table:table-cell>
          <table:table-cell office:value-type="float" office:value="1.59086562431333" calcext:value-type="float">
            <text:p>1.59086562431333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6.0528287291527" calcext:value-type="float">
            <text:p>26.0528287291527</text:p>
          </table:table-cell>
          <table:table-cell office:value-type="float" office:value="6.92955553531647" calcext:value-type="float">
            <text:p>6.9295555353164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9078991096171" calcext:value-type="float">
            <text:p>1.9078991096171</text:p>
          </table:table-cell>
          <table:table-cell office:value-type="float" office:value="1.73672785980929" calcext:value-type="float">
            <text:p>1.73672785980929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5.8821194767952" calcext:value-type="float">
            <text:p>25.8821194767952</text:p>
          </table:table-cell>
          <table:table-cell office:value-type="float" office:value="7.01687473058701" calcext:value-type="float">
            <text:p>7.0168747305870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76491957482911" calcext:value-type="float">
            <text:p>1.76491957482911</text:p>
          </table:table-cell>
          <table:table-cell office:value-type="float" office:value="1.54759815953099" calcext:value-type="float">
            <text:p>1.54759815953099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5.5584809780121" calcext:value-type="float">
            <text:p>25.5584809780121</text:p>
          </table:table-cell>
          <table:table-cell office:value-type="float" office:value="6.54176884889603" calcext:value-type="float">
            <text:p>6.5417688488960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23785843374068" calcext:value-type="float">
            <text:p>1.23785843374068</text:p>
          </table:table-cell>
          <table:table-cell office:value-type="float" office:value="1.03211530431251" calcext:value-type="float">
            <text:p>1.03211530431251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4.9326019883156" calcext:value-type="float">
            <text:p>24.9326019883156</text:p>
          </table:table-cell>
          <table:table-cell office:value-type="float" office:value="6.73331904411316" calcext:value-type="float">
            <text:p>6.7333190441131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76935797451069" calcext:value-type="float">
            <text:p>1.76935797451069</text:p>
          </table:table-cell>
          <table:table-cell office:value-type="float" office:value="0.675692100276529" calcext:value-type="float">
            <text:p>0.675692100276529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4.88429915905" calcext:value-type="float">
            <text:p>24.88429915905</text:p>
          </table:table-cell>
          <table:table-cell office:value-type="float" office:value="6.75539928674698" calcext:value-type="float">
            <text:p>6.7553992867469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19887891840258" calcext:value-type="float">
            <text:p>1.19887891840258</text:p>
          </table:table-cell>
          <table:table-cell office:value-type="float" office:value="0.846594078670873" calcext:value-type="float">
            <text:p>0.846594078670873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4.7667783498764" calcext:value-type="float">
            <text:p>24.7667783498764</text:p>
          </table:table-cell>
          <table:table-cell office:value-type="float" office:value="6.95310294628143" calcext:value-type="float">
            <text:p>6.9531029462814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43839351150807" calcext:value-type="float">
            <text:p>1.43839351150807</text:p>
          </table:table-cell>
          <table:table-cell office:value-type="float" office:value="0.790047080990769" calcext:value-type="float">
            <text:p>0.790047080990769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4.7982800602913" calcext:value-type="float">
            <text:p>24.7982800602913</text:p>
          </table:table-cell>
          <table:table-cell office:value-type="float" office:value="6.81196773052216" calcext:value-type="float">
            <text:p>6.8119677305221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31863647376728" calcext:value-type="float">
            <text:p>1.31863647376728</text:p>
          </table:table-cell>
          <table:table-cell office:value-type="float" office:value="0.631790793958605" calcext:value-type="float">
            <text:p>0.631790793958605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4.2031400203705" calcext:value-type="float">
            <text:p>24.2031400203705</text:p>
          </table:table-cell>
          <table:table-cell office:value-type="float" office:value="6.96236819028854" calcext:value-type="float">
            <text:p>6.9623681902885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07809303776899" calcext:value-type="float">
            <text:p>1.07809303776899</text:p>
          </table:table-cell>
          <table:table-cell office:value-type="float" office:value="0.529245179551806" calcext:value-type="float">
            <text:p>0.529245179551806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8699094057083" calcext:value-type="float">
            <text:p>23.8699094057083</text:p>
          </table:table-cell>
          <table:table-cell office:value-type="float" office:value="7.96057617664337" calcext:value-type="float">
            <text:p>7.96057617664337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6080686912458" calcext:value-type="float">
            <text:p>0.99608068691245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1.29904955105939" calcext:value-type="float">
            <text:p>1.29904955105939</text:p>
          </table:table-cell>
          <table:table-cell office:value-type="float" office:value="0.413262322729621" calcext:value-type="float">
            <text:p>0.413262322729621</text:p>
          </table:table-cell>
          <table:table-cell office:value-type="float" office:value="0.0108160707172879" calcext:value-type="float">
            <text:p>0.010816070717288</text:p>
          </table:table-cell>
          <table:table-cell office:value-type="float" office:value="0.00107210880268748" calcext:value-type="float">
            <text:p>0.001072108802687</text:p>
          </table:table-cell>
        </table:table-row>
        <table:table-row table:style-name="ro1">
          <table:table-cell office:value-type="float" office:value="23.8113684654236" calcext:value-type="float">
            <text:p>23.8113684654236</text:p>
          </table:table-cell>
          <table:table-cell office:value-type="float" office:value="7.34695035219193" calcext:value-type="float">
            <text:p>7.34695035219193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4843233200063" calcext:value-type="float">
            <text:p>0.994843233200063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22777799723736" calcext:value-type="float">
            <text:p>1.22777799723736</text:p>
          </table:table-cell>
          <table:table-cell office:value-type="float" office:value="0.921416864300684" calcext:value-type="float">
            <text:p>0.921416864300684</text:p>
          </table:table-cell>
          <table:table-cell office:value-type="float" office:value="0.00969596292811587" calcext:value-type="float">
            <text:p>0.009695962928116</text:p>
          </table:table-cell>
          <table:table-cell office:value-type="float" office:value="0.00187921472387848" calcext:value-type="float">
            <text:p>0.001879214723878</text:p>
          </table:table-cell>
        </table:table-row>
        <table:table-row table:style-name="ro1">
          <table:table-cell office:value-type="float" office:value="24.1960541009903" calcext:value-type="float">
            <text:p>24.1960541009903</text:p>
          </table:table-cell>
          <table:table-cell office:value-type="float" office:value="7.35126221179962" calcext:value-type="float">
            <text:p>7.35126221179962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4636962573001" calcext:value-type="float">
            <text:p>0.99463696257300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47113638196612" calcext:value-type="float">
            <text:p>1.47113638196612</text:p>
          </table:table-cell>
          <table:table-cell office:value-type="float" office:value="0.222988542432883" calcext:value-type="float">
            <text:p>0.222988542432883</text:p>
          </table:table-cell>
          <table:table-cell office:value-type="float" office:value="0.00877595307610566" calcext:value-type="float">
            <text:p>0.008775953076106</text:p>
          </table:table-cell>
          <table:table-cell office:value-type="float" office:value="0.00214362702089863" calcext:value-type="float">
            <text:p>0.002143627020899</text:p>
          </table:table-cell>
        </table:table-row>
        <table:table-row table:style-name="ro1">
          <table:table-cell office:value-type="float" office:value="23.4504270553589" calcext:value-type="float">
            <text:p>23.4504270553589</text:p>
          </table:table-cell>
          <table:table-cell office:value-type="float" office:value="7.91332691907883" calcext:value-type="float">
            <text:p>7.91332691907883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4224421318875" calcext:value-type="float">
            <text:p>0.99422442131887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02659752589499" calcext:value-type="float">
            <text:p>1.02659752589499</text:p>
          </table:table-cell>
          <table:table-cell office:value-type="float" office:value="0.671384928448456" calcext:value-type="float">
            <text:p>0.671384928448456</text:p>
          </table:table-cell>
          <table:table-cell office:value-type="float" office:value="0.00999019915502788" calcext:value-type="float">
            <text:p>0.009990199155028</text:p>
          </table:table-cell>
          <table:table-cell office:value-type="float" office:value="0.00247524715029692" calcext:value-type="float">
            <text:p>0.002475247150297</text:p>
          </table:table-cell>
        </table:table-row>
        <table:table-row table:style-name="ro1">
          <table:table-cell office:value-type="float" office:value="23.7694752812386" calcext:value-type="float">
            <text:p>23.7694752812386</text:p>
          </table:table-cell>
          <table:table-cell office:value-type="float" office:value="7.571917116642" calcext:value-type="float">
            <text:p>7.571917116642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2780185986947" calcext:value-type="float">
            <text:p>0.99278018598694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0.817571208556131" calcext:value-type="float">
            <text:p>0.817571208556131</text:p>
          </table:table-cell>
          <table:table-cell office:value-type="float" office:value="0.63271662412741" calcext:value-type="float">
            <text:p>0.63271662412741</text:p>
          </table:table-cell>
          <table:table-cell office:value-type="float" office:value="0.00959013026380866" calcext:value-type="float">
            <text:p>0.009590130263809</text:p>
          </table:table-cell>
          <table:table-cell office:value-type="float" office:value="0.00236126208427798" calcext:value-type="float">
            <text:p>0.002361262084278</text:p>
          </table:table-cell>
        </table:table-row>
        <table:table-row table:style-name="ro1">
          <table:table-cell office:value-type="float" office:value="23.346519112587" calcext:value-type="float">
            <text:p>23.346519112587</text:p>
          </table:table-cell>
          <table:table-cell office:value-type="float" office:value="7.84298861026764" calcext:value-type="float">
            <text:p>7.8429886102676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00841167790435" calcext:value-type="float">
            <text:p>1.00841167790435</text:p>
          </table:table-cell>
          <table:table-cell office:value-type="float" office:value="0.508480137827652" calcext:value-type="float">
            <text:p>0.508480137827652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3.0604820251465" calcext:value-type="float">
            <text:p>23.0604820251465</text:p>
          </table:table-cell>
          <table:table-cell office:value-type="float" office:value="8.02908438444138" calcext:value-type="float">
            <text:p>8.0290843844413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09287598666341" calcext:value-type="float">
            <text:p>1.09287598666341</text:p>
          </table:table-cell>
          <table:table-cell office:value-type="float" office:value="0.318334502135826" calcext:value-type="float">
            <text:p>0.318334502135826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3.019840836525" calcext:value-type="float">
            <text:p>23.019840836525</text:p>
          </table:table-cell>
          <table:table-cell office:value-type="float" office:value="7.86300587654114" calcext:value-type="float">
            <text:p>7.8630058765411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2167217309061" calcext:value-type="float">
            <text:p>1.2167217309061</text:p>
          </table:table-cell>
          <table:table-cell office:value-type="float" office:value="0.594063123034913" calcext:value-type="float">
            <text:p>0.594063123034913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3.2863953709602" calcext:value-type="float">
            <text:p>23.2863953709602</text:p>
          </table:table-cell>
          <table:table-cell office:value-type="float" office:value="7.91222459077835" calcext:value-type="float">
            <text:p>7.91222459077835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3186852060565" calcext:value-type="float">
            <text:p>0.97318685206056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52779185525929" calcext:value-type="float">
            <text:p>1.52779185525929</text:p>
          </table:table-cell>
          <table:table-cell office:value-type="float" office:value="0.443844364962881" calcext:value-type="float">
            <text:p>0.443844364962881</text:p>
          </table:table-cell>
          <table:table-cell office:value-type="float" office:value="0.00975691841634053" calcext:value-type="float">
            <text:p>0.009756918416341</text:p>
          </table:table-cell>
          <table:table-cell office:value-type="float" office:value="0.00437404916317025" calcext:value-type="float">
            <text:p>0.00437404916317</text:p>
          </table:table-cell>
        </table:table-row>
        <table:table-row table:style-name="ro1">
          <table:table-cell office:value-type="float" office:value="22.8258891105652" calcext:value-type="float">
            <text:p>22.8258891105652</text:p>
          </table:table-cell>
          <table:table-cell office:value-type="float" office:value="7.98013240098953" calcext:value-type="float">
            <text:p>7.98013240098953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411383521" calcext:value-type="float">
            <text:p>0.97298041138352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0205185615474" calcext:value-type="float">
            <text:p>1.0205185615474</text:p>
          </table:table-cell>
          <table:table-cell office:value-type="float" office:value="0.452730288350587" calcext:value-type="float">
            <text:p>0.452730288350587</text:p>
          </table:table-cell>
          <table:table-cell office:value-type="float" office:value="0.00946702538930748" calcext:value-type="float">
            <text:p>0.009467025389307</text:p>
          </table:table-cell>
          <table:table-cell office:value-type="float" office:value="0.00408891430934269" calcext:value-type="float">
            <text:p>0.004088914309343</text:p>
          </table:table-cell>
        </table:table-row>
        <table:table-row table:style-name="ro1">
          <table:table-cell office:value-type="float" office:value="23.1471445560455" calcext:value-type="float">
            <text:p>23.1471445560455</text:p>
          </table:table-cell>
          <table:table-cell office:value-type="float" office:value="7.76820421218872" calcext:value-type="float">
            <text:p>7.7682042121887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02930166685583" calcext:value-type="float">
            <text:p>1.02930166685583</text:p>
          </table:table-cell>
          <table:table-cell office:value-type="float" office:value="0.478570867619365" calcext:value-type="float">
            <text:p>0.478570867619365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3.2931749820709" calcext:value-type="float">
            <text:p>23.2931749820709</text:p>
          </table:table-cell>
          <table:table-cell office:value-type="float" office:value="7.58717978000641" calcext:value-type="float">
            <text:p>7.5871797800064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27033359428127" calcext:value-type="float">
            <text:p>1.27033359428127</text:p>
          </table:table-cell>
          <table:table-cell office:value-type="float" office:value="0.803538038651152" calcext:value-type="float">
            <text:p>0.803538038651152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3.6091558337212" calcext:value-type="float">
            <text:p>23.6091558337212</text:p>
          </table:table-cell>
          <table:table-cell office:value-type="float" office:value="7.75466877222061" calcext:value-type="float">
            <text:p>7.7546687722206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45326973168329" calcext:value-type="float">
            <text:p>1.45326973168329</text:p>
          </table:table-cell>
          <table:table-cell office:value-type="float" office:value="0.585039559076588" calcext:value-type="float">
            <text:p>0.585039559076588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3.5026524662972" calcext:value-type="float">
            <text:p>23.5026524662972</text:p>
          </table:table-cell>
          <table:table-cell office:value-type="float" office:value="7.73546880483627" calcext:value-type="float">
            <text:p>7.7354688048362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05409941354561" calcext:value-type="float">
            <text:p>1.05409941354561</text:p>
          </table:table-cell>
          <table:table-cell office:value-type="float" office:value="0.557296853254419" calcext:value-type="float">
            <text:p>0.557296853254419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3.3504202365875" calcext:value-type="float">
            <text:p>23.3504202365875</text:p>
          </table:table-cell>
          <table:table-cell office:value-type="float" office:value="7.74539756774902" calcext:value-type="float">
            <text:p>7.7453975677490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28530497277909" calcext:value-type="float">
            <text:p>1.28530497277909</text:p>
          </table:table-cell>
          <table:table-cell office:value-type="float" office:value="0.508132410464593" calcext:value-type="float">
            <text:p>0.508132410464593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3.2082570791245" calcext:value-type="float">
            <text:p>23.2082570791245</text:p>
          </table:table-cell>
          <table:table-cell office:value-type="float" office:value="7.55926704406738" calcext:value-type="float">
            <text:p>7.5592670440673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60802819896113" calcext:value-type="float">
            <text:p>1.60802819896113</text:p>
          </table:table-cell>
          <table:table-cell office:value-type="float" office:value="0.585412410022887" calcext:value-type="float">
            <text:p>0.585412410022887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4432681798935" calcext:value-type="float">
            <text:p>23.4432681798935</text:p>
          </table:table-cell>
          <table:table-cell office:value-type="float" office:value="7.72384595870972" calcext:value-type="float">
            <text:p>7.7238459587097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25240113525572" calcext:value-type="float">
            <text:p>1.25240113525572</text:p>
          </table:table-cell>
          <table:table-cell office:value-type="float" office:value="0.229212480519214" calcext:value-type="float">
            <text:p>0.229212480519214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2613039016724" calcext:value-type="float">
            <text:p>23.2613039016724</text:p>
          </table:table-cell>
          <table:table-cell office:value-type="float" office:value="7.50720870494843" calcext:value-type="float">
            <text:p>7.5072087049484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00091956554769" calcext:value-type="float">
            <text:p>1.00091956554769</text:p>
          </table:table-cell>
          <table:table-cell office:value-type="float" office:value="0.560236872606249" calcext:value-type="float">
            <text:p>0.560236872606249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335287630558" calcext:value-type="float">
            <text:p>23.335287630558</text:p>
          </table:table-cell>
          <table:table-cell office:value-type="float" office:value="7.29171621799469" calcext:value-type="float">
            <text:p>7.2917162179946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822031381282969" calcext:value-type="float">
            <text:p>0.822031381282969</text:p>
          </table:table-cell>
          <table:table-cell office:value-type="float" office:value="0.60844129779952" calcext:value-type="float">
            <text:p>0.60844129779952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1927013397217" calcext:value-type="float">
            <text:p>23.1927013397217</text:p>
          </table:table-cell>
          <table:table-cell office:value-type="float" office:value="7.64066159725189" calcext:value-type="float">
            <text:p>7.6406615972518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13933456462207" calcext:value-type="float">
            <text:p>1.13933456462207</text:p>
          </table:table-cell>
          <table:table-cell office:value-type="float" office:value="0.317552442954893" calcext:value-type="float">
            <text:p>0.317552442954893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4249196648598" calcext:value-type="float">
            <text:p>23.4249196648598</text:p>
          </table:table-cell>
          <table:table-cell office:value-type="float" office:value="7.66106724739075" calcext:value-type="float">
            <text:p>7.66106724739075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6080686912458" calcext:value-type="float">
            <text:p>0.99608068691245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1.34414619681799" calcext:value-type="float">
            <text:p>1.34414619681799</text:p>
          </table:table-cell>
          <table:table-cell office:value-type="float" office:value="0.519930142036465" calcext:value-type="float">
            <text:p>0.519930142036465</text:p>
          </table:table-cell>
          <table:table-cell office:value-type="float" office:value="0.0108160707172879" calcext:value-type="float">
            <text:p>0.010816070717288</text:p>
          </table:table-cell>
          <table:table-cell office:value-type="float" office:value="0.00107210880268748" calcext:value-type="float">
            <text:p>0.001072108802687</text:p>
          </table:table-cell>
        </table:table-row>
        <table:table-row table:style-name="ro1">
          <table:table-cell office:value-type="float" office:value="23.5556752681732" calcext:value-type="float">
            <text:p>23.5556752681732</text:p>
          </table:table-cell>
          <table:table-cell office:value-type="float" office:value="7.34217131137848" calcext:value-type="float">
            <text:p>7.3421713113784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5049503827126" calcext:value-type="float">
            <text:p>0.9950495038271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0.990690766925079" calcext:value-type="float">
            <text:p>0.990690766925079</text:p>
          </table:table-cell>
          <table:table-cell office:value-type="float" office:value="0.995662200574492" calcext:value-type="float">
            <text:p>0.995662200574492</text:p>
          </table:table-cell>
          <table:table-cell office:value-type="float" office:value="0.00969596292811587" calcext:value-type="float">
            <text:p>0.009695962928116</text:p>
          </table:table-cell>
          <table:table-cell office:value-type="float" office:value="0.0016501650165028" calcext:value-type="float">
            <text:p>0.001650165016503</text:p>
          </table:table-cell>
        </table:table-row>
        <table:table-row table:style-name="ro1">
          <table:table-cell office:value-type="float" office:value="29.184553861618" calcext:value-type="float">
            <text:p>29.184553861618</text:p>
          </table:table-cell>
          <table:table-cell office:value-type="float" office:value="7.49135410785675" calcext:value-type="float">
            <text:p>7.49135410785675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4636962573001" calcext:value-type="float">
            <text:p>0.99463696257300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6369038162322" calcext:value-type="float">
            <text:p>1.6369038162322</text:p>
          </table:table-cell>
          <table:table-cell office:value-type="float" office:value="0.392908119540909" calcext:value-type="float">
            <text:p>0.392908119540909</text:p>
          </table:table-cell>
          <table:table-cell office:value-type="float" office:value="0.00877595307610566" calcext:value-type="float">
            <text:p>0.008775953076106</text:p>
          </table:table-cell>
          <table:table-cell office:value-type="float" office:value="0.00214362702089863" calcext:value-type="float">
            <text:p>0.002143627020899</text:p>
          </table:table-cell>
        </table:table-row>
        <table:table-row table:style-name="ro1">
          <table:table-cell office:value-type="float" office:value="24.8742526173592" calcext:value-type="float">
            <text:p>24.8742526173592</text:p>
          </table:table-cell>
          <table:table-cell office:value-type="float" office:value="7.50019824504852" calcext:value-type="float">
            <text:p>7.50019824504852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4224421318875" calcext:value-type="float">
            <text:p>0.99422442131887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0.665546133722678" calcext:value-type="float">
            <text:p>0.665546133722678</text:p>
          </table:table-cell>
          <table:table-cell office:value-type="float" office:value="0.78288524009625" calcext:value-type="float">
            <text:p>0.78288524009625</text:p>
          </table:table-cell>
          <table:table-cell office:value-type="float" office:value="0.00999019915502788" calcext:value-type="float">
            <text:p>0.009990199155028</text:p>
          </table:table-cell>
          <table:table-cell office:value-type="float" office:value="0.00247524715029692" calcext:value-type="float">
            <text:p>0.002475247150297</text:p>
          </table:table-cell>
        </table:table-row>
        <table:table-row table:style-name="ro1">
          <table:table-cell office:value-type="float" office:value="33.9343249201775" calcext:value-type="float">
            <text:p>33.9343249201775</text:p>
          </table:table-cell>
          <table:table-cell office:value-type="float" office:value="9.15518313646317" calcext:value-type="float">
            <text:p>9.15518313646317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2780185986947" calcext:value-type="float">
            <text:p>0.99278018598694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21716045412951" calcext:value-type="float">
            <text:p>1.21716045412951</text:p>
          </table:table-cell>
          <table:table-cell office:value-type="float" office:value="0.41042762769133" calcext:value-type="float">
            <text:p>0.41042762769133</text:p>
          </table:table-cell>
          <table:table-cell office:value-type="float" office:value="0.00959013026380866" calcext:value-type="float">
            <text:p>0.009590130263809</text:p>
          </table:table-cell>
          <table:table-cell office:value-type="float" office:value="0.00236126208427798" calcext:value-type="float">
            <text:p>0.002361262084278</text:p>
          </table:table-cell>
        </table:table-row>
        <table:table-row table:style-name="ro1">
          <table:table-cell office:value-type="float" office:value="24.3297494649887" calcext:value-type="float">
            <text:p>24.3297494649887</text:p>
          </table:table-cell>
          <table:table-cell office:value-type="float" office:value="7.74636077880859" calcext:value-type="float">
            <text:p>7.7463607788085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0.931206043971926" calcext:value-type="float">
            <text:p>0.931206043971926</text:p>
          </table:table-cell>
          <table:table-cell office:value-type="float" office:value="0.629970346814703" calcext:value-type="float">
            <text:p>0.629970346814703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5.2101832032204" calcext:value-type="float">
            <text:p>25.2101832032204</text:p>
          </table:table-cell>
          <table:table-cell office:value-type="float" office:value="8.05191361904144" calcext:value-type="float">
            <text:p>8.0519136190414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1432605873497" calcext:value-type="float">
            <text:p>1.1432605873497</text:p>
          </table:table-cell>
          <table:table-cell office:value-type="float" office:value="0.313702162234301" calcext:value-type="float">
            <text:p>0.313702162234301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3.8237411379814" calcext:value-type="float">
            <text:p>23.8237411379814</text:p>
          </table:table-cell>
          <table:table-cell office:value-type="float" office:value="7.78042322397232" calcext:value-type="float">
            <text:p>7.7804232239723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0.80707687150409" calcext:value-type="float">
            <text:p>0.80707687150409</text:p>
          </table:table-cell>
          <table:table-cell office:value-type="float" office:value="0.660745966706326" calcext:value-type="float">
            <text:p>0.660745966706326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3.9150891304016" calcext:value-type="float">
            <text:p>23.9150891304016</text:p>
          </table:table-cell>
          <table:table-cell office:value-type="float" office:value="8.70940858125687" calcext:value-type="float">
            <text:p>8.70940858125687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3186852060565" calcext:value-type="float">
            <text:p>0.97318685206056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13009396672922" calcext:value-type="float">
            <text:p>1.13009396672922</text:p>
          </table:table-cell>
          <table:table-cell office:value-type="float" office:value="0.190493211680838" calcext:value-type="float">
            <text:p>0.190493211680838</text:p>
          </table:table-cell>
          <table:table-cell office:value-type="float" office:value="0.00975691841634053" calcext:value-type="float">
            <text:p>0.009756918416341</text:p>
          </table:table-cell>
          <table:table-cell office:value-type="float" office:value="0.00437404916317025" calcext:value-type="float">
            <text:p>0.00437404916317</text:p>
          </table:table-cell>
        </table:table-row>
        <table:table-row table:style-name="ro1">
          <table:table-cell office:value-type="float" office:value="23.3679181337357" calcext:value-type="float">
            <text:p>23.3679181337357</text:p>
          </table:table-cell>
          <table:table-cell office:value-type="float" office:value="7.75960004329681" calcext:value-type="float">
            <text:p>7.75960004329681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411383521" calcext:value-type="float">
            <text:p>0.97298041138352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904525469278448" calcext:value-type="float">
            <text:p>0.904525469278448</text:p>
          </table:table-cell>
          <table:table-cell office:value-type="float" office:value="0.70996039625771" calcext:value-type="float">
            <text:p>0.70996039625771</text:p>
          </table:table-cell>
          <table:table-cell office:value-type="float" office:value="0.00946702538930748" calcext:value-type="float">
            <text:p>0.009467025389307</text:p>
          </table:table-cell>
          <table:table-cell office:value-type="float" office:value="0.00408891430934269" calcext:value-type="float">
            <text:p>0.004088914309343</text:p>
          </table:table-cell>
        </table:table-row>
        <table:table-row table:style-name="ro1">
          <table:table-cell office:value-type="float" office:value="23.8457580208778" calcext:value-type="float">
            <text:p>23.8457580208778</text:p>
          </table:table-cell>
          <table:table-cell office:value-type="float" office:value="7.81046038866043" calcext:value-type="float">
            <text:p>7.8104603886604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29124174458662" calcext:value-type="float">
            <text:p>1.29124174458662</text:p>
          </table:table-cell>
          <table:table-cell office:value-type="float" office:value="0.968691196111259" calcext:value-type="float">
            <text:p>0.968691196111259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30.1925367116928" calcext:value-type="float">
            <text:p>30.1925367116928</text:p>
          </table:table-cell>
          <table:table-cell office:value-type="float" office:value="8.39380967617035" calcext:value-type="float">
            <text:p>8.3938096761703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52946512900149" calcext:value-type="float">
            <text:p>1.52946512900149</text:p>
          </table:table-cell>
          <table:table-cell office:value-type="float" office:value="0.794347947342619" calcext:value-type="float">
            <text:p>0.794347947342619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5.1311737895012" calcext:value-type="float">
            <text:p>25.1311737895012</text:p>
          </table:table-cell>
          <table:table-cell office:value-type="float" office:value="8.23236268758774" calcext:value-type="float">
            <text:p>8.2323626875877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61074765557097" calcext:value-type="float">
            <text:p>1.61074765557097</text:p>
          </table:table-cell>
          <table:table-cell office:value-type="float" office:value="0.882715316308705" calcext:value-type="float">
            <text:p>0.882715316308705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3.8671358823776" calcext:value-type="float">
            <text:p>23.8671358823776</text:p>
          </table:table-cell>
          <table:table-cell office:value-type="float" office:value="7.95365452766419" calcext:value-type="float">
            <text:p>7.9536545276641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89855705513085" calcext:value-type="float">
            <text:p>1.89855705513085</text:p>
          </table:table-cell>
          <table:table-cell office:value-type="float" office:value="0.770698580574795" calcext:value-type="float">
            <text:p>0.770698580574795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3.9883729815483" calcext:value-type="float">
            <text:p>23.9883729815483</text:p>
          </table:table-cell>
          <table:table-cell office:value-type="float" office:value="7.3485734462738" calcext:value-type="float">
            <text:p>7.348573446273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982649732061507" calcext:value-type="float">
            <text:p>0.982649732061507</text:p>
          </table:table-cell>
          <table:table-cell office:value-type="float" office:value="0.738088979837434" calcext:value-type="float">
            <text:p>0.738088979837434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4.0667593479156" calcext:value-type="float">
            <text:p>24.0667593479156</text:p>
          </table:table-cell>
          <table:table-cell office:value-type="float" office:value="7.59891986846924" calcext:value-type="float">
            <text:p>7.5989198684692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15413019524425" calcext:value-type="float">
            <text:p>1.15413019524425</text:p>
          </table:table-cell>
          <table:table-cell office:value-type="float" office:value="0.455218272421392" calcext:value-type="float">
            <text:p>0.455218272421392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8212407231331" calcext:value-type="float">
            <text:p>23.8212407231331</text:p>
          </table:table-cell>
          <table:table-cell office:value-type="float" office:value="8.0865473151207" calcext:value-type="float">
            <text:p>8.086547315120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14932134877567" calcext:value-type="float">
            <text:p>1.14932134877567</text:p>
          </table:table-cell>
          <table:table-cell office:value-type="float" office:value="0.353285290186572" calcext:value-type="float">
            <text:p>0.353285290186572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5865432024002" calcext:value-type="float">
            <text:p>23.5865432024002</text:p>
          </table:table-cell>
          <table:table-cell office:value-type="float" office:value="7.53927582502365" calcext:value-type="float">
            <text:p>7.5392758250236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967579182817795" calcext:value-type="float">
            <text:p>0.967579182817795</text:p>
          </table:table-cell>
          <table:table-cell office:value-type="float" office:value="0.82564276333543" calcext:value-type="float">
            <text:p>0.82564276333543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4.8459638953209" calcext:value-type="float">
            <text:p>24.8459638953209</text:p>
          </table:table-cell>
          <table:table-cell office:value-type="float" office:value="7.88805168867111" calcext:value-type="float">
            <text:p>7.8880516886711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05798414558338" calcext:value-type="float">
            <text:p>1.05798414558338</text:p>
          </table:table-cell>
          <table:table-cell office:value-type="float" office:value="0.419899017621557" calcext:value-type="float">
            <text:p>0.419899017621557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5031386613846" calcext:value-type="float">
            <text:p>23.5031386613846</text:p>
          </table:table-cell>
          <table:table-cell office:value-type="float" office:value="7.89154809713364" calcext:value-type="float">
            <text:p>7.8915480971336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992774630945174" calcext:value-type="float">
            <text:p>0.992774630945174</text:p>
          </table:table-cell>
          <table:table-cell office:value-type="float" office:value="0.463940361314635" calcext:value-type="float">
            <text:p>0.463940361314635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6700944900513" calcext:value-type="float">
            <text:p>23.6700944900513</text:p>
          </table:table-cell>
          <table:table-cell office:value-type="float" office:value="7.86074888706207" calcext:value-type="float">
            <text:p>7.86074888706207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6080686912458" calcext:value-type="float">
            <text:p>0.99608068691245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1.23497453411257" calcext:value-type="float">
            <text:p>1.23497453411257</text:p>
          </table:table-cell>
          <table:table-cell office:value-type="float" office:value="0.795769882395465" calcext:value-type="float">
            <text:p>0.795769882395465</text:p>
          </table:table-cell>
          <table:table-cell office:value-type="float" office:value="0.0108160707172879" calcext:value-type="float">
            <text:p>0.010816070717288</text:p>
          </table:table-cell>
          <table:table-cell office:value-type="float" office:value="0.00107210880268748" calcext:value-type="float">
            <text:p>0.001072108802687</text:p>
          </table:table-cell>
        </table:table-row>
        <table:table-row table:style-name="ro1">
          <table:table-cell office:value-type="float" office:value="30.2439836859703" calcext:value-type="float">
            <text:p>30.2439836859703</text:p>
          </table:table-cell>
          <table:table-cell office:value-type="float" office:value="7.55774837732315" calcext:value-type="float">
            <text:p>7.5577483773231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5255774454189" calcext:value-type="float">
            <text:p>0.99525577445418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97710900736262" calcext:value-type="float">
            <text:p>1.97710900736262</text:p>
          </table:table-cell>
          <table:table-cell office:value-type="float" office:value="0.595284591886798" calcext:value-type="float">
            <text:p>0.595284591886798</text:p>
          </table:table-cell>
          <table:table-cell office:value-type="float" office:value="0.00969596292811587" calcext:value-type="float">
            <text:p>0.009695962928116</text:p>
          </table:table-cell>
          <table:table-cell office:value-type="float" office:value="0.00147306707738339" calcext:value-type="float">
            <text:p>0.001473067077383</text:p>
          </table:table-cell>
        </table:table-row>
        <table:table-row table:style-name="ro1">
          <table:table-cell office:value-type="float" office:value="29.756994843483" calcext:value-type="float">
            <text:p>29.756994843483</text:p>
          </table:table-cell>
          <table:table-cell office:value-type="float" office:value="7.70219844579697" calcext:value-type="float">
            <text:p>7.70219844579697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4636962573001" calcext:value-type="float">
            <text:p>0.99463696257300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2.92235860909511" calcext:value-type="float">
            <text:p>2.92235860909511</text:p>
          </table:table-cell>
          <table:table-cell office:value-type="float" office:value="2.47926016130431" calcext:value-type="float">
            <text:p>2.47926016130431</text:p>
          </table:table-cell>
          <table:table-cell office:value-type="float" office:value="0.00877595307610566" calcext:value-type="float">
            <text:p>0.008775953076106</text:p>
          </table:table-cell>
          <table:table-cell office:value-type="float" office:value="0.00214362702089863" calcext:value-type="float">
            <text:p>0.002143627020899</text:p>
          </table:table-cell>
        </table:table-row>
        <table:table-row table:style-name="ro1">
          <table:table-cell office:value-type="float" office:value="27.2444407939911" calcext:value-type="float">
            <text:p>27.2444407939911</text:p>
          </table:table-cell>
          <table:table-cell office:value-type="float" office:value="6.81885153055191" calcext:value-type="float">
            <text:p>6.8188515305519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4224421318875" calcext:value-type="float">
            <text:p>0.99422442131887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76275356623183" calcext:value-type="float">
            <text:p>1.76275356623183</text:p>
          </table:table-cell>
          <table:table-cell office:value-type="float" office:value="1.55844579871062" calcext:value-type="float">
            <text:p>1.55844579871062</text:p>
          </table:table-cell>
          <table:table-cell office:value-type="float" office:value="0.00999019915502788" calcext:value-type="float">
            <text:p>0.009990199155028</text:p>
          </table:table-cell>
          <table:table-cell office:value-type="float" office:value="0.00247524715029692" calcext:value-type="float">
            <text:p>0.002475247150297</text:p>
          </table:table-cell>
        </table:table-row>
        <table:table-row table:style-name="ro1">
          <table:table-cell office:value-type="float" office:value="25.9697263836861" calcext:value-type="float">
            <text:p>25.9697263836861</text:p>
          </table:table-cell>
          <table:table-cell office:value-type="float" office:value="6.92148131132126" calcext:value-type="float">
            <text:p>6.92148131132126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2780185986947" calcext:value-type="float">
            <text:p>0.99278018598694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84276730132297" calcext:value-type="float">
            <text:p>1.84276730132297</text:p>
          </table:table-cell>
          <table:table-cell office:value-type="float" office:value="1.10103407735641" calcext:value-type="float">
            <text:p>1.10103407735641</text:p>
          </table:table-cell>
          <table:table-cell office:value-type="float" office:value="0.00959013026380866" calcext:value-type="float">
            <text:p>0.009590130263809</text:p>
          </table:table-cell>
          <table:table-cell office:value-type="float" office:value="0.00236126208427798" calcext:value-type="float">
            <text:p>0.002361262084278</text:p>
          </table:table-cell>
        </table:table-row>
        <table:table-row table:style-name="ro1">
          <table:table-cell office:value-type="float" office:value="25.3122366666794" calcext:value-type="float">
            <text:p>25.3122366666794</text:p>
          </table:table-cell>
          <table:table-cell office:value-type="float" office:value="6.94380968809128" calcext:value-type="float">
            <text:p>6.9438096880912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31310532007779" calcext:value-type="float">
            <text:p>1.31310532007779</text:p>
          </table:table-cell>
          <table:table-cell office:value-type="float" office:value="0.949759339530908" calcext:value-type="float">
            <text:p>0.949759339530908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5.0740873813629" calcext:value-type="float">
            <text:p>25.0740873813629</text:p>
          </table:table-cell>
          <table:table-cell office:value-type="float" office:value="7.32557427883148" calcext:value-type="float">
            <text:p>7.3255742788314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03654619533161" calcext:value-type="float">
            <text:p>1.03654619533161</text:p>
          </table:table-cell>
          <table:table-cell office:value-type="float" office:value="0.519606055300458" calcext:value-type="float">
            <text:p>0.519606055300458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4.2157004475594" calcext:value-type="float">
            <text:p>24.2157004475594</text:p>
          </table:table-cell>
          <table:table-cell office:value-type="float" office:value="7.03626656532288" calcext:value-type="float">
            <text:p>7.0362665653228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19435649805486" calcext:value-type="float">
            <text:p>1.19435649805486</text:p>
          </table:table-cell>
          <table:table-cell office:value-type="float" office:value="0.794644271789221" calcext:value-type="float">
            <text:p>0.794644271789221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6.8548833727837" calcext:value-type="float">
            <text:p>26.8548833727837</text:p>
          </table:table-cell>
          <table:table-cell office:value-type="float" office:value="9.3637962937355" calcext:value-type="float">
            <text:p>9.3637962937355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3186852060565" calcext:value-type="float">
            <text:p>0.97318685206056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55029554671926" calcext:value-type="float">
            <text:p>1.55029554671926</text:p>
          </table:table-cell>
          <table:table-cell office:value-type="float" office:value="0.628586689827405" calcext:value-type="float">
            <text:p>0.628586689827405</text:p>
          </table:table-cell>
          <table:table-cell office:value-type="float" office:value="0.00975691841634053" calcext:value-type="float">
            <text:p>0.009756918416341</text:p>
          </table:table-cell>
          <table:table-cell office:value-type="float" office:value="0.00437404916317025" calcext:value-type="float">
            <text:p>0.00437404916317</text:p>
          </table:table-cell>
        </table:table-row>
        <table:table-row table:style-name="ro1">
          <table:table-cell office:value-type="float" office:value="26.8713949322701" calcext:value-type="float">
            <text:p>26.8713949322701</text:p>
          </table:table-cell>
          <table:table-cell office:value-type="float" office:value="7.27053570747376" calcext:value-type="float">
            <text:p>7.27053570747376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411383521" calcext:value-type="float">
            <text:p>0.97298041138352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36633695824227" calcext:value-type="float">
            <text:p>1.36633695824227</text:p>
          </table:table-cell>
          <table:table-cell office:value-type="float" office:value="1.02131196321056" calcext:value-type="float">
            <text:p>1.02131196321056</text:p>
          </table:table-cell>
          <table:table-cell office:value-type="float" office:value="0.00946702538930748" calcext:value-type="float">
            <text:p>0.009467025389307</text:p>
          </table:table-cell>
          <table:table-cell office:value-type="float" office:value="0.00408891430934269" calcext:value-type="float">
            <text:p>0.004088914309343</text:p>
          </table:table-cell>
        </table:table-row>
        <table:table-row table:style-name="ro1">
          <table:table-cell office:value-type="float" office:value="24.8451532721519" calcext:value-type="float">
            <text:p>24.8451532721519</text:p>
          </table:table-cell>
          <table:table-cell office:value-type="float" office:value="7.29408752918243" calcext:value-type="float">
            <text:p>7.2940875291824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999965937634043" calcext:value-type="float">
            <text:p>0.999965937634043</text:p>
          </table:table-cell>
          <table:table-cell office:value-type="float" office:value="0.63058381110421" calcext:value-type="float">
            <text:p>0.63058381110421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4.4251530170441" calcext:value-type="float">
            <text:p>24.4251530170441</text:p>
          </table:table-cell>
          <table:table-cell office:value-type="float" office:value="7.53847742080689" calcext:value-type="float">
            <text:p>7.5384774208068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83373397611377" calcext:value-type="float">
            <text:p>1.83373397611377</text:p>
          </table:table-cell>
          <table:table-cell office:value-type="float" office:value="0.768683205627754" calcext:value-type="float">
            <text:p>0.768683205627754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4.2104417085648" calcext:value-type="float">
            <text:p>24.2104417085648</text:p>
          </table:table-cell>
          <table:table-cell office:value-type="float" office:value="7.56031584739685" calcext:value-type="float">
            <text:p>7.5603158473968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03046855840562" calcext:value-type="float">
            <text:p>2.03046855840562</text:p>
          </table:table-cell>
          <table:table-cell office:value-type="float" office:value="0.636816576948961" calcext:value-type="float">
            <text:p>0.636816576948961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4.4453208446503" calcext:value-type="float">
            <text:p>24.4453208446503</text:p>
          </table:table-cell>
          <table:table-cell office:value-type="float" office:value="7.47136068344116" calcext:value-type="float">
            <text:p>7.4713606834411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73051776157865" calcext:value-type="float">
            <text:p>1.73051776157865</text:p>
          </table:table-cell>
          <table:table-cell office:value-type="float" office:value="0.854321828111837" calcext:value-type="float">
            <text:p>0.854321828111837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4.3625128269196" calcext:value-type="float">
            <text:p>24.3625128269196</text:p>
          </table:table-cell>
          <table:table-cell office:value-type="float" office:value="7.5731880068779" calcext:value-type="float">
            <text:p>7.573188006877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905805046148226" calcext:value-type="float">
            <text:p>0.905805046148226</text:p>
          </table:table-cell>
          <table:table-cell office:value-type="float" office:value="0.597845302448685" calcext:value-type="float">
            <text:p>0.597845302448685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24.0013758540154" calcext:value-type="float">
            <text:p>24.0013758540154</text:p>
          </table:table-cell>
          <table:table-cell office:value-type="float" office:value="7.64160948991776" calcext:value-type="float">
            <text:p>7.6416094899177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753958024937393" calcext:value-type="float">
            <text:p>0.753958024937393</text:p>
          </table:table-cell>
          <table:table-cell office:value-type="float" office:value="0.552064730961331" calcext:value-type="float">
            <text:p>0.552064730961331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7457334399223" calcext:value-type="float">
            <text:p>23.7457334399223</text:p>
          </table:table-cell>
          <table:table-cell office:value-type="float" office:value="7.61741179227829" calcext:value-type="float">
            <text:p>7.6174117922782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902850412521767" calcext:value-type="float">
            <text:p>0.902850412521767</text:p>
          </table:table-cell>
          <table:table-cell office:value-type="float" office:value="0.309334644821452" calcext:value-type="float">
            <text:p>0.309334644821452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7713190317154" calcext:value-type="float">
            <text:p>23.7713190317154</text:p>
          </table:table-cell>
          <table:table-cell office:value-type="float" office:value="7.83915627002716" calcext:value-type="float">
            <text:p>7.8391562700271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784499282060783" calcext:value-type="float">
            <text:p>0.784499282060783</text:p>
          </table:table-cell>
          <table:table-cell office:value-type="float" office:value="0.696713764275889" calcext:value-type="float">
            <text:p>0.696713764275889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8752346634865" calcext:value-type="float">
            <text:p>23.8752346634865</text:p>
          </table:table-cell>
          <table:table-cell office:value-type="float" office:value="8.65154039859772" calcext:value-type="float">
            <text:p>8.6515403985977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58382385118435" calcext:value-type="float">
            <text:p>1.58382385118435</text:p>
          </table:table-cell>
          <table:table-cell office:value-type="float" office:value="0.91581671844354" calcext:value-type="float">
            <text:p>0.91581671844354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3.9395712614059" calcext:value-type="float">
            <text:p>23.9395712614059</text:p>
          </table:table-cell>
          <table:table-cell office:value-type="float" office:value="7.9939638376236" calcext:value-type="float">
            <text:p>7.993963837623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28206532673179" calcext:value-type="float">
            <text:p>1.28206532673179</text:p>
          </table:table-cell>
          <table:table-cell office:value-type="float" office:value="0.544830576711717" calcext:value-type="float">
            <text:p>0.544830576711717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24.9791129231453" calcext:value-type="float">
            <text:p>24.9791129231453</text:p>
          </table:table-cell>
          <table:table-cell office:value-type="float" office:value="7.46481335163116" calcext:value-type="float">
            <text:p>7.46481335163116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6080686912458" calcext:value-type="float">
            <text:p>0.99608068691245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1.4521269827609" calcext:value-type="float">
            <text:p>1.4521269827609</text:p>
          </table:table-cell>
          <table:table-cell office:value-type="float" office:value="0.875030098064196" calcext:value-type="float">
            <text:p>0.875030098064196</text:p>
          </table:table-cell>
          <table:table-cell office:value-type="float" office:value="0.0108160707172879" calcext:value-type="float">
            <text:p>0.010816070717288</text:p>
          </table:table-cell>
          <table:table-cell office:value-type="float" office:value="0.00107210880268748" calcext:value-type="float">
            <text:p>0.001072108802687</text:p>
          </table:table-cell>
        </table:table-row>
        <table:table-row table:style-name="ro1">
          <table:table-cell office:value-type="float" office:value="24.2213586568832" calcext:value-type="float">
            <text:p>24.2213586568832</text:p>
          </table:table-cell>
          <table:table-cell office:value-type="float" office:value="7.88233387470245" calcext:value-type="float">
            <text:p>7.8823338747024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5255774454189" calcext:value-type="float">
            <text:p>0.99525577445418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18542400695692" calcext:value-type="float">
            <text:p>1.18542400695692</text:p>
          </table:table-cell>
          <table:table-cell office:value-type="float" office:value="0.692665179595182" calcext:value-type="float">
            <text:p>0.692665179595182</text:p>
          </table:table-cell>
          <table:table-cell office:value-type="float" office:value="0.00969596292811587" calcext:value-type="float">
            <text:p>0.009695962928116</text:p>
          </table:table-cell>
          <table:table-cell office:value-type="float" office:value="0.00147306707738339" calcext:value-type="float">
            <text:p>0.001473067077383</text:p>
          </table:table-cell>
        </table:table-row>
        <table:table-row table:style-name="ro1">
          <table:table-cell office:value-type="float" office:value="23.8846720457077" calcext:value-type="float">
            <text:p>23.8846720457077</text:p>
          </table:table-cell>
          <table:table-cell office:value-type="float" office:value="8.489861369133" calcext:value-type="float">
            <text:p>8.489861369133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4636962573001" calcext:value-type="float">
            <text:p>0.99463696257300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44631926735205" calcext:value-type="float">
            <text:p>1.44631926735205</text:p>
          </table:table-cell>
          <table:table-cell office:value-type="float" office:value="0.977749601629355" calcext:value-type="float">
            <text:p>0.977749601629355</text:p>
          </table:table-cell>
          <table:table-cell office:value-type="float" office:value="0.00877595307610566" calcext:value-type="float">
            <text:p>0.008775953076106</text:p>
          </table:table-cell>
          <table:table-cell office:value-type="float" office:value="0.00214362702089863" calcext:value-type="float">
            <text:p>0.002143627020899</text:p>
          </table:table-cell>
        </table:table-row>
        <table:table-row table:style-name="ro1">
          <table:table-cell office:value-type="float" office:value="26.792298078537" calcext:value-type="float">
            <text:p>26.792298078537</text:p>
          </table:table-cell>
          <table:table-cell office:value-type="float" office:value="7.14603942632675" calcext:value-type="float">
            <text:p>7.1460394263267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4224421318875" calcext:value-type="float">
            <text:p>0.99422442131887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4477098870666" calcext:value-type="float">
            <text:p>1.4477098870666</text:p>
          </table:table-cell>
          <table:table-cell office:value-type="float" office:value="1.12901812584547" calcext:value-type="float">
            <text:p>1.12901812584547</text:p>
          </table:table-cell>
          <table:table-cell office:value-type="float" office:value="0.00999019915502788" calcext:value-type="float">
            <text:p>0.009990199155028</text:p>
          </table:table-cell>
          <table:table-cell office:value-type="float" office:value="0.00247524715029692" calcext:value-type="float">
            <text:p>0.002475247150297</text:p>
          </table:table-cell>
        </table:table-row>
        <table:table-row table:style-name="ro1">
          <table:table-cell office:value-type="float" office:value="26.4507614970207" calcext:value-type="float">
            <text:p>26.4507614970207</text:p>
          </table:table-cell>
          <table:table-cell office:value-type="float" office:value="7.89849281311035" calcext:value-type="float">
            <text:p>7.89849281311035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2780185986947" calcext:value-type="float">
            <text:p>0.99278018598694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47550862382114" calcext:value-type="float">
            <text:p>1.47550862382114</text:p>
          </table:table-cell>
          <table:table-cell office:value-type="float" office:value="0.649994060669344" calcext:value-type="float">
            <text:p>0.649994060669344</text:p>
          </table:table-cell>
          <table:table-cell office:value-type="float" office:value="0.00959013026380866" calcext:value-type="float">
            <text:p>0.009590130263809</text:p>
          </table:table-cell>
          <table:table-cell office:value-type="float" office:value="0.00236126208427798" calcext:value-type="float">
            <text:p>0.002361262084278</text:p>
          </table:table-cell>
        </table:table-row>
        <table:table-row table:style-name="ro1">
          <table:table-cell office:value-type="float" office:value="34.1910869479179" calcext:value-type="float">
            <text:p>34.1910869479179</text:p>
          </table:table-cell>
          <table:table-cell office:value-type="float" office:value="8.87571275234222" calcext:value-type="float">
            <text:p>8.8757127523422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57981151438886" calcext:value-type="float">
            <text:p>1.57981151438886</text:p>
          </table:table-cell>
          <table:table-cell office:value-type="float" office:value="0.729199828638149" calcext:value-type="float">
            <text:p>0.729199828638149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29.3202239274979" calcext:value-type="float">
            <text:p>29.3202239274979</text:p>
          </table:table-cell>
          <table:table-cell office:value-type="float" office:value="9.26744258403778" calcext:value-type="float">
            <text:p>9.2674425840377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5.08683146594377" calcext:value-type="float">
            <text:p>5.08683146594377</text:p>
          </table:table-cell>
          <table:table-cell office:value-type="float" office:value="0.934457252375542" calcext:value-type="float">
            <text:p>0.934457252375542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30.6412630081177" calcext:value-type="float">
            <text:p>30.6412630081177</text:p>
          </table:table-cell>
          <table:table-cell office:value-type="float" office:value="9.7949852347374" calcext:value-type="float">
            <text:p>9.794985234737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0.956259664442198" calcext:value-type="float">
            <text:p>0.956259664442198</text:p>
          </table:table-cell>
          <table:table-cell office:value-type="float" office:value="1.56652571095466" calcext:value-type="float">
            <text:p>1.56652571095466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35.2407213449478" calcext:value-type="float">
            <text:p>35.2407213449478</text:p>
          </table:table-cell>
          <table:table-cell office:value-type="float" office:value="11.0279897451401" calcext:value-type="float">
            <text:p>11.0279897451401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3186852060565" calcext:value-type="float">
            <text:p>0.97318685206056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0.1616154806234" calcext:value-type="float">
            <text:p>10.1616154806234</text:p>
          </table:table-cell>
          <table:table-cell office:value-type="float" office:value="2.28695936367968" calcext:value-type="float">
            <text:p>2.28695936367968</text:p>
          </table:table-cell>
          <table:table-cell office:value-type="float" office:value="0.00975691841634053" calcext:value-type="float">
            <text:p>0.009756918416341</text:p>
          </table:table-cell>
          <table:table-cell office:value-type="float" office:value="0.00437404916317025" calcext:value-type="float">
            <text:p>0.00437404916317</text:p>
          </table:table-cell>
        </table:table-row>
        <table:table-row table:style-name="ro1">
          <table:table-cell office:value-type="float" office:value="37.8878515958786" calcext:value-type="float">
            <text:p>37.8878515958786</text:p>
          </table:table-cell>
          <table:table-cell office:value-type="float" office:value="10.1031423807144" calcext:value-type="float">
            <text:p>10.103142380714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411383521" calcext:value-type="float">
            <text:p>0.97298041138352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7.36730961317903" calcext:value-type="float">
            <text:p>7.36730961317903</text:p>
          </table:table-cell>
          <table:table-cell office:value-type="float" office:value="3.20455509251448" calcext:value-type="float">
            <text:p>3.20455509251448</text:p>
          </table:table-cell>
          <table:table-cell office:value-type="float" office:value="0.00946702538930748" calcext:value-type="float">
            <text:p>0.009467025389307</text:p>
          </table:table-cell>
          <table:table-cell office:value-type="float" office:value="0.00408891430934269" calcext:value-type="float">
            <text:p>0.004088914309343</text:p>
          </table:table-cell>
        </table:table-row>
        <table:table-row table:style-name="ro1">
          <table:table-cell office:value-type="float" office:value="41.9750643372536" calcext:value-type="float">
            <text:p>41.9750643372536</text:p>
          </table:table-cell>
          <table:table-cell office:value-type="float" office:value="10.4877613186836" calcext:value-type="float">
            <text:p>10.487761318683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6.37871753703546" calcext:value-type="float">
            <text:p>6.37871753703546</text:p>
          </table:table-cell>
          <table:table-cell office:value-type="float" office:value="4.13243304888138" calcext:value-type="float">
            <text:p>4.13243304888138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40.2878809571266" calcext:value-type="float">
            <text:p>40.2878809571266</text:p>
          </table:table-cell>
          <table:table-cell office:value-type="float" office:value="10.0571069717407" calcext:value-type="float">
            <text:p>10.057106971740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07286505836976" calcext:value-type="float">
            <text:p>3.07286505836976</text:p>
          </table:table-cell>
          <table:table-cell office:value-type="float" office:value="3.15994115537581" calcext:value-type="float">
            <text:p>3.15994115537581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41.3892068266869" calcext:value-type="float">
            <text:p>41.3892068266869</text:p>
          </table:table-cell>
          <table:table-cell office:value-type="float" office:value="9.04751861095428" calcext:value-type="float">
            <text:p>9.0475186109542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6.48325798833165" calcext:value-type="float">
            <text:p>6.48325798833165</text:p>
          </table:table-cell>
          <table:table-cell office:value-type="float" office:value="3.01366660927203" calcext:value-type="float">
            <text:p>3.01366660927203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42.081954061985" calcext:value-type="float">
            <text:p>42.081954061985</text:p>
          </table:table-cell>
          <table:table-cell office:value-type="float" office:value="9.09621906280518" calcext:value-type="float">
            <text:p>9.0962190628051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0.925611631677281" calcext:value-type="float">
            <text:p>0.925611631677281</text:p>
          </table:table-cell>
          <table:table-cell office:value-type="float" office:value="2.84239788162986" calcext:value-type="float">
            <text:p>2.84239788162986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37.1378403902054" calcext:value-type="float">
            <text:p>37.1378403902054</text:p>
          </table:table-cell>
          <table:table-cell office:value-type="float" office:value="7.11657422780991" calcext:value-type="float">
            <text:p>7.1165742278099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4.9650354087636" calcext:value-type="float">
            <text:p>4.9650354087636</text:p>
          </table:table-cell>
          <table:table-cell office:value-type="float" office:value="2.27793163682303" calcext:value-type="float">
            <text:p>2.27793163682303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38.9652541875839" calcext:value-type="float">
            <text:p>38.9652541875839</text:p>
          </table:table-cell>
          <table:table-cell office:value-type="float" office:value="6.55093616247177" calcext:value-type="float">
            <text:p>6.5509361624717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6.33774223399808" calcext:value-type="float">
            <text:p>6.33774223399808</text:p>
          </table:table-cell>
          <table:table-cell office:value-type="float" office:value="1.83558437263449" calcext:value-type="float">
            <text:p>1.83558437263449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33.5200517773628" calcext:value-type="float">
            <text:p>33.5200517773628</text:p>
          </table:table-cell>
          <table:table-cell office:value-type="float" office:value="5.84170985221863" calcext:value-type="float">
            <text:p>5.8417098522186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76652537577036" calcext:value-type="float">
            <text:p>3.76652537577036</text:p>
          </table:table-cell>
          <table:table-cell office:value-type="float" office:value="2.12188369417588" calcext:value-type="float">
            <text:p>2.12188369417588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34.3643084764481" calcext:value-type="float">
            <text:p>34.3643084764481</text:p>
          </table:table-cell>
          <table:table-cell office:value-type="float" office:value="5.39324736595154" calcext:value-type="float">
            <text:p>5.3932473659515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4.60234345877324" calcext:value-type="float">
            <text:p>4.60234345877324</text:p>
          </table:table-cell>
          <table:table-cell office:value-type="float" office:value="1.79786482187191" calcext:value-type="float">
            <text:p>1.79786482187191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33.7713158130646" calcext:value-type="float">
            <text:p>33.7713158130646</text:p>
          </table:table-cell>
          <table:table-cell office:value-type="float" office:value="5.21058130264282" calcext:value-type="float">
            <text:p>5.2105813026428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4.42226187805876" calcext:value-type="float">
            <text:p>4.42226187805876</text:p>
          </table:table-cell>
          <table:table-cell office:value-type="float" office:value="2.0506909631006" calcext:value-type="float">
            <text:p>2.0506909631006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37.5779056549072" calcext:value-type="float">
            <text:p>37.5779056549072</text:p>
          </table:table-cell>
          <table:table-cell office:value-type="float" office:value="5.03978884220123" calcext:value-type="float">
            <text:p>5.0397888422012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4.11920494669749" calcext:value-type="float">
            <text:p>4.11920494669749</text:p>
          </table:table-cell>
          <table:table-cell office:value-type="float" office:value="1.52767752646834" calcext:value-type="float">
            <text:p>1.52767752646834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34.1927661299705" calcext:value-type="float">
            <text:p>34.1927661299705</text:p>
          </table:table-cell>
          <table:table-cell office:value-type="float" office:value="5.46541678905487" calcext:value-type="float">
            <text:p>5.46541678905487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6080686912458" calcext:value-type="float">
            <text:p>0.99608068691245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4.53492853902925" calcext:value-type="float">
            <text:p>4.53492853902925</text:p>
          </table:table-cell>
          <table:table-cell office:value-type="float" office:value="1.91880726003781" calcext:value-type="float">
            <text:p>1.91880726003781</text:p>
          </table:table-cell>
          <table:table-cell office:value-type="float" office:value="0.0108160707172879" calcext:value-type="float">
            <text:p>0.010816070717288</text:p>
          </table:table-cell>
          <table:table-cell office:value-type="float" office:value="0.00107210880268748" calcext:value-type="float">
            <text:p>0.001072108802687</text:p>
          </table:table-cell>
        </table:table-row>
        <table:table-row table:style-name="ro1">
          <table:table-cell office:value-type="float" office:value="33.7190327048302" calcext:value-type="float">
            <text:p>33.7190327048302</text:p>
          </table:table-cell>
          <table:table-cell office:value-type="float" office:value="5.90207612514496" calcext:value-type="float">
            <text:p>5.9020761251449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5255774454189" calcext:value-type="float">
            <text:p>0.99525577445418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5.34714910759278" calcext:value-type="float">
            <text:p>5.34714910759278</text:p>
          </table:table-cell>
          <table:table-cell office:value-type="float" office:value="1.91803594098696" calcext:value-type="float">
            <text:p>1.91803594098696</text:p>
          </table:table-cell>
          <table:table-cell office:value-type="float" office:value="0.00969596292811587" calcext:value-type="float">
            <text:p>0.009695962928116</text:p>
          </table:table-cell>
          <table:table-cell office:value-type="float" office:value="0.00147306707738339" calcext:value-type="float">
            <text:p>0.001473067077383</text:p>
          </table:table-cell>
        </table:table-row>
        <table:table-row table:style-name="ro1">
          <table:table-cell office:value-type="float" office:value="33.8337454199791" calcext:value-type="float">
            <text:p>33.8337454199791</text:p>
          </table:table-cell>
          <table:table-cell office:value-type="float" office:value="5.66309583187103" calcext:value-type="float">
            <text:p>5.66309583187103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4636962573001" calcext:value-type="float">
            <text:p>0.99463696257300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5.97087398192989" calcext:value-type="float">
            <text:p>5.97087398192989</text:p>
          </table:table-cell>
          <table:table-cell office:value-type="float" office:value="2.03573649916257" calcext:value-type="float">
            <text:p>2.03573649916257</text:p>
          </table:table-cell>
          <table:table-cell office:value-type="float" office:value="0.00877595307610566" calcext:value-type="float">
            <text:p>0.008775953076106</text:p>
          </table:table-cell>
          <table:table-cell office:value-type="float" office:value="0.00214362702089863" calcext:value-type="float">
            <text:p>0.002143627020899</text:p>
          </table:table-cell>
        </table:table-row>
        <table:table-row table:style-name="ro1">
          <table:table-cell office:value-type="float" office:value="33.4195808172226" calcext:value-type="float">
            <text:p>33.4195808172226</text:p>
          </table:table-cell>
          <table:table-cell office:value-type="float" office:value="5.37619435787201" calcext:value-type="float">
            <text:p>5.3761943578720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4224421318875" calcext:value-type="float">
            <text:p>0.99422442131887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4.87653619544606" calcext:value-type="float">
            <text:p>4.87653619544606</text:p>
          </table:table-cell>
          <table:table-cell office:value-type="float" office:value="1.98236653062385" calcext:value-type="float">
            <text:p>1.98236653062385</text:p>
          </table:table-cell>
          <table:table-cell office:value-type="float" office:value="0.00999019915502788" calcext:value-type="float">
            <text:p>0.009990199155028</text:p>
          </table:table-cell>
          <table:table-cell office:value-type="float" office:value="0.00247524715029692" calcext:value-type="float">
            <text:p>0.002475247150297</text:p>
          </table:table-cell>
        </table:table-row>
        <table:table-row table:style-name="ro1">
          <table:table-cell office:value-type="float" office:value="36.9824458956718" calcext:value-type="float">
            <text:p>36.9824458956718</text:p>
          </table:table-cell>
          <table:table-cell office:value-type="float" office:value="5.54379600286484" calcext:value-type="float">
            <text:p>5.54379600286484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2780185986947" calcext:value-type="float">
            <text:p>0.99278018598694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3.70953809188962" calcext:value-type="float">
            <text:p>3.70953809188962</text:p>
          </table:table-cell>
          <table:table-cell office:value-type="float" office:value="1.66980131120535" calcext:value-type="float">
            <text:p>1.66980131120535</text:p>
          </table:table-cell>
          <table:table-cell office:value-type="float" office:value="0.00959013026380866" calcext:value-type="float">
            <text:p>0.009590130263809</text:p>
          </table:table-cell>
          <table:table-cell office:value-type="float" office:value="0.00236126208427798" calcext:value-type="float">
            <text:p>0.002361262084278</text:p>
          </table:table-cell>
        </table:table-row>
        <table:table-row table:style-name="ro1">
          <table:table-cell office:value-type="float" office:value="33.5690329670906" calcext:value-type="float">
            <text:p>33.5690329670906</text:p>
          </table:table-cell>
          <table:table-cell office:value-type="float" office:value="5.22676181793213" calcext:value-type="float">
            <text:p>5.22676181793213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4.8387119721665" calcext:value-type="float">
            <text:p>4.8387119721665</text:p>
          </table:table-cell>
          <table:table-cell office:value-type="float" office:value="1.86445898189924" calcext:value-type="float">
            <text:p>1.86445898189924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33.3283237218857" calcext:value-type="float">
            <text:p>33.3283237218857</text:p>
          </table:table-cell>
          <table:table-cell office:value-type="float" office:value="5.02812474966049" calcext:value-type="float">
            <text:p>5.0281247496604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4.5097764932706" calcext:value-type="float">
            <text:p>4.5097764932706</text:p>
          </table:table-cell>
          <table:table-cell office:value-type="float" office:value="1.5662859792394" calcext:value-type="float">
            <text:p>1.5662859792394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33.4172295928001" calcext:value-type="float">
            <text:p>33.4172295928001</text:p>
          </table:table-cell>
          <table:table-cell office:value-type="float" office:value="5.21434915065765" calcext:value-type="float">
            <text:p>5.21434915065765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4.74445477654858" calcext:value-type="float">
            <text:p>4.74445477654858</text:p>
          </table:table-cell>
          <table:table-cell office:value-type="float" office:value="2.16677662635568" calcext:value-type="float">
            <text:p>2.16677662635568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34.279997587204" calcext:value-type="float">
            <text:p>34.279997587204</text:p>
          </table:table-cell>
          <table:table-cell office:value-type="float" office:value="5.14841324090958" calcext:value-type="float">
            <text:p>5.14841324090958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3186852060565" calcext:value-type="float">
            <text:p>0.97318685206056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4.45248073556817" calcext:value-type="float">
            <text:p>4.45248073556817</text:p>
          </table:table-cell>
          <table:table-cell office:value-type="float" office:value="1.86259321902209" calcext:value-type="float">
            <text:p>1.86259321902209</text:p>
          </table:table-cell>
          <table:table-cell office:value-type="float" office:value="0.00975691841634053" calcext:value-type="float">
            <text:p>0.009756918416341</text:p>
          </table:table-cell>
          <table:table-cell office:value-type="float" office:value="0.00437404916317025" calcext:value-type="float">
            <text:p>0.00437404916317</text:p>
          </table:table-cell>
        </table:table-row>
        <table:table-row table:style-name="ro1">
          <table:table-cell office:value-type="float" office:value="34.5690079331398" calcext:value-type="float">
            <text:p>34.5690079331398</text:p>
          </table:table-cell>
          <table:table-cell office:value-type="float" office:value="5.11296319961548" calcext:value-type="float">
            <text:p>5.1129631996154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411383521" calcext:value-type="float">
            <text:p>0.97298041138352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3.86899577602252" calcext:value-type="float">
            <text:p>3.86899577602252</text:p>
          </table:table-cell>
          <table:table-cell office:value-type="float" office:value="1.95113072848062" calcext:value-type="float">
            <text:p>1.95113072848062</text:p>
          </table:table-cell>
          <table:table-cell office:value-type="float" office:value="0.00946702538930748" calcext:value-type="float">
            <text:p>0.009467025389307</text:p>
          </table:table-cell>
          <table:table-cell office:value-type="float" office:value="0.00408891430934269" calcext:value-type="float">
            <text:p>0.004088914309343</text:p>
          </table:table-cell>
        </table:table-row>
        <table:table-row table:style-name="ro1">
          <table:table-cell office:value-type="float" office:value="34.6119997501373" calcext:value-type="float">
            <text:p>34.6119997501373</text:p>
          </table:table-cell>
          <table:table-cell office:value-type="float" office:value="5.23011589050293" calcext:value-type="float">
            <text:p>5.2301158905029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4.13598417702022" calcext:value-type="float">
            <text:p>4.13598417702022</text:p>
          </table:table-cell>
          <table:table-cell office:value-type="float" office:value="1.88405140826854" calcext:value-type="float">
            <text:p>1.88405140826854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34.6687841415405" calcext:value-type="float">
            <text:p>34.6687841415405</text:p>
          </table:table-cell>
          <table:table-cell office:value-type="float" office:value="5.04403644800186" calcext:value-type="float">
            <text:p>5.0440364480018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4.53866672882877" calcext:value-type="float">
            <text:p>4.53866672882877</text:p>
          </table:table-cell>
          <table:table-cell office:value-type="float" office:value="1.61540963954555" calcext:value-type="float">
            <text:p>1.61540963954555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34.7034087777138" calcext:value-type="float">
            <text:p>34.7034087777138</text:p>
          </table:table-cell>
          <table:table-cell office:value-type="float" office:value="5.09350031614304" calcext:value-type="float">
            <text:p>5.0935003161430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60710565271817" calcext:value-type="float">
            <text:p>3.60710565271817</text:p>
          </table:table-cell>
          <table:table-cell office:value-type="float" office:value="1.77629423616209" calcext:value-type="float">
            <text:p>1.77629423616209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34.8060202598572" calcext:value-type="float">
            <text:p>34.8060202598572</text:p>
          </table:table-cell>
          <table:table-cell office:value-type="float" office:value="5.20060831308365" calcext:value-type="float">
            <text:p>5.2006083130836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91817516948452" calcext:value-type="float">
            <text:p>3.91817516948452</text:p>
          </table:table-cell>
          <table:table-cell office:value-type="float" office:value="1.70957270446029" calcext:value-type="float">
            <text:p>1.70957270446029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36.0092539787292" calcext:value-type="float">
            <text:p>36.0092539787292</text:p>
          </table:table-cell>
          <table:table-cell office:value-type="float" office:value="4.3127965927124" calcext:value-type="float">
            <text:p>4.312796592712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4.25746064614315" calcext:value-type="float">
            <text:p>4.25746064614315</text:p>
          </table:table-cell>
          <table:table-cell office:value-type="float" office:value="0.3957182407853" calcext:value-type="float">
            <text:p>0.3957182407853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35.8842324018478" calcext:value-type="float">
            <text:p>35.8842324018478</text:p>
          </table:table-cell>
          <table:table-cell office:value-type="float" office:value="4.55287319421768" calcext:value-type="float">
            <text:p>4.5528731942176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55072567827961" calcext:value-type="float">
            <text:p>3.55072567827961</text:p>
          </table:table-cell>
          <table:table-cell office:value-type="float" office:value="0.792732678748052" calcext:value-type="float">
            <text:p>0.792732678748052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35.4886394143105" calcext:value-type="float">
            <text:p>35.4886394143105</text:p>
          </table:table-cell>
          <table:table-cell office:value-type="float" office:value="4.43821007013321" calcext:value-type="float">
            <text:p>4.4382100701332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7105534292782" calcext:value-type="float">
            <text:p>2.7105534292782</text:p>
          </table:table-cell>
          <table:table-cell office:value-type="float" office:value="0.777594458737297" calcext:value-type="float">
            <text:p>0.777594458737297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36.670301258564" calcext:value-type="float">
            <text:p>36.670301258564</text:p>
          </table:table-cell>
          <table:table-cell office:value-type="float" office:value="4.6171201467514" calcext:value-type="float">
            <text:p>4.617120146751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02479777936761" calcext:value-type="float">
            <text:p>2.02479777936761</text:p>
          </table:table-cell>
          <table:table-cell office:value-type="float" office:value="0.832405233622491" calcext:value-type="float">
            <text:p>0.832405233622491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35.392962038517" calcext:value-type="float">
            <text:p>35.392962038517</text:p>
          </table:table-cell>
          <table:table-cell office:value-type="float" office:value="4.56392550468445" calcext:value-type="float">
            <text:p>4.5639255046844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87202617751153" calcext:value-type="float">
            <text:p>1.87202617751153</text:p>
          </table:table-cell>
          <table:table-cell office:value-type="float" office:value="0.8794101096403" calcext:value-type="float">
            <text:p>0.8794101096403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35.3283629417419" calcext:value-type="float">
            <text:p>35.3283629417419</text:p>
          </table:table-cell>
          <table:table-cell office:value-type="float" office:value="4.37264239788055" calcext:value-type="float">
            <text:p>4.3726423978805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752159215439904" calcext:value-type="float">
            <text:p>0.752159215439904</text:p>
          </table:table-cell>
          <table:table-cell office:value-type="float" office:value="0.802825644690829" calcext:value-type="float">
            <text:p>0.802825644690829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35.6678182482719" calcext:value-type="float">
            <text:p>35.6678182482719</text:p>
          </table:table-cell>
          <table:table-cell office:value-type="float" office:value="4.35147744417191" calcext:value-type="float">
            <text:p>4.35147744417191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6080686912458" calcext:value-type="float">
            <text:p>0.99608068691245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0.799419908974843" calcext:value-type="float">
            <text:p>0.799419908974843</text:p>
          </table:table-cell>
          <table:table-cell office:value-type="float" office:value="0.853960697686381" calcext:value-type="float">
            <text:p>0.853960697686381</text:p>
          </table:table-cell>
          <table:table-cell office:value-type="float" office:value="0.0108160707172879" calcext:value-type="float">
            <text:p>0.010816070717288</text:p>
          </table:table-cell>
          <table:table-cell office:value-type="float" office:value="0.00107210880268748" calcext:value-type="float">
            <text:p>0.001072108802687</text:p>
          </table:table-cell>
        </table:table-row>
        <table:table-row table:style-name="ro1">
          <table:table-cell office:value-type="float" office:value="35.7441724538803" calcext:value-type="float">
            <text:p>35.7441724538803</text:p>
          </table:table-cell>
          <table:table-cell office:value-type="float" office:value="4.63453453779221" calcext:value-type="float">
            <text:p>4.6345345377922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5255774454189" calcext:value-type="float">
            <text:p>0.99525577445418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35762062731376" calcext:value-type="float">
            <text:p>1.35762062731376</text:p>
          </table:table-cell>
          <table:table-cell office:value-type="float" office:value="0.89845181343425" calcext:value-type="float">
            <text:p>0.89845181343425</text:p>
          </table:table-cell>
          <table:table-cell office:value-type="float" office:value="0.00969596292811587" calcext:value-type="float">
            <text:p>0.009695962928116</text:p>
          </table:table-cell>
          <table:table-cell office:value-type="float" office:value="0.00147306707738339" calcext:value-type="float">
            <text:p>0.001473067077383</text:p>
          </table:table-cell>
        </table:table-row>
        <table:table-row table:style-name="ro1">
          <table:table-cell office:value-type="float" office:value="36.1394485235214" calcext:value-type="float">
            <text:p>36.1394485235214</text:p>
          </table:table-cell>
          <table:table-cell office:value-type="float" office:value="4.63586455583572" calcext:value-type="float">
            <text:p>4.63586455583572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4636962573001" calcext:value-type="float">
            <text:p>0.99463696257300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2.256946926051" calcext:value-type="float">
            <text:p>2.256946926051</text:p>
          </table:table-cell>
          <table:table-cell office:value-type="float" office:value="0.895482071689096" calcext:value-type="float">
            <text:p>0.895482071689096</text:p>
          </table:table-cell>
          <table:table-cell office:value-type="float" office:value="0.00877595307610566" calcext:value-type="float">
            <text:p>0.008775953076106</text:p>
          </table:table-cell>
          <table:table-cell office:value-type="float" office:value="0.00214362702089863" calcext:value-type="float">
            <text:p>0.002143627020899</text:p>
          </table:table-cell>
        </table:table-row>
        <table:table-row table:style-name="ro1">
          <table:table-cell office:value-type="float" office:value="36.8804135918617" calcext:value-type="float">
            <text:p>36.8804135918617</text:p>
          </table:table-cell>
          <table:table-cell office:value-type="float" office:value="5.05725890398026" calcext:value-type="float">
            <text:p>5.0572589039802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4224421318875" calcext:value-type="float">
            <text:p>0.99422442131887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2.58213778510888" calcext:value-type="float">
            <text:p>2.58213778510888</text:p>
          </table:table-cell>
          <table:table-cell office:value-type="float" office:value="0.863417462758028" calcext:value-type="float">
            <text:p>0.863417462758028</text:p>
          </table:table-cell>
          <table:table-cell office:value-type="float" office:value="0.00999019915502788" calcext:value-type="float">
            <text:p>0.009990199155028</text:p>
          </table:table-cell>
          <table:table-cell office:value-type="float" office:value="0.00247524715029692" calcext:value-type="float">
            <text:p>0.002475247150297</text:p>
          </table:table-cell>
        </table:table-row>
        <table:table-row table:style-name="ro1">
          <table:table-cell office:value-type="float" office:value="37.5528745651245" calcext:value-type="float">
            <text:p>37.5528745651245</text:p>
          </table:table-cell>
          <table:table-cell office:value-type="float" office:value="5.15692740678787" calcext:value-type="float">
            <text:p>5.15692740678787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2780185986947" calcext:value-type="float">
            <text:p>0.99278018598694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2.66146656251156" calcext:value-type="float">
            <text:p>2.66146656251156</text:p>
          </table:table-cell>
          <table:table-cell office:value-type="float" office:value="0.882721129083074" calcext:value-type="float">
            <text:p>0.882721129083074</text:p>
          </table:table-cell>
          <table:table-cell office:value-type="float" office:value="0.00959013026380866" calcext:value-type="float">
            <text:p>0.009590130263809</text:p>
          </table:table-cell>
          <table:table-cell office:value-type="float" office:value="0.00236126208427798" calcext:value-type="float">
            <text:p>0.002361262084278</text:p>
          </table:table-cell>
        </table:table-row>
        <table:table-row table:style-name="ro1">
          <table:table-cell office:value-type="float" office:value="36.6693118214607" calcext:value-type="float">
            <text:p>36.6693118214607</text:p>
          </table:table-cell>
          <table:table-cell office:value-type="float" office:value="4.52811813354492" calcext:value-type="float">
            <text:p>4.5281181335449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2.4421012880039" calcext:value-type="float">
            <text:p>2.4421012880039</text:p>
          </table:table-cell>
          <table:table-cell office:value-type="float" office:value="0.950676943850296" calcext:value-type="float">
            <text:p>0.950676943850296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36.8620339035988" calcext:value-type="float">
            <text:p>36.8620339035988</text:p>
          </table:table-cell>
          <table:table-cell office:value-type="float" office:value="4.64326387643814" calcext:value-type="float">
            <text:p>4.6432638764381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2.6494018648805" calcext:value-type="float">
            <text:p>2.6494018648805</text:p>
          </table:table-cell>
          <table:table-cell office:value-type="float" office:value="0.894697939685038" calcext:value-type="float">
            <text:p>0.894697939685038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36.3127700090408" calcext:value-type="float">
            <text:p>36.3127700090408</text:p>
          </table:table-cell>
          <table:table-cell office:value-type="float" office:value="4.44833701848984" calcext:value-type="float">
            <text:p>4.4483370184898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8548687810533" calcext:value-type="float">
            <text:p>1.8548687810533</text:p>
          </table:table-cell>
          <table:table-cell office:value-type="float" office:value="0.877746195933737" calcext:value-type="float">
            <text:p>0.877746195933737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35.4808666110039" calcext:value-type="float">
            <text:p>35.4808666110039</text:p>
          </table:table-cell>
          <table:table-cell office:value-type="float" office:value="4.5307708978653" calcext:value-type="float">
            <text:p>4.5307708978653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3186852060565" calcext:value-type="float">
            <text:p>0.97318685206056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65224247002379" calcext:value-type="float">
            <text:p>1.65224247002379</text:p>
          </table:table-cell>
          <table:table-cell office:value-type="float" office:value="0.859233651318492" calcext:value-type="float">
            <text:p>0.859233651318492</text:p>
          </table:table-cell>
          <table:table-cell office:value-type="float" office:value="0.00975691841634053" calcext:value-type="float">
            <text:p>0.009756918416341</text:p>
          </table:table-cell>
          <table:table-cell office:value-type="float" office:value="0.00437404916317025" calcext:value-type="float">
            <text:p>0.00437404916317</text:p>
          </table:table-cell>
        </table:table-row>
        <table:table-row table:style-name="ro1">
          <table:table-cell office:value-type="float" office:value="35.0761496424675" calcext:value-type="float">
            <text:p>35.0761496424675</text:p>
          </table:table-cell>
          <table:table-cell office:value-type="float" office:value="4.24682718515396" calcext:value-type="float">
            <text:p>4.24682718515396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411383521" calcext:value-type="float">
            <text:p>0.97298041138352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68162799356017" calcext:value-type="float">
            <text:p>1.68162799356017</text:p>
          </table:table-cell>
          <table:table-cell office:value-type="float" office:value="0.801075723141665" calcext:value-type="float">
            <text:p>0.801075723141665</text:p>
          </table:table-cell>
          <table:table-cell office:value-type="float" office:value="0.00946702538930748" calcext:value-type="float">
            <text:p>0.009467025389307</text:p>
          </table:table-cell>
          <table:table-cell office:value-type="float" office:value="0.00408891430934269" calcext:value-type="float">
            <text:p>0.004088914309343</text:p>
          </table:table-cell>
        </table:table-row>
        <table:table-row table:style-name="ro1">
          <table:table-cell office:value-type="float" office:value="35.6523566842079" calcext:value-type="float">
            <text:p>35.6523566842079</text:p>
          </table:table-cell>
          <table:table-cell office:value-type="float" office:value="4.31361722946167" calcext:value-type="float">
            <text:p>4.3136172294616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56022720455355" calcext:value-type="float">
            <text:p>1.56022720455355</text:p>
          </table:table-cell>
          <table:table-cell office:value-type="float" office:value="0.799156858075347" calcext:value-type="float">
            <text:p>0.799156858075347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35.1459851264954" calcext:value-type="float">
            <text:p>35.1459851264954</text:p>
          </table:table-cell>
          <table:table-cell office:value-type="float" office:value="4.63895696401596" calcext:value-type="float">
            <text:p>4.6389569640159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39984267749575" calcext:value-type="float">
            <text:p>1.39984267749575</text:p>
          </table:table-cell>
          <table:table-cell office:value-type="float" office:value="0.727672082999229" calcext:value-type="float">
            <text:p>0.727672082999229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35.3349958658218" calcext:value-type="float">
            <text:p>35.3349958658218</text:p>
          </table:table-cell>
          <table:table-cell office:value-type="float" office:value="4.55247157812119" calcext:value-type="float">
            <text:p>4.5524715781211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6548179698643" calcext:value-type="float">
            <text:p>1.6548179698643</text:p>
          </table:table-cell>
          <table:table-cell office:value-type="float" office:value="0.955524499731764" calcext:value-type="float">
            <text:p>0.955524499731764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35.0452179312706" calcext:value-type="float">
            <text:p>35.0452179312706</text:p>
          </table:table-cell>
          <table:table-cell office:value-type="float" office:value="4.6886665225029" calcext:value-type="float">
            <text:p>4.688666522502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56074245858224" calcext:value-type="float">
            <text:p>1.56074245858224</text:p>
          </table:table-cell>
          <table:table-cell office:value-type="float" office:value="0.937908229317757" calcext:value-type="float">
            <text:p>0.937908229317757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35.2218780517578" calcext:value-type="float">
            <text:p>35.2218780517578</text:p>
          </table:table-cell>
          <table:table-cell office:value-type="float" office:value="4.54710453748703" calcext:value-type="float">
            <text:p>4.5471045374870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1.87906361962121" calcext:value-type="float">
            <text:p>1.87906361962121</text:p>
          </table:table-cell>
          <table:table-cell office:value-type="float" office:value="0.763381046991588" calcext:value-type="float">
            <text:p>0.763381046991588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35.0635485053062" calcext:value-type="float">
            <text:p>35.0635485053062</text:p>
          </table:table-cell>
          <table:table-cell office:value-type="float" office:value="4.63264501094818" calcext:value-type="float">
            <text:p>4.6326450109481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66759105859221" calcext:value-type="float">
            <text:p>1.66759105859221</text:p>
          </table:table-cell>
          <table:table-cell office:value-type="float" office:value="0.782889514577566" calcext:value-type="float">
            <text:p>0.782889514577566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34.953907430172" calcext:value-type="float">
            <text:p>34.953907430172</text:p>
          </table:table-cell>
          <table:table-cell office:value-type="float" office:value="4.41749495267868" calcext:value-type="float">
            <text:p>4.4174949526786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95910852140023" calcext:value-type="float">
            <text:p>1.95910852140023</text:p>
          </table:table-cell>
          <table:table-cell office:value-type="float" office:value="0.975479983785191" calcext:value-type="float">
            <text:p>0.975479983785191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35.1360962986946" calcext:value-type="float">
            <text:p>35.1360962986946</text:p>
          </table:table-cell>
          <table:table-cell office:value-type="float" office:value="4.83450883626938" calcext:value-type="float">
            <text:p>4.8345088362693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79276734401837" calcext:value-type="float">
            <text:p>1.79276734401837</text:p>
          </table:table-cell>
          <table:table-cell office:value-type="float" office:value="0.809075255149021" calcext:value-type="float">
            <text:p>0.809075255149021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35.1432514190674" calcext:value-type="float">
            <text:p>35.1432514190674</text:p>
          </table:table-cell>
          <table:table-cell office:value-type="float" office:value="4.69783097505569" calcext:value-type="float">
            <text:p>4.6978309750556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8511442995528" calcext:value-type="float">
            <text:p>1.8511442995528</text:p>
          </table:table-cell>
          <table:table-cell office:value-type="float" office:value="0.767893913552326" calcext:value-type="float">
            <text:p>0.767893913552326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36.096861243248" calcext:value-type="float">
            <text:p>36.096861243248</text:p>
          </table:table-cell>
          <table:table-cell office:value-type="float" office:value="4.46092677116394" calcext:value-type="float">
            <text:p>4.4609267711639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42387028861157" calcext:value-type="float">
            <text:p>2.42387028861157</text:p>
          </table:table-cell>
          <table:table-cell office:value-type="float" office:value="0.962311367647532" calcext:value-type="float">
            <text:p>0.962311367647532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36.6844663619995" calcext:value-type="float">
            <text:p>36.6844663619995</text:p>
          </table:table-cell>
          <table:table-cell office:value-type="float" office:value="4.55978047847748" calcext:value-type="float">
            <text:p>4.5597804784774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6080686912458" calcext:value-type="float">
            <text:p>0.99608068691245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1.61399259983063" calcext:value-type="float">
            <text:p>1.61399259983063</text:p>
          </table:table-cell>
          <table:table-cell office:value-type="float" office:value="0.839589612747315" calcext:value-type="float">
            <text:p>0.839589612747315</text:p>
          </table:table-cell>
          <table:table-cell office:value-type="float" office:value="0.0108160707172879" calcext:value-type="float">
            <text:p>0.010816070717288</text:p>
          </table:table-cell>
          <table:table-cell office:value-type="float" office:value="0.00107210880268748" calcext:value-type="float">
            <text:p>0.001072108802687</text:p>
          </table:table-cell>
        </table:table-row>
        <table:table-row table:style-name="ro1">
          <table:table-cell office:value-type="float" office:value="35.9295555353165" calcext:value-type="float">
            <text:p>35.9295555353165</text:p>
          </table:table-cell>
          <table:table-cell office:value-type="float" office:value="4.66575592756271" calcext:value-type="float">
            <text:p>4.6657559275627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5255774454189" calcext:value-type="float">
            <text:p>0.995255774454189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2.04871402368542" calcext:value-type="float">
            <text:p>2.04871402368542</text:p>
          </table:table-cell>
          <table:table-cell office:value-type="float" office:value="0.804162379674063" calcext:value-type="float">
            <text:p>0.804162379674063</text:p>
          </table:table-cell>
          <table:table-cell office:value-type="float" office:value="0.00969596292811587" calcext:value-type="float">
            <text:p>0.009695962928116</text:p>
          </table:table-cell>
          <table:table-cell office:value-type="float" office:value="0.00147306707738339" calcext:value-type="float">
            <text:p>0.001473067077383</text:p>
          </table:table-cell>
        </table:table-row>
        <table:table-row table:style-name="ro1">
          <table:table-cell office:value-type="float" office:value="37.1635419130325" calcext:value-type="float">
            <text:p>37.1635419130325</text:p>
          </table:table-cell>
          <table:table-cell office:value-type="float" office:value="4.92121958732605" calcext:value-type="float">
            <text:p>4.92121958732605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4636962573001" calcext:value-type="float">
            <text:p>0.99463696257300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8761776139464" calcext:value-type="float">
            <text:p>1.8761776139464</text:p>
          </table:table-cell>
          <table:table-cell office:value-type="float" office:value="0.877690735551225" calcext:value-type="float">
            <text:p>0.877690735551225</text:p>
          </table:table-cell>
          <table:table-cell office:value-type="float" office:value="0.00877595307610566" calcext:value-type="float">
            <text:p>0.008775953076106</text:p>
          </table:table-cell>
          <table:table-cell office:value-type="float" office:value="0.00214362702089863" calcext:value-type="float">
            <text:p>0.002143627020899</text:p>
          </table:table-cell>
        </table:table-row>
        <table:table-row table:style-name="ro1">
          <table:table-cell office:value-type="float" office:value="39.0399034023285" calcext:value-type="float">
            <text:p>39.0399034023285</text:p>
          </table:table-cell>
          <table:table-cell office:value-type="float" office:value="4.97573864459991" calcext:value-type="float">
            <text:p>4.9757386445999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4224421318875" calcext:value-type="float">
            <text:p>0.99422442131887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0" calcext:value-type="float">
            <text:p>3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2.17403655460195" calcext:value-type="float">
            <text:p>2.17403655460195</text:p>
          </table:table-cell>
          <table:table-cell office:value-type="float" office:value="1.11310398334168" calcext:value-type="float">
            <text:p>1.11310398334168</text:p>
          </table:table-cell>
          <table:table-cell office:value-type="float" office:value="0.00999019915502788" calcext:value-type="float">
            <text:p>0.009990199155028</text:p>
          </table:table-cell>
          <table:table-cell office:value-type="float" office:value="0.00247524715029692" calcext:value-type="float">
            <text:p>0.002475247150297</text:p>
          </table:table-cell>
        </table:table-row>
        <table:table-row table:style-name="ro1">
          <table:table-cell office:value-type="float" office:value="38.1361210942268" calcext:value-type="float">
            <text:p>38.1361210942268</text:p>
          </table:table-cell>
          <table:table-cell office:value-type="float" office:value="4.93931210041046" calcext:value-type="float">
            <text:p>4.93931210041046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2780185986947" calcext:value-type="float">
            <text:p>0.992780185986947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4.8061758081423" calcext:value-type="float">
            <text:p>4.8061758081423</text:p>
          </table:table-cell>
          <table:table-cell office:value-type="float" office:value="0.738212478139692" calcext:value-type="float">
            <text:p>0.738212478139692</text:p>
          </table:table-cell>
          <table:table-cell office:value-type="float" office:value="0.00959013026380866" calcext:value-type="float">
            <text:p>0.009590130263809</text:p>
          </table:table-cell>
          <table:table-cell office:value-type="float" office:value="0.00236126208427798" calcext:value-type="float">
            <text:p>0.002361262084278</text:p>
          </table:table-cell>
        </table:table-row>
        <table:table-row table:style-name="ro1">
          <table:table-cell office:value-type="float" office:value="45.4216837286949" calcext:value-type="float">
            <text:p>45.4216837286949</text:p>
          </table:table-cell>
          <table:table-cell office:value-type="float" office:value="4.97004741430283" calcext:value-type="float">
            <text:p>4.97004741430283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68163623261593" calcext:value-type="float">
            <text:p>1.68163623261593</text:p>
          </table:table-cell>
          <table:table-cell office:value-type="float" office:value="1.37462234211474" calcext:value-type="float">
            <text:p>1.37462234211474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39.1998432278633" calcext:value-type="float">
            <text:p>39.1998432278633</text:p>
          </table:table-cell>
          <table:table-cell office:value-type="float" office:value="4.63788139820099" calcext:value-type="float">
            <text:p>4.6378813982009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52518109640207" calcext:value-type="float">
            <text:p>1.52518109640207</text:p>
          </table:table-cell>
          <table:table-cell office:value-type="float" office:value="1.00486740512067" calcext:value-type="float">
            <text:p>1.00486740512067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35.9752346873283" calcext:value-type="float">
            <text:p>35.9752346873283</text:p>
          </table:table-cell>
          <table:table-cell office:value-type="float" office:value="4.6632097363472" calcext:value-type="float">
            <text:p>4.663209736347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581433502" calcext:value-type="float">
            <text:p>0.972980581433502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90602340329835" calcext:value-type="float">
            <text:p>1.90602340329835</text:p>
          </table:table-cell>
          <table:table-cell office:value-type="float" office:value="0.984184257876467" calcext:value-type="float">
            <text:p>0.984184257876467</text:p>
          </table:table-cell>
          <table:table-cell office:value-type="float" office:value="0.00829131560359127" calcext:value-type="float">
            <text:p>0.008291315603591</text:p>
          </table:table-cell>
          <table:table-cell office:value-type="float" office:value="0.00404568323817743" calcext:value-type="float">
            <text:p>0.004045683238177</text:p>
          </table:table-cell>
        </table:table-row>
        <table:table-row table:style-name="ro1">
          <table:table-cell office:value-type="float" office:value="39.6302066445351" calcext:value-type="float">
            <text:p>39.6302066445351</text:p>
          </table:table-cell>
          <table:table-cell office:value-type="float" office:value="5.53120851516724" calcext:value-type="float">
            <text:p>5.53120851516724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3186852060565" calcext:value-type="float">
            <text:p>0.973186852060565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9" calcext:value-type="float">
            <text:p>4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69497114591921" calcext:value-type="float">
            <text:p>0.969497114591921</text:p>
          </table:table-cell>
          <table:table-cell office:value-type="float" office:value="1.6828785992697" calcext:value-type="float">
            <text:p>1.6828785992697</text:p>
          </table:table-cell>
          <table:table-cell office:value-type="float" office:value="1.62707014850777" calcext:value-type="float">
            <text:p>1.62707014850777</text:p>
          </table:table-cell>
          <table:table-cell office:value-type="float" office:value="0.00975691841634053" calcext:value-type="float">
            <text:p>0.009756918416341</text:p>
          </table:table-cell>
          <table:table-cell office:value-type="float" office:value="0.00437404916317025" calcext:value-type="float">
            <text:p>0.00437404916317</text:p>
          </table:table-cell>
        </table:table-row>
        <table:table-row table:style-name="ro1">
          <table:table-cell office:value-type="float" office:value="36.8574193716049" calcext:value-type="float">
            <text:p>36.8574193716049</text:p>
          </table:table-cell>
          <table:table-cell office:value-type="float" office:value="5.02855610847473" calcext:value-type="float">
            <text:p>5.02855610847473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2980411383521" calcext:value-type="float">
            <text:p>0.972980411383521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5" calcext:value-type="float">
            <text:p>6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40570428942789" calcext:value-type="float">
            <text:p>2.40570428942789</text:p>
          </table:table-cell>
          <table:table-cell office:value-type="float" office:value="0.972954794313605" calcext:value-type="float">
            <text:p>0.972954794313605</text:p>
          </table:table-cell>
          <table:table-cell office:value-type="float" office:value="0.00946702538930748" calcext:value-type="float">
            <text:p>0.009467025389307</text:p>
          </table:table-cell>
          <table:table-cell office:value-type="float" office:value="0.00408891430934269" calcext:value-type="float">
            <text:p>0.004088914309343</text:p>
          </table:table-cell>
        </table:table-row>
        <table:table-row table:style-name="ro1">
          <table:table-cell office:value-type="float" office:value="35.9082372188568" calcext:value-type="float">
            <text:p>35.9082372188568</text:p>
          </table:table-cell>
          <table:table-cell office:value-type="float" office:value="4.4339599609375" calcext:value-type="float">
            <text:p>4.433959960937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15368279367489" calcext:value-type="float">
            <text:p>2.15368279367489</text:p>
          </table:table-cell>
          <table:table-cell office:value-type="float" office:value="0.685810932029513" calcext:value-type="float">
            <text:p>0.685810932029513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39.7504079937935" calcext:value-type="float">
            <text:p>39.7504079937935</text:p>
          </table:table-cell>
          <table:table-cell office:value-type="float" office:value="5.23551309108734" calcext:value-type="float">
            <text:p>5.2355130910873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3.56936266128446" calcext:value-type="float">
            <text:p>3.56936266128446</text:p>
          </table:table-cell>
          <table:table-cell office:value-type="float" office:value="0.686683196126428" calcext:value-type="float">
            <text:p>0.686683196126428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42.0192763805389" calcext:value-type="float">
            <text:p>42.0192763805389</text:p>
          </table:table-cell>
          <table:table-cell office:value-type="float" office:value="5.20537102222443" calcext:value-type="float">
            <text:p>5.2053710222244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2.95340243192365" calcext:value-type="float">
            <text:p>2.95340243192365</text:p>
          </table:table-cell>
          <table:table-cell office:value-type="float" office:value="0.724842951134705" calcext:value-type="float">
            <text:p>0.724842951134705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40.9376899003983" calcext:value-type="float">
            <text:p>40.9376899003983</text:p>
          </table:table-cell>
          <table:table-cell office:value-type="float" office:value="5.15636187791824" calcext:value-type="float">
            <text:p>5.1563618779182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4.11941688457208" calcext:value-type="float">
            <text:p>4.11941688457208</text:p>
          </table:table-cell>
          <table:table-cell office:value-type="float" office:value="0.946120178540513" calcext:value-type="float">
            <text:p>0.946120178540513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40.9931879639626" calcext:value-type="float">
            <text:p>40.9931879639626</text:p>
          </table:table-cell>
          <table:table-cell office:value-type="float" office:value="4.65877324342728" calcext:value-type="float">
            <text:p>4.6587732434272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8028723175726" calcext:value-type="float">
            <text:p>0.968028723175726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1098265895954" calcext:value-type="float">
            <text:p>0.97109826589595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67848309975268" calcext:value-type="float">
            <text:p>0.967848309975268</text:p>
          </table:table-cell>
          <table:table-cell office:value-type="float" office:value="4.99211329457704" calcext:value-type="float">
            <text:p>4.99211329457704</text:p>
          </table:table-cell>
          <table:table-cell office:value-type="float" office:value="1.01129595872496" calcext:value-type="float">
            <text:p>1.01129595872496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204276780861159" calcext:value-type="float">
            <text:p>0.002042767808612</text:p>
          </table:table-cell>
        </table:table-row>
        <table:table-row table:style-name="ro1">
          <table:table-cell office:value-type="float" office:value="44.8280114531517" calcext:value-type="float">
            <text:p>44.8280114531517</text:p>
          </table:table-cell>
          <table:table-cell office:value-type="float" office:value="4.43001353740692" calcext:value-type="float">
            <text:p>4.4300135374069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86849111300041" calcext:value-type="float">
            <text:p>2.86849111300041</text:p>
          </table:table-cell>
          <table:table-cell office:value-type="float" office:value="0.791353674310034" calcext:value-type="float">
            <text:p>0.791353674310034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35.9024165272713" calcext:value-type="float">
            <text:p>35.9024165272713</text:p>
          </table:table-cell>
          <table:table-cell office:value-type="float" office:value="4.5822948217392" calcext:value-type="float">
            <text:p>4.582294821739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51509081673602" calcext:value-type="float">
            <text:p>3.51509081673602</text:p>
          </table:table-cell>
          <table:table-cell office:value-type="float" office:value="1.02373119712826" calcext:value-type="float">
            <text:p>1.02373119712826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41.9078681468964" calcext:value-type="float">
            <text:p>41.9078681468964</text:p>
          </table:table-cell>
          <table:table-cell office:value-type="float" office:value="5.82646632194519" calcext:value-type="float">
            <text:p>5.8264663219451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4.7151775481338" calcext:value-type="float">
            <text:p>4.7151775481338</text:p>
          </table:table-cell>
          <table:table-cell office:value-type="float" office:value="2.34594744354238" calcext:value-type="float">
            <text:p>2.34594744354238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36.8884639143944" calcext:value-type="float">
            <text:p>36.8884639143944</text:p>
          </table:table-cell>
          <table:table-cell office:value-type="float" office:value="5.4826768040657" calcext:value-type="float">
            <text:p>5.482676804065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6.19139348033079" calcext:value-type="float">
            <text:p>6.19139348033079</text:p>
          </table:table-cell>
          <table:table-cell office:value-type="float" office:value="1.70545243583605" calcext:value-type="float">
            <text:p>1.70545243583605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  <table:table-row table:style-name="ro1">
          <table:table-cell office:value-type="float" office:value="41.7052505612373" calcext:value-type="float">
            <text:p>41.7052505612373</text:p>
          </table:table-cell>
          <table:table-cell office:value-type="float" office:value="6.51795071363449" calcext:value-type="float">
            <text:p>6.5179507136344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65554666843368" calcext:value-type="float">
            <text:p>0.965554666843368</text:p>
          </table:table-cell>
          <table:table-cell office:value-type="string" calcext:value-type="string">
            <text:p>ExtraTreesClassifier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1" calcext:value-type="float">
            <text:p>12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3696369636964" calcext:value-type="float">
            <text:p>0.96369636963696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6.59193970399233" calcext:value-type="float">
            <text:p>6.59193970399233</text:p>
          </table:table-cell>
          <table:table-cell office:value-type="float" office:value="3.48064091795075" calcext:value-type="float">
            <text:p>3.48064091795075</text:p>
          </table:table-cell>
          <table:table-cell office:value-type="float" office:value="0.00465290730905534" calcext:value-type="float">
            <text:p>0.004652907309055</text:p>
          </table:table-cell>
          <table:table-cell office:value-type="float" office:value="0.00488383396026414" calcext:value-type="float">
            <text:p>0.004883833960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1T21:47:30.073804403</dc:date>
    <meta:editing-duration>PT28S</meta:editing-duration>
    <meta:editing-cycles>1</meta:editing-cycles>
    <meta:generator>LibreOffice/5.2.7.2$Linux_X86_64 LibreOffice_project/20m0$Build-2</meta:generator>
    <meta:document-statistic meta:table-count="1" meta:cell-count="57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W2:search_results.W241" chart:error-lower-range="search_results.W2:search_results.W24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earch_results.W2:search_results.W241" chart:error-lower-range="search_results.W2:search_results.W241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X2:search_results.X241" chart:error-lower-range="search_results.X2:search_results.X241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earch_results.X2:search_results.X241" chart:error-lower-range="search_results.X2:search_results.X241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96cm" svg:height="10.417cm" xlink:href=".." xlink:type="simple" chart:class="chart:scatter" chart:column-mapping="1" chart:style-name="ch1">
        <chart:legend chart:legend-position="end" svg:x="20.327cm" svg:y="4.66cm" style:legend-expansion="high" chart:style-name="ch2"/>
        <chart:plot-area chart:style-name="ch3" table:cell-range-address="search_results.C1:search_results.D241 search_results.I2:search_results.I241" chart:data-source-has-labels="row" svg:x="1.498cm" svg:y="0.208cm" svg:width="18.342cm" svg:height="9.02cm">
          <chartooo:coordinate-region svg:x="2.41cm" svg:y="0.408cm" svg:width="17.19cm" svg:height="8.174cm"/>
          <chart:axis chart:dimension="x" chart:name="primary-x" chart:style-name="ch4">
            <chart:title svg:x="9.315cm" svg:y="9.436cm" chart:style-name="ch5">
              <text:p>Min Samples Split</text:p>
            </chart:title>
          </chart:axis>
          <chart:axis chart:dimension="y" chart:name="primary-y" chart:style-name="ch4">
            <chart:title svg:x="0.451cm" svg:y="5.463cm" chart:style-name="ch6">
              <text:p>CV Score</text:p>
            </chart:title>
            <chart:grid chart:style-name="ch7" chart:class="major"/>
          </chart:axis>
          <chart:series chart:style-name="ch8" chart:values-cell-range-address="search_results.C2:search_results.C241" chart:label-cell-address="search_results.C1:search_results.C1" chart:class="chart:scatter">
            <chart:domain table:cell-range-address="search_results.I2:search_results.I241"/>
            <chart:error-indicator chart:style-name="ch9" chart:dimension="y"/>
            <chart:data-point chart:repeated="240"/>
          </chart:series>
          <chart:series chart:style-name="ch10" chart:values-cell-range-address="search_results.D2:search_results.D241" chart:label-cell-address="search_results.D1:search_results.D1" chart:class="chart:scatter">
            <chart:error-indicator chart:style-name="ch11" chart:dimension="y"/>
            <chart:data-point chart:repeated="2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earch_results.I2:search_results.I241</svg:desc>
                </draw:g>
              </table:table-cell>
              <table:table-cell office:value-type="float" office:value="0.941212871287129">
                <text:p>0.941212871287129</text:p>
                <draw:g>
                  <svg:desc>search_results.C2:search_results.C241</svg:desc>
                </draw:g>
              </table:table-cell>
              <table:table-cell office:value-type="float" office:value="0.0102268362059621">
                <text:p>0.0102268362059621</text:p>
                <draw:g>
                  <svg:desc>search_results.W2:search_results.W241</svg:desc>
                </draw:g>
              </table:table-cell>
              <table:table-cell office:value-type="float" office:value="0.0102268362059621">
                <text:p>0.0102268362059621</text:p>
                <draw:g>
                  <svg:desc>search_results.W2:search_results.W241</svg:desc>
                </draw:g>
              </table:table-cell>
              <table:table-cell office:value-type="float" office:value="0.991337142128256">
                <text:p>0.991337142128256</text:p>
                <draw:g>
                  <svg:desc>search_results.D2:search_results.D241</svg:desc>
                </draw:g>
              </table:table-cell>
              <table:table-cell office:value-type="float" office:value="0.0027667264807798">
                <text:p>0.0027667264807798</text:p>
                <draw:g>
                  <svg:desc>search_results.X2:search_results.X241</svg:desc>
                </draw:g>
              </table:table-cell>
              <table:table-cell office:value-type="float" office:value="0.0027667264807798">
                <text:p>0.0027667264807798</text:p>
                <draw:g>
                  <svg:desc>search_results.X2:search_results.X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2152218282074">
                <text:p>0.0102152218282074</text:p>
              </table:table-cell>
              <table:table-cell office:value-type="float" office:value="0.0102152218282074">
                <text:p>0.0102152218282074</text:p>
              </table:table-cell>
              <table:table-cell office:value-type="float" office:value="0.989893077127152">
                <text:p>0.989893077127152</text:p>
              </table:table-cell>
              <table:table-cell office:value-type="float" office:value="0.00310726163247073">
                <text:p>0.00310726163247073</text:p>
              </table:table-cell>
              <table:table-cell office:value-type="float" office:value="0.00310726163247073">
                <text:p>0.00310726163247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11673139171598">
                <text:p>0.00911673139171598</text:p>
              </table:table-cell>
              <table:table-cell office:value-type="float" office:value="0.00911673139171598">
                <text:p>0.00911673139171598</text:p>
              </table:table-cell>
              <table:table-cell office:value-type="float" office:value="0.988861042949387">
                <text:p>0.988861042949387</text:p>
              </table:table-cell>
              <table:table-cell office:value-type="float" office:value="0.00316936671604669">
                <text:p>0.00316936671604669</text:p>
              </table:table-cell>
              <table:table-cell office:value-type="float" office:value="0.00316936671604669">
                <text:p>0.00316936671604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46857862384289">
                <text:p>0.00946857862384289</text:p>
              </table:table-cell>
              <table:table-cell office:value-type="float" office:value="0.00946857862384289">
                <text:p>0.00946857862384289</text:p>
              </table:table-cell>
              <table:table-cell office:value-type="float" office:value="0.988861042949387">
                <text:p>0.988861042949387</text:p>
              </table:table-cell>
              <table:table-cell office:value-type="float" office:value="0.00316936671604669">
                <text:p>0.00316936671604669</text:p>
              </table:table-cell>
              <table:table-cell office:value-type="float" office:value="0.00316936671604669">
                <text:p>0.00316936671604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90216500506488">
                <text:p>0.00990216500506488</text:p>
              </table:table-cell>
              <table:table-cell office:value-type="float" office:value="0.00990216500506488">
                <text:p>0.00990216500506488</text:p>
              </table:table-cell>
              <table:table-cell office:value-type="float" office:value="0.98782985930237">
                <text:p>0.98782985930237</text:p>
              </table:table-cell>
              <table:table-cell office:value-type="float" office:value="0.00196843363308842">
                <text:p>0.00196843363308842</text:p>
              </table:table-cell>
              <table:table-cell office:value-type="float" office:value="0.00196843363308842">
                <text:p>0.00196843363308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0273129052326">
                <text:p>0.0100273129052326</text:p>
              </table:table-cell>
              <table:table-cell office:value-type="float" office:value="0.0100273129052326">
                <text:p>0.0100273129052326</text:p>
              </table:table-cell>
              <table:table-cell office:value-type="float" office:value="0.99381188006475">
                <text:p>0.99381188006475</text:p>
              </table:table-cell>
              <table:table-cell office:value-type="float" office:value="0.00288778829743465">
                <text:p>0.00288778829743465</text:p>
              </table:table-cell>
              <table:table-cell office:value-type="float" office:value="0.00288778829743465">
                <text:p>0.002887788297434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11673139171598">
                <text:p>0.00911673139171598</text:p>
              </table:table-cell>
              <table:table-cell office:value-type="float" office:value="0.00911673139171598">
                <text:p>0.00911673139171598</text:p>
              </table:table-cell>
              <table:table-cell office:value-type="float" office:value="0.993399338810624">
                <text:p>0.993399338810624</text:p>
              </table:table-cell>
              <table:table-cell office:value-type="float" office:value="0.00335150043890342">
                <text:p>0.00335150043890342</text:p>
              </table:table-cell>
              <table:table-cell office:value-type="float" office:value="0.00335150043890342">
                <text:p>0.00335150043890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06336820890631">
                <text:p>0.00906336820890631</text:p>
              </table:table-cell>
              <table:table-cell office:value-type="float" office:value="0.00906336820890631">
                <text:p>0.00906336820890631</text:p>
              </table:table-cell>
              <table:table-cell office:value-type="float" office:value="0.990923920112522">
                <text:p>0.990923920112522</text:p>
              </table:table-cell>
              <table:table-cell office:value-type="float" office:value="0.00303173215309535">
                <text:p>0.00303173215309535</text:p>
              </table:table-cell>
              <table:table-cell office:value-type="float" office:value="0.00303173215309535">
                <text:p>0.00303173215309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46857862384289">
                <text:p>0.00946857862384289</text:p>
              </table:table-cell>
              <table:table-cell office:value-type="float" office:value="0.00946857862384289">
                <text:p>0.00946857862384289</text:p>
              </table:table-cell>
              <table:table-cell office:value-type="float" office:value="0.990717479435478">
                <text:p>0.990717479435478</text:p>
              </table:table-cell>
              <table:table-cell office:value-type="float" office:value="0.00366115116228914">
                <text:p>0.00366115116228914</text:p>
              </table:table-cell>
              <table:table-cell office:value-type="float" office:value="0.00366115116228914">
                <text:p>0.00366115116228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29462800031474">
                <text:p>0.00929462800031474</text:p>
              </table:table-cell>
              <table:table-cell office:value-type="float" office:value="0.00929462800031474">
                <text:p>0.00929462800031474</text:p>
              </table:table-cell>
              <table:table-cell office:value-type="float" office:value="0.989479854830575">
                <text:p>0.989479854830575</text:p>
              </table:table-cell>
              <table:table-cell office:value-type="float" office:value="0.00250171466169099">
                <text:p>0.00250171466169099</text:p>
              </table:table-cell>
              <table:table-cell office:value-type="float" office:value="0.00250171466169099">
                <text:p>0.002501714661690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3741116489014">
                <text:p>0.0103741116489014</text:p>
              </table:table-cell>
              <table:table-cell office:value-type="float" office:value="0.0103741116489014">
                <text:p>0.0103741116489014</text:p>
              </table:table-cell>
              <table:table-cell office:value-type="float" office:value="0.994843063150082">
                <text:p>0.994843063150082</text:p>
              </table:table-cell>
              <table:table-cell office:value-type="float" office:value="0.00228769763319319">
                <text:p>0.00228769763319319</text:p>
              </table:table-cell>
              <table:table-cell office:value-type="float" office:value="0.00228769763319319">
                <text:p>0.002287697633193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861995351479261">
                <text:p>0.00861995351479261</text:p>
              </table:table-cell>
              <table:table-cell office:value-type="float" office:value="0.00861995351479261">
                <text:p>0.00861995351479261</text:p>
              </table:table-cell>
              <table:table-cell office:value-type="float" office:value="0.993193408283524">
                <text:p>0.993193408283524</text:p>
              </table:table-cell>
              <table:table-cell office:value-type="float" office:value="0.00275953459936334">
                <text:p>0.00275953459936334</text:p>
              </table:table-cell>
              <table:table-cell office:value-type="float" office:value="0.00275953459936334">
                <text:p>0.002759534599363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2367645013664">
                <text:p>0.992367645013664</text:p>
              </table:table-cell>
              <table:table-cell office:value-type="float" office:value="0.00356681113819322">
                <text:p>0.00356681113819322</text:p>
              </table:table-cell>
              <table:table-cell office:value-type="float" office:value="0.00356681113819322">
                <text:p>0.003566811138193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90216500506488">
                <text:p>0.00990216500506488</text:p>
              </table:table-cell>
              <table:table-cell office:value-type="float" office:value="0.00990216500506488">
                <text:p>0.00990216500506488</text:p>
              </table:table-cell>
              <table:table-cell office:value-type="float" office:value="0.991749002620773">
                <text:p>0.991749002620773</text:p>
              </table:table-cell>
              <table:table-cell office:value-type="float" office:value="0.00210389071678641">
                <text:p>0.00210389071678641</text:p>
              </table:table-cell>
              <table:table-cell office:value-type="float" office:value="0.00210389071678641">
                <text:p>0.002103890716786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3741116489014">
                <text:p>0.0103741116489014</text:p>
              </table:table-cell>
              <table:table-cell office:value-type="float" office:value="0.0103741116489014">
                <text:p>0.0103741116489014</text:p>
              </table:table-cell>
              <table:table-cell office:value-type="float" office:value="0.99546187503127">
                <text:p>0.99546187503127</text:p>
              </table:table-cell>
              <table:table-cell office:value-type="float" office:value="0.00170107491655628">
                <text:p>0.00170107491655628</text:p>
              </table:table-cell>
              <table:table-cell office:value-type="float" office:value="0.00170107491655628">
                <text:p>0.001701074916556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29462800031474">
                <text:p>0.00929462800031474</text:p>
              </table:table-cell>
              <table:table-cell office:value-type="float" office:value="0.00929462800031474">
                <text:p>0.00929462800031474</text:p>
              </table:table-cell>
              <table:table-cell office:value-type="float" office:value="0.994843233200063">
                <text:p>0.994843233200063</text:p>
              </table:table-cell>
              <table:table-cell office:value-type="float" office:value="0.00187921472387848">
                <text:p>0.00187921472387848</text:p>
              </table:table-cell>
              <table:table-cell office:value-type="float" office:value="0.00187921472387848">
                <text:p>0.001879214723878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86317953107724">
                <text:p>0.0086317953107724</text:p>
              </table:table-cell>
              <table:table-cell office:value-type="float" office:value="0.0086317953107724">
                <text:p>0.0086317953107724</text:p>
              </table:table-cell>
              <table:table-cell office:value-type="float" office:value="0.993812050114731">
                <text:p>0.993812050114731</text:p>
              </table:table-cell>
              <table:table-cell office:value-type="float" office:value="0.00250930626094511">
                <text:p>0.00250930626094511</text:p>
              </table:table-cell>
              <table:table-cell office:value-type="float" office:value="0.00250930626094511">
                <text:p>0.002509306260945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42906004448068">
                <text:p>0.00942906004448068</text:p>
              </table:table-cell>
              <table:table-cell office:value-type="float" office:value="0.00942906004448068">
                <text:p>0.00942906004448068</text:p>
              </table:table-cell>
              <table:table-cell office:value-type="float" office:value="0.993399168479801">
                <text:p>0.993399168479801</text:p>
              </table:table-cell>
              <table:table-cell office:value-type="float" office:value="0.00303159262512781">
                <text:p>0.00303159262512781</text:p>
              </table:table-cell>
              <table:table-cell office:value-type="float" office:value="0.00303159262512781">
                <text:p>0.003031592625127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5832716474585">
                <text:p>0.0105832716474585</text:p>
              </table:table-cell>
              <table:table-cell office:value-type="float" office:value="0.0105832716474585">
                <text:p>0.0105832716474585</text:p>
              </table:table-cell>
              <table:table-cell office:value-type="float" office:value="0.992367474401999">
                <text:p>0.992367474401999</text:p>
              </table:table-cell>
              <table:table-cell office:value-type="float" office:value="0.00243254491044289">
                <text:p>0.00243254491044289</text:p>
              </table:table-cell>
              <table:table-cell office:value-type="float" office:value="0.00243254491044289">
                <text:p>0.002432544910442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60602377866681">
                <text:p>0.00960602377866681</text:p>
              </table:table-cell>
              <table:table-cell office:value-type="float" office:value="0.00960602377866681">
                <text:p>0.00960602377866681</text:p>
              </table:table-cell>
              <table:table-cell office:value-type="float" office:value="0.994843233200063">
                <text:p>0.994843233200063</text:p>
              </table:table-cell>
              <table:table-cell office:value-type="float" office:value="0.00187921472387848">
                <text:p>0.00187921472387848</text:p>
              </table:table-cell>
              <table:table-cell office:value-type="float" office:value="0.00187921472387848">
                <text:p>0.001879214723878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86317953107724">
                <text:p>0.0086317953107724</text:p>
              </table:table-cell>
              <table:table-cell office:value-type="float" office:value="0.0086317953107724">
                <text:p>0.0086317953107724</text:p>
              </table:table-cell>
              <table:table-cell office:value-type="float" office:value="0.994430691945938">
                <text:p>0.994430691945938</text:p>
              </table:table-cell>
              <table:table-cell office:value-type="float" office:value="0.00243189454141101">
                <text:p>0.00243189454141101</text:p>
              </table:table-cell>
              <table:table-cell office:value-type="float" office:value="0.00243189454141101">
                <text:p>0.002431894541411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102175934979189">
                <text:p>0.0102175934979189</text:p>
              </table:table-cell>
              <table:table-cell office:value-type="float" office:value="0.0102175934979189">
                <text:p>0.0102175934979189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4843233200063">
                <text:p>0.994843233200063</text:p>
              </table:table-cell>
              <table:table-cell office:value-type="float" office:value="0.00187921472387848">
                <text:p>0.00187921472387848</text:p>
              </table:table-cell>
              <table:table-cell office:value-type="float" office:value="0.00187921472387848">
                <text:p>0.001879214723878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">
                <text:p>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5049503827126">
                <text:p>0.995049503827126</text:p>
              </table:table-cell>
              <table:table-cell office:value-type="float" office:value="0.0016501650165028">
                <text:p>0.0016501650165028</text:p>
              </table:table-cell>
              <table:table-cell office:value-type="float" office:value="0.0016501650165028">
                <text:p>0.00165016501650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">
                <text:p>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">
                <text:p>6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">
                <text:p>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">
                <text:p>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5255774454189">
                <text:p>0.995255774454189</text:p>
              </table:table-cell>
              <table:table-cell office:value-type="float" office:value="0.00147306707738339">
                <text:p>0.00147306707738339</text:p>
              </table:table-cell>
              <table:table-cell office:value-type="float" office:value="0.00147306707738339">
                <text:p>0.001473067077383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">
                <text:p>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">
                <text:p>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5255774454189">
                <text:p>0.995255774454189</text:p>
              </table:table-cell>
              <table:table-cell office:value-type="float" office:value="0.00147306707738339">
                <text:p>0.00147306707738339</text:p>
              </table:table-cell>
              <table:table-cell office:value-type="float" office:value="0.00147306707738339">
                <text:p>0.001473067077383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">
                <text:p>4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">
                <text:p>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">
                <text:p>6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">
                <text:p>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5255774454189">
                <text:p>0.995255774454189</text:p>
              </table:table-cell>
              <table:table-cell office:value-type="float" office:value="0.00147306707738339">
                <text:p>0.00147306707738339</text:p>
              </table:table-cell>
              <table:table-cell office:value-type="float" office:value="0.00147306707738339">
                <text:p>0.001473067077383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">
                <text:p>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">
                <text:p>6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">
                <text:p>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">
                <text:p>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5255774454189">
                <text:p>0.995255774454189</text:p>
              </table:table-cell>
              <table:table-cell office:value-type="float" office:value="0.00147306707738339">
                <text:p>0.00147306707738339</text:p>
              </table:table-cell>
              <table:table-cell office:value-type="float" office:value="0.00147306707738339">
                <text:p>0.001473067077383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">
                <text:p>4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">
                <text:p>6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">
                <text:p>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">
                <text:p>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">
                <text:p>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">
                <text:p>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5255774454189">
                <text:p>0.995255774454189</text:p>
              </table:table-cell>
              <table:table-cell office:value-type="float" office:value="0.00147306707738339">
                <text:p>0.00147306707738339</text:p>
              </table:table-cell>
              <table:table-cell office:value-type="float" office:value="0.00147306707738339">
                <text:p>0.001473067077383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">
                <text:p>4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">
                <text:p>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">
                <text:p>6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">
                <text:p>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">
                <text:p>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">
                <text:p>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">
                <text:p>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W2:search_results.W241" chart:error-lower-range="search_results.W2:search_results.W24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earch_results.W2:search_results.W241" chart:error-lower-range="search_results.W2:search_results.W241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X2:search_results.X241" chart:error-lower-range="search_results.X2:search_results.X241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earch_results.X2:search_results.X241" chart:error-lower-range="search_results.X2:search_results.X241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96cm" svg:height="10.417cm" xlink:href=".." xlink:type="simple" chart:class="chart:scatter" chart:style-name="ch1">
        <chart:legend chart:legend-position="end" svg:x="20.327cm" svg:y="4.66cm" style:legend-expansion="high" chart:style-name="ch2"/>
        <chart:plot-area chart:style-name="ch3" table:cell-range-address="search_results.H2:search_results.H241 search_results.C1:search_results.D241" chart:data-source-has-labels="row" svg:x="1.498cm" svg:y="0.208cm" svg:width="18.342cm" svg:height="9.02cm">
          <chartooo:coordinate-region svg:x="2.41cm" svg:y="0.408cm" svg:width="17.19cm" svg:height="8.174cm"/>
          <chart:axis chart:dimension="x" chart:name="primary-x" chart:style-name="ch4">
            <chart:title svg:x="9.315cm" svg:y="9.436cm" chart:style-name="ch5">
              <text:p>Min Samples Leaf</text:p>
            </chart:title>
          </chart:axis>
          <chart:axis chart:dimension="y" chart:name="primary-y" chart:style-name="ch4">
            <chart:title svg:x="0.451cm" svg:y="5.463cm" chart:style-name="ch6">
              <text:p>CV Score</text:p>
            </chart:title>
            <chart:grid chart:style-name="ch7" chart:class="major"/>
          </chart:axis>
          <chart:series chart:style-name="ch8" chart:values-cell-range-address="search_results.C2:search_results.C241" chart:label-cell-address="search_results.C1:search_results.C1" chart:class="chart:scatter">
            <chart:domain table:cell-range-address="search_results.H2:search_results.H241"/>
            <chart:error-indicator chart:style-name="ch9" chart:dimension="y"/>
            <chart:data-point chart:repeated="240"/>
          </chart:series>
          <chart:series chart:style-name="ch10" chart:values-cell-range-address="search_results.D2:search_results.D241" chart:label-cell-address="search_results.D1:search_results.D1" chart:class="chart:scatter">
            <chart:error-indicator chart:style-name="ch11" chart:dimension="y"/>
            <chart:data-point chart:repeated="2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earch_results.H2:search_results.H241</svg:desc>
                </draw:g>
              </table:table-cell>
              <table:table-cell office:value-type="float" office:value="0.941212871287129">
                <text:p>0.941212871287129</text:p>
                <draw:g>
                  <svg:desc>search_results.C2:search_results.C241</svg:desc>
                </draw:g>
              </table:table-cell>
              <table:table-cell office:value-type="float" office:value="0.0102268362059621">
                <text:p>0.0102268362059621</text:p>
                <draw:g>
                  <svg:desc>search_results.W2:search_results.W241</svg:desc>
                </draw:g>
              </table:table-cell>
              <table:table-cell office:value-type="float" office:value="0.0102268362059621">
                <text:p>0.0102268362059621</text:p>
                <draw:g>
                  <svg:desc>search_results.W2:search_results.W241</svg:desc>
                </draw:g>
              </table:table-cell>
              <table:table-cell office:value-type="float" office:value="0.991337142128256">
                <text:p>0.991337142128256</text:p>
                <draw:g>
                  <svg:desc>search_results.D2:search_results.D241</svg:desc>
                </draw:g>
              </table:table-cell>
              <table:table-cell office:value-type="float" office:value="0.0027667264807798">
                <text:p>0.0027667264807798</text:p>
                <draw:g>
                  <svg:desc>search_results.X2:search_results.X241</svg:desc>
                </draw:g>
              </table:table-cell>
              <table:table-cell office:value-type="float" office:value="0.0027667264807798">
                <text:p>0.0027667264807798</text:p>
                <draw:g>
                  <svg:desc>search_results.X2:search_results.X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2152218282074">
                <text:p>0.0102152218282074</text:p>
              </table:table-cell>
              <table:table-cell office:value-type="float" office:value="0.0102152218282074">
                <text:p>0.0102152218282074</text:p>
              </table:table-cell>
              <table:table-cell office:value-type="float" office:value="0.989893077127152">
                <text:p>0.989893077127152</text:p>
              </table:table-cell>
              <table:table-cell office:value-type="float" office:value="0.00310726163247073">
                <text:p>0.00310726163247073</text:p>
              </table:table-cell>
              <table:table-cell office:value-type="float" office:value="0.00310726163247073">
                <text:p>0.00310726163247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11673139171598">
                <text:p>0.00911673139171598</text:p>
              </table:table-cell>
              <table:table-cell office:value-type="float" office:value="0.00911673139171598">
                <text:p>0.00911673139171598</text:p>
              </table:table-cell>
              <table:table-cell office:value-type="float" office:value="0.988861042949387">
                <text:p>0.988861042949387</text:p>
              </table:table-cell>
              <table:table-cell office:value-type="float" office:value="0.00316936671604669">
                <text:p>0.00316936671604669</text:p>
              </table:table-cell>
              <table:table-cell office:value-type="float" office:value="0.00316936671604669">
                <text:p>0.00316936671604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46857862384289">
                <text:p>0.00946857862384289</text:p>
              </table:table-cell>
              <table:table-cell office:value-type="float" office:value="0.00946857862384289">
                <text:p>0.00946857862384289</text:p>
              </table:table-cell>
              <table:table-cell office:value-type="float" office:value="0.988861042949387">
                <text:p>0.988861042949387</text:p>
              </table:table-cell>
              <table:table-cell office:value-type="float" office:value="0.00316936671604669">
                <text:p>0.00316936671604669</text:p>
              </table:table-cell>
              <table:table-cell office:value-type="float" office:value="0.00316936671604669">
                <text:p>0.00316936671604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90216500506488">
                <text:p>0.00990216500506488</text:p>
              </table:table-cell>
              <table:table-cell office:value-type="float" office:value="0.00990216500506488">
                <text:p>0.00990216500506488</text:p>
              </table:table-cell>
              <table:table-cell office:value-type="float" office:value="0.98782985930237">
                <text:p>0.98782985930237</text:p>
              </table:table-cell>
              <table:table-cell office:value-type="float" office:value="0.00196843363308842">
                <text:p>0.00196843363308842</text:p>
              </table:table-cell>
              <table:table-cell office:value-type="float" office:value="0.00196843363308842">
                <text:p>0.00196843363308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0273129052326">
                <text:p>0.0100273129052326</text:p>
              </table:table-cell>
              <table:table-cell office:value-type="float" office:value="0.0100273129052326">
                <text:p>0.0100273129052326</text:p>
              </table:table-cell>
              <table:table-cell office:value-type="float" office:value="0.99381188006475">
                <text:p>0.99381188006475</text:p>
              </table:table-cell>
              <table:table-cell office:value-type="float" office:value="0.00288778829743465">
                <text:p>0.00288778829743465</text:p>
              </table:table-cell>
              <table:table-cell office:value-type="float" office:value="0.00288778829743465">
                <text:p>0.002887788297434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11673139171598">
                <text:p>0.00911673139171598</text:p>
              </table:table-cell>
              <table:table-cell office:value-type="float" office:value="0.00911673139171598">
                <text:p>0.00911673139171598</text:p>
              </table:table-cell>
              <table:table-cell office:value-type="float" office:value="0.993399338810624">
                <text:p>0.993399338810624</text:p>
              </table:table-cell>
              <table:table-cell office:value-type="float" office:value="0.00335150043890342">
                <text:p>0.00335150043890342</text:p>
              </table:table-cell>
              <table:table-cell office:value-type="float" office:value="0.00335150043890342">
                <text:p>0.00335150043890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06336820890631">
                <text:p>0.00906336820890631</text:p>
              </table:table-cell>
              <table:table-cell office:value-type="float" office:value="0.00906336820890631">
                <text:p>0.00906336820890631</text:p>
              </table:table-cell>
              <table:table-cell office:value-type="float" office:value="0.990923920112522">
                <text:p>0.990923920112522</text:p>
              </table:table-cell>
              <table:table-cell office:value-type="float" office:value="0.00303173215309535">
                <text:p>0.00303173215309535</text:p>
              </table:table-cell>
              <table:table-cell office:value-type="float" office:value="0.00303173215309535">
                <text:p>0.00303173215309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46857862384289">
                <text:p>0.00946857862384289</text:p>
              </table:table-cell>
              <table:table-cell office:value-type="float" office:value="0.00946857862384289">
                <text:p>0.00946857862384289</text:p>
              </table:table-cell>
              <table:table-cell office:value-type="float" office:value="0.990717479435478">
                <text:p>0.990717479435478</text:p>
              </table:table-cell>
              <table:table-cell office:value-type="float" office:value="0.00366115116228914">
                <text:p>0.00366115116228914</text:p>
              </table:table-cell>
              <table:table-cell office:value-type="float" office:value="0.00366115116228914">
                <text:p>0.00366115116228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29462800031474">
                <text:p>0.00929462800031474</text:p>
              </table:table-cell>
              <table:table-cell office:value-type="float" office:value="0.00929462800031474">
                <text:p>0.00929462800031474</text:p>
              </table:table-cell>
              <table:table-cell office:value-type="float" office:value="0.989479854830575">
                <text:p>0.989479854830575</text:p>
              </table:table-cell>
              <table:table-cell office:value-type="float" office:value="0.00250171466169099">
                <text:p>0.00250171466169099</text:p>
              </table:table-cell>
              <table:table-cell office:value-type="float" office:value="0.00250171466169099">
                <text:p>0.002501714661690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3741116489014">
                <text:p>0.0103741116489014</text:p>
              </table:table-cell>
              <table:table-cell office:value-type="float" office:value="0.0103741116489014">
                <text:p>0.0103741116489014</text:p>
              </table:table-cell>
              <table:table-cell office:value-type="float" office:value="0.994843063150082">
                <text:p>0.994843063150082</text:p>
              </table:table-cell>
              <table:table-cell office:value-type="float" office:value="0.00228769763319319">
                <text:p>0.00228769763319319</text:p>
              </table:table-cell>
              <table:table-cell office:value-type="float" office:value="0.00228769763319319">
                <text:p>0.002287697633193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861995351479261">
                <text:p>0.00861995351479261</text:p>
              </table:table-cell>
              <table:table-cell office:value-type="float" office:value="0.00861995351479261">
                <text:p>0.00861995351479261</text:p>
              </table:table-cell>
              <table:table-cell office:value-type="float" office:value="0.993193408283524">
                <text:p>0.993193408283524</text:p>
              </table:table-cell>
              <table:table-cell office:value-type="float" office:value="0.00275953459936334">
                <text:p>0.00275953459936334</text:p>
              </table:table-cell>
              <table:table-cell office:value-type="float" office:value="0.00275953459936334">
                <text:p>0.002759534599363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2367645013664">
                <text:p>0.992367645013664</text:p>
              </table:table-cell>
              <table:table-cell office:value-type="float" office:value="0.00356681113819322">
                <text:p>0.00356681113819322</text:p>
              </table:table-cell>
              <table:table-cell office:value-type="float" office:value="0.00356681113819322">
                <text:p>0.003566811138193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90216500506488">
                <text:p>0.00990216500506488</text:p>
              </table:table-cell>
              <table:table-cell office:value-type="float" office:value="0.00990216500506488">
                <text:p>0.00990216500506488</text:p>
              </table:table-cell>
              <table:table-cell office:value-type="float" office:value="0.991749002620773">
                <text:p>0.991749002620773</text:p>
              </table:table-cell>
              <table:table-cell office:value-type="float" office:value="0.00210389071678641">
                <text:p>0.00210389071678641</text:p>
              </table:table-cell>
              <table:table-cell office:value-type="float" office:value="0.00210389071678641">
                <text:p>0.002103890716786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3741116489014">
                <text:p>0.0103741116489014</text:p>
              </table:table-cell>
              <table:table-cell office:value-type="float" office:value="0.0103741116489014">
                <text:p>0.0103741116489014</text:p>
              </table:table-cell>
              <table:table-cell office:value-type="float" office:value="0.99546187503127">
                <text:p>0.99546187503127</text:p>
              </table:table-cell>
              <table:table-cell office:value-type="float" office:value="0.00170107491655628">
                <text:p>0.00170107491655628</text:p>
              </table:table-cell>
              <table:table-cell office:value-type="float" office:value="0.00170107491655628">
                <text:p>0.001701074916556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29462800031474">
                <text:p>0.00929462800031474</text:p>
              </table:table-cell>
              <table:table-cell office:value-type="float" office:value="0.00929462800031474">
                <text:p>0.00929462800031474</text:p>
              </table:table-cell>
              <table:table-cell office:value-type="float" office:value="0.994843233200063">
                <text:p>0.994843233200063</text:p>
              </table:table-cell>
              <table:table-cell office:value-type="float" office:value="0.00187921472387848">
                <text:p>0.00187921472387848</text:p>
              </table:table-cell>
              <table:table-cell office:value-type="float" office:value="0.00187921472387848">
                <text:p>0.001879214723878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86317953107724">
                <text:p>0.0086317953107724</text:p>
              </table:table-cell>
              <table:table-cell office:value-type="float" office:value="0.0086317953107724">
                <text:p>0.0086317953107724</text:p>
              </table:table-cell>
              <table:table-cell office:value-type="float" office:value="0.993812050114731">
                <text:p>0.993812050114731</text:p>
              </table:table-cell>
              <table:table-cell office:value-type="float" office:value="0.00250930626094511">
                <text:p>0.00250930626094511</text:p>
              </table:table-cell>
              <table:table-cell office:value-type="float" office:value="0.00250930626094511">
                <text:p>0.002509306260945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42906004448068">
                <text:p>0.00942906004448068</text:p>
              </table:table-cell>
              <table:table-cell office:value-type="float" office:value="0.00942906004448068">
                <text:p>0.00942906004448068</text:p>
              </table:table-cell>
              <table:table-cell office:value-type="float" office:value="0.993399168479801">
                <text:p>0.993399168479801</text:p>
              </table:table-cell>
              <table:table-cell office:value-type="float" office:value="0.00303159262512781">
                <text:p>0.00303159262512781</text:p>
              </table:table-cell>
              <table:table-cell office:value-type="float" office:value="0.00303159262512781">
                <text:p>0.003031592625127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5832716474585">
                <text:p>0.0105832716474585</text:p>
              </table:table-cell>
              <table:table-cell office:value-type="float" office:value="0.0105832716474585">
                <text:p>0.0105832716474585</text:p>
              </table:table-cell>
              <table:table-cell office:value-type="float" office:value="0.992367474401999">
                <text:p>0.992367474401999</text:p>
              </table:table-cell>
              <table:table-cell office:value-type="float" office:value="0.00243254491044289">
                <text:p>0.00243254491044289</text:p>
              </table:table-cell>
              <table:table-cell office:value-type="float" office:value="0.00243254491044289">
                <text:p>0.002432544910442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60602377866681">
                <text:p>0.00960602377866681</text:p>
              </table:table-cell>
              <table:table-cell office:value-type="float" office:value="0.00960602377866681">
                <text:p>0.00960602377866681</text:p>
              </table:table-cell>
              <table:table-cell office:value-type="float" office:value="0.994843233200063">
                <text:p>0.994843233200063</text:p>
              </table:table-cell>
              <table:table-cell office:value-type="float" office:value="0.00187921472387848">
                <text:p>0.00187921472387848</text:p>
              </table:table-cell>
              <table:table-cell office:value-type="float" office:value="0.00187921472387848">
                <text:p>0.001879214723878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86317953107724">
                <text:p>0.0086317953107724</text:p>
              </table:table-cell>
              <table:table-cell office:value-type="float" office:value="0.0086317953107724">
                <text:p>0.0086317953107724</text:p>
              </table:table-cell>
              <table:table-cell office:value-type="float" office:value="0.994430691945938">
                <text:p>0.994430691945938</text:p>
              </table:table-cell>
              <table:table-cell office:value-type="float" office:value="0.00243189454141101">
                <text:p>0.00243189454141101</text:p>
              </table:table-cell>
              <table:table-cell office:value-type="float" office:value="0.00243189454141101">
                <text:p>0.002431894541411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102175934979189">
                <text:p>0.0102175934979189</text:p>
              </table:table-cell>
              <table:table-cell office:value-type="float" office:value="0.0102175934979189">
                <text:p>0.0102175934979189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4843233200063">
                <text:p>0.994843233200063</text:p>
              </table:table-cell>
              <table:table-cell office:value-type="float" office:value="0.00187921472387848">
                <text:p>0.00187921472387848</text:p>
              </table:table-cell>
              <table:table-cell office:value-type="float" office:value="0.00187921472387848">
                <text:p>0.001879214723878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5049503827126">
                <text:p>0.995049503827126</text:p>
              </table:table-cell>
              <table:table-cell office:value-type="float" office:value="0.0016501650165028">
                <text:p>0.0016501650165028</text:p>
              </table:table-cell>
              <table:table-cell office:value-type="float" office:value="0.0016501650165028">
                <text:p>0.00165016501650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5255774454189">
                <text:p>0.995255774454189</text:p>
              </table:table-cell>
              <table:table-cell office:value-type="float" office:value="0.00147306707738339">
                <text:p>0.00147306707738339</text:p>
              </table:table-cell>
              <table:table-cell office:value-type="float" office:value="0.00147306707738339">
                <text:p>0.001473067077383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5255774454189">
                <text:p>0.995255774454189</text:p>
              </table:table-cell>
              <table:table-cell office:value-type="float" office:value="0.00147306707738339">
                <text:p>0.00147306707738339</text:p>
              </table:table-cell>
              <table:table-cell office:value-type="float" office:value="0.00147306707738339">
                <text:p>0.001473067077383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5255774454189">
                <text:p>0.995255774454189</text:p>
              </table:table-cell>
              <table:table-cell office:value-type="float" office:value="0.00147306707738339">
                <text:p>0.00147306707738339</text:p>
              </table:table-cell>
              <table:table-cell office:value-type="float" office:value="0.00147306707738339">
                <text:p>0.001473067077383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5255774454189">
                <text:p>0.995255774454189</text:p>
              </table:table-cell>
              <table:table-cell office:value-type="float" office:value="0.00147306707738339">
                <text:p>0.00147306707738339</text:p>
              </table:table-cell>
              <table:table-cell office:value-type="float" office:value="0.00147306707738339">
                <text:p>0.001473067077383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5255774454189">
                <text:p>0.995255774454189</text:p>
              </table:table-cell>
              <table:table-cell office:value-type="float" office:value="0.00147306707738339">
                <text:p>0.00147306707738339</text:p>
              </table:table-cell>
              <table:table-cell office:value-type="float" office:value="0.00147306707738339">
                <text:p>0.001473067077383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2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W2:search_results.W241" chart:error-lower-range="search_results.W2:search_results.W24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W2:search_results.W241" chart:error-lower-range="search_results.W2:search_results.W24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X2:search_results.X241" chart:error-lower-range="search_results.X2:search_results.X241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X2:search_results.X241" chart:error-lower-range="search_results.X2:search_results.X24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396cm" svg:height="10.417cm" xlink:href=".." xlink:type="simple" chart:class="chart:scatter" chart:style-name="ch1">
        <chart:legend chart:legend-position="end" svg:x="20.327cm" svg:y="4.66cm" style:legend-expansion="high" chart:style-name="ch2"/>
        <chart:plot-area chart:style-name="ch3" table:cell-range-address="search_results.G2:search_results.G241 search_results.C1:search_results.D241" chart:data-source-has-labels="row" svg:x="1.498cm" svg:y="0.208cm" svg:width="18.342cm" svg:height="9.02cm">
          <chartooo:coordinate-region svg:x="2.41cm" svg:y="0.407cm" svg:width="17.15cm" svg:height="8.174cm"/>
          <chart:axis chart:dimension="x" chart:name="primary-x" chart:style-name="ch4">
            <chart:title svg:x="9.434cm" svg:y="9.436cm" chart:style-name="ch5">
              <text:p>Max Leaf Nodes</text:p>
            </chart:title>
          </chart:axis>
          <chart:axis chart:dimension="y" chart:name="primary-y" chart:style-name="ch6">
            <chart:title svg:x="0.451cm" svg:y="5.463cm" chart:style-name="ch7">
              <text:p>CV Score</text:p>
            </chart:title>
            <chart:grid chart:style-name="ch8" chart:class="major"/>
          </chart:axis>
          <chart:series chart:style-name="ch9" chart:values-cell-range-address="search_results.C2:search_results.C241" chart:label-cell-address="search_results.C1:search_results.C1" chart:class="chart:scatter">
            <chart:domain table:cell-range-address="search_results.G2:search_results.G241"/>
            <chart:error-indicator chart:style-name="ch10" chart:dimension="y"/>
            <chart:data-point chart:repeated="240"/>
          </chart:series>
          <chart:series chart:style-name="ch11" chart:values-cell-range-address="search_results.D2:search_results.D241" chart:label-cell-address="search_results.D1:search_results.D1" chart:class="chart:scatter">
            <chart:error-indicator chart:style-name="ch12" chart:dimension="y"/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search_results.G2:search_results.G241</svg:desc>
                </draw:g>
              </table:table-cell>
              <table:table-cell office:value-type="float" office:value="0.941212871287129">
                <text:p>0.941212871287129</text:p>
                <draw:g>
                  <svg:desc>search_results.C2:search_results.C241</svg:desc>
                </draw:g>
              </table:table-cell>
              <table:table-cell office:value-type="float" office:value="0.0102268362059621">
                <text:p>0.0102268362059621</text:p>
                <draw:g>
                  <svg:desc>search_results.W2:search_results.W241</svg:desc>
                </draw:g>
              </table:table-cell>
              <table:table-cell office:value-type="float" office:value="0.0102268362059621">
                <text:p>0.0102268362059621</text:p>
                <draw:g>
                  <svg:desc>search_results.W2:search_results.W241</svg:desc>
                </draw:g>
              </table:table-cell>
              <table:table-cell office:value-type="float" office:value="0.991337142128256">
                <text:p>0.991337142128256</text:p>
                <draw:g>
                  <svg:desc>search_results.D2:search_results.D241</svg:desc>
                </draw:g>
              </table:table-cell>
              <table:table-cell office:value-type="float" office:value="0.0027667264807798">
                <text:p>0.0027667264807798</text:p>
                <draw:g>
                  <svg:desc>search_results.X2:search_results.X241</svg:desc>
                </draw:g>
              </table:table-cell>
              <table:table-cell office:value-type="float" office:value="0.0027667264807798">
                <text:p>0.0027667264807798</text:p>
                <draw:g>
                  <svg:desc>search_results.X2:search_results.X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2152218282074">
                <text:p>0.0102152218282074</text:p>
              </table:table-cell>
              <table:table-cell office:value-type="float" office:value="0.0102152218282074">
                <text:p>0.0102152218282074</text:p>
              </table:table-cell>
              <table:table-cell office:value-type="float" office:value="0.989893077127152">
                <text:p>0.989893077127152</text:p>
              </table:table-cell>
              <table:table-cell office:value-type="float" office:value="0.00310726163247073">
                <text:p>0.00310726163247073</text:p>
              </table:table-cell>
              <table:table-cell office:value-type="float" office:value="0.00310726163247073">
                <text:p>0.00310726163247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11673139171598">
                <text:p>0.00911673139171598</text:p>
              </table:table-cell>
              <table:table-cell office:value-type="float" office:value="0.00911673139171598">
                <text:p>0.00911673139171598</text:p>
              </table:table-cell>
              <table:table-cell office:value-type="float" office:value="0.988861042949387">
                <text:p>0.988861042949387</text:p>
              </table:table-cell>
              <table:table-cell office:value-type="float" office:value="0.00316936671604669">
                <text:p>0.00316936671604669</text:p>
              </table:table-cell>
              <table:table-cell office:value-type="float" office:value="0.00316936671604669">
                <text:p>0.00316936671604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46857862384289">
                <text:p>0.00946857862384289</text:p>
              </table:table-cell>
              <table:table-cell office:value-type="float" office:value="0.00946857862384289">
                <text:p>0.00946857862384289</text:p>
              </table:table-cell>
              <table:table-cell office:value-type="float" office:value="0.988861042949387">
                <text:p>0.988861042949387</text:p>
              </table:table-cell>
              <table:table-cell office:value-type="float" office:value="0.00316936671604669">
                <text:p>0.00316936671604669</text:p>
              </table:table-cell>
              <table:table-cell office:value-type="float" office:value="0.00316936671604669">
                <text:p>0.00316936671604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90216500506488">
                <text:p>0.00990216500506488</text:p>
              </table:table-cell>
              <table:table-cell office:value-type="float" office:value="0.00990216500506488">
                <text:p>0.00990216500506488</text:p>
              </table:table-cell>
              <table:table-cell office:value-type="float" office:value="0.98782985930237">
                <text:p>0.98782985930237</text:p>
              </table:table-cell>
              <table:table-cell office:value-type="float" office:value="0.00196843363308842">
                <text:p>0.00196843363308842</text:p>
              </table:table-cell>
              <table:table-cell office:value-type="float" office:value="0.00196843363308842">
                <text:p>0.00196843363308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0273129052326">
                <text:p>0.0100273129052326</text:p>
              </table:table-cell>
              <table:table-cell office:value-type="float" office:value="0.0100273129052326">
                <text:p>0.0100273129052326</text:p>
              </table:table-cell>
              <table:table-cell office:value-type="float" office:value="0.99381188006475">
                <text:p>0.99381188006475</text:p>
              </table:table-cell>
              <table:table-cell office:value-type="float" office:value="0.00288778829743465">
                <text:p>0.00288778829743465</text:p>
              </table:table-cell>
              <table:table-cell office:value-type="float" office:value="0.00288778829743465">
                <text:p>0.002887788297434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11673139171598">
                <text:p>0.00911673139171598</text:p>
              </table:table-cell>
              <table:table-cell office:value-type="float" office:value="0.00911673139171598">
                <text:p>0.00911673139171598</text:p>
              </table:table-cell>
              <table:table-cell office:value-type="float" office:value="0.993399338810624">
                <text:p>0.993399338810624</text:p>
              </table:table-cell>
              <table:table-cell office:value-type="float" office:value="0.00335150043890342">
                <text:p>0.00335150043890342</text:p>
              </table:table-cell>
              <table:table-cell office:value-type="float" office:value="0.00335150043890342">
                <text:p>0.00335150043890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06336820890631">
                <text:p>0.00906336820890631</text:p>
              </table:table-cell>
              <table:table-cell office:value-type="float" office:value="0.00906336820890631">
                <text:p>0.00906336820890631</text:p>
              </table:table-cell>
              <table:table-cell office:value-type="float" office:value="0.990923920112522">
                <text:p>0.990923920112522</text:p>
              </table:table-cell>
              <table:table-cell office:value-type="float" office:value="0.00303173215309535">
                <text:p>0.00303173215309535</text:p>
              </table:table-cell>
              <table:table-cell office:value-type="float" office:value="0.00303173215309535">
                <text:p>0.00303173215309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46857862384289">
                <text:p>0.00946857862384289</text:p>
              </table:table-cell>
              <table:table-cell office:value-type="float" office:value="0.00946857862384289">
                <text:p>0.00946857862384289</text:p>
              </table:table-cell>
              <table:table-cell office:value-type="float" office:value="0.990717479435478">
                <text:p>0.990717479435478</text:p>
              </table:table-cell>
              <table:table-cell office:value-type="float" office:value="0.00366115116228914">
                <text:p>0.00366115116228914</text:p>
              </table:table-cell>
              <table:table-cell office:value-type="float" office:value="0.00366115116228914">
                <text:p>0.00366115116228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29462800031474">
                <text:p>0.00929462800031474</text:p>
              </table:table-cell>
              <table:table-cell office:value-type="float" office:value="0.00929462800031474">
                <text:p>0.00929462800031474</text:p>
              </table:table-cell>
              <table:table-cell office:value-type="float" office:value="0.989479854830575">
                <text:p>0.989479854830575</text:p>
              </table:table-cell>
              <table:table-cell office:value-type="float" office:value="0.00250171466169099">
                <text:p>0.00250171466169099</text:p>
              </table:table-cell>
              <table:table-cell office:value-type="float" office:value="0.00250171466169099">
                <text:p>0.002501714661690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3741116489014">
                <text:p>0.0103741116489014</text:p>
              </table:table-cell>
              <table:table-cell office:value-type="float" office:value="0.0103741116489014">
                <text:p>0.0103741116489014</text:p>
              </table:table-cell>
              <table:table-cell office:value-type="float" office:value="0.994843063150082">
                <text:p>0.994843063150082</text:p>
              </table:table-cell>
              <table:table-cell office:value-type="float" office:value="0.00228769763319319">
                <text:p>0.00228769763319319</text:p>
              </table:table-cell>
              <table:table-cell office:value-type="float" office:value="0.00228769763319319">
                <text:p>0.002287697633193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861995351479261">
                <text:p>0.00861995351479261</text:p>
              </table:table-cell>
              <table:table-cell office:value-type="float" office:value="0.00861995351479261">
                <text:p>0.00861995351479261</text:p>
              </table:table-cell>
              <table:table-cell office:value-type="float" office:value="0.993193408283524">
                <text:p>0.993193408283524</text:p>
              </table:table-cell>
              <table:table-cell office:value-type="float" office:value="0.00275953459936334">
                <text:p>0.00275953459936334</text:p>
              </table:table-cell>
              <table:table-cell office:value-type="float" office:value="0.00275953459936334">
                <text:p>0.002759534599363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2367645013664">
                <text:p>0.992367645013664</text:p>
              </table:table-cell>
              <table:table-cell office:value-type="float" office:value="0.00356681113819322">
                <text:p>0.00356681113819322</text:p>
              </table:table-cell>
              <table:table-cell office:value-type="float" office:value="0.00356681113819322">
                <text:p>0.003566811138193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90216500506488">
                <text:p>0.00990216500506488</text:p>
              </table:table-cell>
              <table:table-cell office:value-type="float" office:value="0.00990216500506488">
                <text:p>0.00990216500506488</text:p>
              </table:table-cell>
              <table:table-cell office:value-type="float" office:value="0.991749002620773">
                <text:p>0.991749002620773</text:p>
              </table:table-cell>
              <table:table-cell office:value-type="float" office:value="0.00210389071678641">
                <text:p>0.00210389071678641</text:p>
              </table:table-cell>
              <table:table-cell office:value-type="float" office:value="0.00210389071678641">
                <text:p>0.002103890716786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">
                <text:p>4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">
                <text:p>4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3741116489014">
                <text:p>0.0103741116489014</text:p>
              </table:table-cell>
              <table:table-cell office:value-type="float" office:value="0.0103741116489014">
                <text:p>0.0103741116489014</text:p>
              </table:table-cell>
              <table:table-cell office:value-type="float" office:value="0.99546187503127">
                <text:p>0.99546187503127</text:p>
              </table:table-cell>
              <table:table-cell office:value-type="float" office:value="0.00170107491655628">
                <text:p>0.00170107491655628</text:p>
              </table:table-cell>
              <table:table-cell office:value-type="float" office:value="0.00170107491655628">
                <text:p>0.001701074916556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29462800031474">
                <text:p>0.00929462800031474</text:p>
              </table:table-cell>
              <table:table-cell office:value-type="float" office:value="0.00929462800031474">
                <text:p>0.00929462800031474</text:p>
              </table:table-cell>
              <table:table-cell office:value-type="float" office:value="0.994843233200063">
                <text:p>0.994843233200063</text:p>
              </table:table-cell>
              <table:table-cell office:value-type="float" office:value="0.00187921472387848">
                <text:p>0.00187921472387848</text:p>
              </table:table-cell>
              <table:table-cell office:value-type="float" office:value="0.00187921472387848">
                <text:p>0.001879214723878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86317953107724">
                <text:p>0.0086317953107724</text:p>
              </table:table-cell>
              <table:table-cell office:value-type="float" office:value="0.0086317953107724">
                <text:p>0.0086317953107724</text:p>
              </table:table-cell>
              <table:table-cell office:value-type="float" office:value="0.993812050114731">
                <text:p>0.993812050114731</text:p>
              </table:table-cell>
              <table:table-cell office:value-type="float" office:value="0.00250930626094511">
                <text:p>0.00250930626094511</text:p>
              </table:table-cell>
              <table:table-cell office:value-type="float" office:value="0.00250930626094511">
                <text:p>0.002509306260945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42906004448068">
                <text:p>0.00942906004448068</text:p>
              </table:table-cell>
              <table:table-cell office:value-type="float" office:value="0.00942906004448068">
                <text:p>0.00942906004448068</text:p>
              </table:table-cell>
              <table:table-cell office:value-type="float" office:value="0.993399168479801">
                <text:p>0.993399168479801</text:p>
              </table:table-cell>
              <table:table-cell office:value-type="float" office:value="0.00303159262512781">
                <text:p>0.00303159262512781</text:p>
              </table:table-cell>
              <table:table-cell office:value-type="float" office:value="0.00303159262512781">
                <text:p>0.003031592625127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5832716474585">
                <text:p>0.0105832716474585</text:p>
              </table:table-cell>
              <table:table-cell office:value-type="float" office:value="0.0105832716474585">
                <text:p>0.0105832716474585</text:p>
              </table:table-cell>
              <table:table-cell office:value-type="float" office:value="0.992367474401999">
                <text:p>0.992367474401999</text:p>
              </table:table-cell>
              <table:table-cell office:value-type="float" office:value="0.00243254491044289">
                <text:p>0.00243254491044289</text:p>
              </table:table-cell>
              <table:table-cell office:value-type="float" office:value="0.00243254491044289">
                <text:p>0.002432544910442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60602377866681">
                <text:p>0.00960602377866681</text:p>
              </table:table-cell>
              <table:table-cell office:value-type="float" office:value="0.00960602377866681">
                <text:p>0.00960602377866681</text:p>
              </table:table-cell>
              <table:table-cell office:value-type="float" office:value="0.994843233200063">
                <text:p>0.994843233200063</text:p>
              </table:table-cell>
              <table:table-cell office:value-type="float" office:value="0.00187921472387848">
                <text:p>0.00187921472387848</text:p>
              </table:table-cell>
              <table:table-cell office:value-type="float" office:value="0.00187921472387848">
                <text:p>0.001879214723878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86317953107724">
                <text:p>0.0086317953107724</text:p>
              </table:table-cell>
              <table:table-cell office:value-type="float" office:value="0.0086317953107724">
                <text:p>0.0086317953107724</text:p>
              </table:table-cell>
              <table:table-cell office:value-type="float" office:value="0.994430691945938">
                <text:p>0.994430691945938</text:p>
              </table:table-cell>
              <table:table-cell office:value-type="float" office:value="0.00243189454141101">
                <text:p>0.00243189454141101</text:p>
              </table:table-cell>
              <table:table-cell office:value-type="float" office:value="0.00243189454141101">
                <text:p>0.002431894541411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102175934979189">
                <text:p>0.0102175934979189</text:p>
              </table:table-cell>
              <table:table-cell office:value-type="float" office:value="0.0102175934979189">
                <text:p>0.0102175934979189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">
                <text:p>5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">
                <text:p>5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">
                <text:p>5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">
                <text:p>5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">
                <text:p>5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">
                <text:p>5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">
                <text:p>5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">
                <text:p>5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">
                <text:p>5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">
                <text:p>5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">
                <text:p>5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">
                <text:p>5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">
                <text:p>6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">
                <text:p>6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4843233200063">
                <text:p>0.994843233200063</text:p>
              </table:table-cell>
              <table:table-cell office:value-type="float" office:value="0.00187921472387848">
                <text:p>0.00187921472387848</text:p>
              </table:table-cell>
              <table:table-cell office:value-type="float" office:value="0.00187921472387848">
                <text:p>0.001879214723878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">
                <text:p>60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">
                <text:p>6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">
                <text:p>6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">
                <text:p>6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">
                <text:p>6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">
                <text:p>6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">
                <text:p>6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">
                <text:p>6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">
                <text:p>6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">
                <text:p>6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">
                <text:p>6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">
                <text:p>6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">
                <text:p>6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">
                <text:p>6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">
                <text:p>6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">
                <text:p>6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5049503827126">
                <text:p>0.995049503827126</text:p>
              </table:table-cell>
              <table:table-cell office:value-type="float" office:value="0.0016501650165028">
                <text:p>0.0016501650165028</text:p>
              </table:table-cell>
              <table:table-cell office:value-type="float" office:value="0.0016501650165028">
                <text:p>0.00165016501650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">
                <text:p>65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">
                <text:p>6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">
                <text:p>65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">
                <text:p>6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">
                <text:p>6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">
                <text:p>6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">
                <text:p>6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">
                <text:p>6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">
                <text:p>6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">
                <text:p>6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">
                <text:p>6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">
                <text:p>6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">
                <text:p>6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">
                <text:p>6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">
                <text:p>6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">
                <text:p>6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">
                <text:p>7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">
                <text:p>7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5255774454189">
                <text:p>0.995255774454189</text:p>
              </table:table-cell>
              <table:table-cell office:value-type="float" office:value="0.00147306707738339">
                <text:p>0.00147306707738339</text:p>
              </table:table-cell>
              <table:table-cell office:value-type="float" office:value="0.00147306707738339">
                <text:p>0.001473067077383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">
                <text:p>70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">
                <text:p>7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">
                <text:p>70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">
                <text:p>7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">
                <text:p>7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">
                <text:p>7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">
                <text:p>7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">
                <text:p>7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">
                <text:p>7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">
                <text:p>7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">
                <text:p>7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">
                <text:p>7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">
                <text:p>7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">
                <text:p>7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">
                <text:p>7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5">
                <text:p>7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">
                <text:p>7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5255774454189">
                <text:p>0.995255774454189</text:p>
              </table:table-cell>
              <table:table-cell office:value-type="float" office:value="0.00147306707738339">
                <text:p>0.00147306707738339</text:p>
              </table:table-cell>
              <table:table-cell office:value-type="float" office:value="0.00147306707738339">
                <text:p>0.001473067077383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">
                <text:p>75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5">
                <text:p>7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5">
                <text:p>75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">
                <text:p>7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">
                <text:p>7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5">
                <text:p>7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5">
                <text:p>7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5">
                <text:p>7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5">
                <text:p>7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5">
                <text:p>7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5">
                <text:p>7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">
                <text:p>7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5">
                <text:p>7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5">
                <text:p>7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">
                <text:p>7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5255774454189">
                <text:p>0.995255774454189</text:p>
              </table:table-cell>
              <table:table-cell office:value-type="float" office:value="0.00147306707738339">
                <text:p>0.00147306707738339</text:p>
              </table:table-cell>
              <table:table-cell office:value-type="float" office:value="0.00147306707738339">
                <text:p>0.001473067077383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">
                <text:p>80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">
                <text:p>8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">
                <text:p>8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0">
                <text:p>8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">
                <text:p>8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">
                <text:p>8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">
                <text:p>8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0">
                <text:p>8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">
                <text:p>8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">
                <text:p>8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0">
                <text:p>8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">
                <text:p>8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">
                <text:p>8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0">
                <text:p>8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0">
                <text:p>8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0">
                <text:p>8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">
                <text:p>8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">
                <text:p>8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5255774454189">
                <text:p>0.995255774454189</text:p>
              </table:table-cell>
              <table:table-cell office:value-type="float" office:value="0.00147306707738339">
                <text:p>0.00147306707738339</text:p>
              </table:table-cell>
              <table:table-cell office:value-type="float" office:value="0.00147306707738339">
                <text:p>0.001473067077383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5">
                <text:p>85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5">
                <text:p>8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5">
                <text:p>85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">
                <text:p>8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">
                <text:p>8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">
                <text:p>8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5">
                <text:p>8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5">
                <text:p>8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">
                <text:p>8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5">
                <text:p>8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5">
                <text:p>8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5">
                <text:p>8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">
                <text:p>8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5">
                <text:p>8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5">
                <text:p>8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5">
                <text:p>8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5">
                <text:p>8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">
                <text:p>8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0">
                <text:p>9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0108160707172879">
                <text:p>0.0108160707172879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07210880268748">
                <text:p>0.00107210880268748</text:p>
              </table:table-cell>
              <table:table-cell office:value-type="float" office:value="0.00107210880268748">
                <text:p>0.001072108802687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">
                <text:p>9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00969596292811587">
                <text:p>0.00969596292811587</text:p>
              </table:table-cell>
              <table:table-cell office:value-type="float" office:value="0.995255774454189">
                <text:p>0.995255774454189</text:p>
              </table:table-cell>
              <table:table-cell office:value-type="float" office:value="0.00147306707738339">
                <text:p>0.00147306707738339</text:p>
              </table:table-cell>
              <table:table-cell office:value-type="float" office:value="0.00147306707738339">
                <text:p>0.001473067077383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0">
                <text:p>90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00877595307610566">
                <text:p>0.00877595307610566</text:p>
              </table:table-cell>
              <table:table-cell office:value-type="float" office:value="0.994636962573001">
                <text:p>0.994636962573001</text:p>
              </table:table-cell>
              <table:table-cell office:value-type="float" office:value="0.00214362702089863">
                <text:p>0.00214362702089863</text:p>
              </table:table-cell>
              <table:table-cell office:value-type="float" office:value="0.00214362702089863">
                <text:p>0.002143627020898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0">
                <text:p>9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00999019915502788">
                <text:p>0.00999019915502788</text:p>
              </table:table-cell>
              <table:table-cell office:value-type="float" office:value="0.994224421318875">
                <text:p>0.994224421318875</text:p>
              </table:table-cell>
              <table:table-cell office:value-type="float" office:value="0.00247524715029692">
                <text:p>0.00247524715029692</text:p>
              </table:table-cell>
              <table:table-cell office:value-type="float" office:value="0.00247524715029692">
                <text:p>0.002475247150296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">
                <text:p>90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00959013026380866">
                <text:p>0.00959013026380866</text:p>
              </table:table-cell>
              <table:table-cell office:value-type="float" office:value="0.992780185986947">
                <text:p>0.992780185986947</text:p>
              </table:table-cell>
              <table:table-cell office:value-type="float" office:value="0.00236126208427798">
                <text:p>0.00236126208427798</text:p>
              </table:table-cell>
              <table:table-cell office:value-type="float" office:value="0.00236126208427798">
                <text:p>0.002361262084277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">
                <text:p>9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">
                <text:p>9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">
                <text:p>9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00829131560359127">
                <text:p>0.00829131560359127</text:p>
              </table:table-cell>
              <table:table-cell office:value-type="float" office:value="0.972980581433502">
                <text:p>0.972980581433502</text:p>
              </table:table-cell>
              <table:table-cell office:value-type="float" office:value="0.00404568323817743">
                <text:p>0.00404568323817743</text:p>
              </table:table-cell>
              <table:table-cell office:value-type="float" office:value="0.00404568323817743">
                <text:p>0.004045683238177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">
                <text:p>9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00975691841634053">
                <text:p>0.00975691841634053</text:p>
              </table:table-cell>
              <table:table-cell office:value-type="float" office:value="0.973186852060565">
                <text:p>0.973186852060565</text:p>
              </table:table-cell>
              <table:table-cell office:value-type="float" office:value="0.00437404916317025">
                <text:p>0.00437404916317025</text:p>
              </table:table-cell>
              <table:table-cell office:value-type="float" office:value="0.00437404916317025">
                <text:p>0.004374049163170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0">
                <text:p>9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00946702538930748">
                <text:p>0.00946702538930748</text:p>
              </table:table-cell>
              <table:table-cell office:value-type="float" office:value="0.972980411383521">
                <text:p>0.972980411383521</text:p>
              </table:table-cell>
              <table:table-cell office:value-type="float" office:value="0.00408891430934269">
                <text:p>0.00408891430934269</text:p>
              </table:table-cell>
              <table:table-cell office:value-type="float" office:value="0.00408891430934269">
                <text:p>0.004088914309342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0">
                <text:p>9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0">
                <text:p>9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0">
                <text:p>9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0">
                <text:p>9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0">
                <text:p>9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968028723175726">
                <text:p>0.968028723175726</text:p>
              </table:table-cell>
              <table:table-cell office:value-type="float" office:value="0.00204276780861159">
                <text:p>0.00204276780861159</text:p>
              </table:table-cell>
              <table:table-cell office:value-type="float" office:value="0.00204276780861159">
                <text:p>0.002042767808611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0">
                <text:p>9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0">
                <text:p>9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0">
                <text:p>9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0">
                <text:p>9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0">
                <text:p>9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00465290730905534">
                <text:p>0.00465290730905534</text:p>
              </table:table-cell>
              <table:table-cell office:value-type="float" office:value="0.965554666843368">
                <text:p>0.965554666843368</text:p>
              </table:table-cell>
              <table:table-cell office:value-type="float" office:value="0.00488383396026414">
                <text:p>0.00488383396026414</text:p>
              </table:table-cell>
              <table:table-cell office:value-type="float" office:value="0.00488383396026414">
                <text:p>0.004883833960264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